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439cm"/>
    </style:style>
    <style:style style:name="co4" style:family="table-column">
      <style:table-column-properties fo:break-before="auto" style:column-width="2.604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3.8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"/>
        <table:table-column table:style-name="co6" table:default-cell-style-name="ce1"/>
        <table:table-column table:style-name="co1" table:default-cell-style-name="ce4"/>
        <table:table-row table:style-name="ro1">
          <table:table-cell table:style-name="ce1" office:value-type="string">
            <text:p>Zeit</text:p>
          </table:table-cell>
          <table:table-cell table:style-name="ce2" office:value-type="string">
            <text:p>Stimmgabel</text:p>
          </table:table-cell>
          <table:table-cell table:style-name="ce2" office:value-type="string">
            <text:p>Tonerzeuger</text:p>
          </table:table-cell>
          <table:table-cell table:style-name="ce2" office:value-type="string">
            <text:p>Überlagerung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$G$2]*SIN(-2*3.14*[.$A2]*[.$G$3])" office:value-type="float" office:value="0.276650710118264">
            <text:p>0,28</text:p>
          </table:table-cell>
          <table:table-cell table:formula="of:=[.$G$4]*SIN(-2*3.14*[.$A2]*[.$G$11])" office:value-type="float" office:value="0.279710287839063">
            <text:p>0,28</text:p>
          </table:table-cell>
          <table:table-cell table:formula="of:=[.B2]+[.C2]" office:value-type="float" office:value="0.556360997957328">
            <text:p>0,56</text:p>
          </table:table-cell>
          <table:table-cell office:value-type="string">
            <text:p>Stimmgabel:</text:p>
          </table:table-cell>
          <table:table-cell office:value-type="string">
            <text:p>Amplitude: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G$2]*SIN(-2*3.14*[.$A3]*[.$G$3])" office:value-type="float" office:value="0.531706366269635">
            <text:p>0,53</text:p>
          </table:table-cell>
          <table:table-cell table:formula="of:=[.$G$4]*SIN(-2*3.14*[.$A3]*[.$G$11])" office:value-type="float" office:value="0.537090996809737">
            <text:p>0,54</text:p>
          </table:table-cell>
          <table:table-cell table:formula="of:=[.B3]+[.C3]" office:value-type="float" office:value="1.06879736307937">
            <text:p>1,07</text:p>
          </table:table-cell>
          <table:table-cell/>
          <table:table-cell office:value-type="string">
            <text:p>Frequenz: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G$2]*SIN(-2*3.14*[.$A4]*[.$G$3])" office:value-type="float" office:value="0.745257600945831">
            <text:p>0,75</text:p>
          </table:table-cell>
          <table:table-cell table:formula="of:=[.$G$4]*SIN(-2*3.14*[.$A4]*[.$G$11])" office:value-type="float" office:value="0.751595142800278">
            <text:p>0,75</text:p>
          </table:table-cell>
          <table:table-cell table:formula="of:=[.B4]+[.C4]" office:value-type="float" office:value="1.49685274374611">
            <text:p>1,50</text:p>
          </table:table-cell>
          <table:table-cell office:value-type="string">
            <text:p>Tonerzeuger:</text:p>
          </table:table-cell>
          <table:table-cell office:value-type="string">
            <text:p>Amplitude: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G$2]*SIN(-2*3.14*[.$A5]*[.$G$3])" office:value-type="float" office:value="0.900634836702079">
            <text:p>0,90</text:p>
          </table:table-cell>
          <table:table-cell table:formula="of:=[.$G$4]*SIN(-2*3.14*[.$A5]*[.$G$11])" office:value-type="float" office:value="0.906098624718018">
            <text:p>0,91</text:p>
          </table:table-cell>
          <table:table-cell table:formula="of:=[.B5]+[.C5]" office:value-type="float" office:value="1.8067334614201">
            <text:p>1,81</text:p>
          </table:table-cell>
          <table:table-cell office:value-type="string">
            <text:p>Schwebung:</text:p>
          </table:table-cell>
          <table:table-cell office:value-type="string">
            <text:p>Schwebungsfreqenz: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G$2]*SIN(-2*3.14*[.$A6]*[.$G$3])" office:value-type="float" office:value="0.985709495267151">
            <text:p>0,99</text:p>
          </table:table-cell>
          <table:table-cell table:formula="of:=[.$G$4]*SIN(-2*3.14*[.$A6]*[.$G$11])" office:value-type="float" office:value="0.988267260250775">
            <text:p>0,99</text:p>
          </table:table-cell>
          <table:table-cell table:formula="of:=[.B6]+[.C6]" office:value-type="float" office:value="1.97397675551793">
            <text:p>1,97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$G$2]*SIN(-2*3.14*[.$A7]*[.$G$3])" office:value-type="float" office:value="0.993840741191653">
            <text:p>0,99</text:p>
          </table:table-cell>
          <table:table-cell table:formula="of:=[.$G$4]*SIN(-2*3.14*[.$A7]*[.$G$11])" office:value-type="float" office:value="0.991541437158791">
            <text:p>0,99</text:p>
          </table:table-cell>
          <table:table-cell table:formula="of:=[.B7]+[.C7]" office:value-type="float" office:value="1.98538217835044">
            <text:p>1,99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$G$2]*SIN(-2*3.14*[.$A8]*[.$G$3])" office:value-type="float" office:value="0.924393858249708">
            <text:p>0,92</text:p>
          </table:table-cell>
          <table:table-cell table:formula="of:=[.$G$4]*SIN(-2*3.14*[.$A8]*[.$G$11])" office:value-type="float" office:value="0.915659774310666">
            <text:p>0,92</text:p>
          </table:table-cell>
          <table:table-cell table:formula="of:=[.B8]+[.C8]" office:value-type="float" office:value="1.84005363256037">
            <text:p>1,8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.$G$2]*SIN(-2*3.14*[.$A9]*[.$G$3])" office:value-type="float" office:value="0.782789794698863">
            <text:p>0,78</text:p>
          </table:table-cell>
          <table:table-cell table:formula="of:=[.$G$4]*SIN(-2*3.14*[.$A9]*[.$G$11])" office:value-type="float" office:value="0.766679988025752">
            <text:p>0,77</text:p>
          </table:table-cell>
          <table:table-cell table:formula="of:=[.B9]+[.C9]" office:value-type="float" office:value="1.54946978272461">
            <text:p>1,55</text:p>
          </table:table-cell>
          <table:table-cell office:value-type="string">
            <text:p>daraus berechnet: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.$G$2]*SIN(-2*3.14*[.$A10]*[.$G$3])" office:value-type="float" office:value="0.580082009946868">
            <text:p>0,58</text:p>
          </table:table-cell>
          <table:table-cell table:formula="of:=[.$G$4]*SIN(-2*3.14*[.$A10]*[.$G$11])" office:value-type="float" office:value="0.556495297939307">
            <text:p>0,56</text:p>
          </table:table-cell>
          <table:table-cell table:formula="of:=[.B10]+[.C10]" office:value-type="float" office:value="1.13657730788618">
            <text:p>1,14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$G$2]*SIN(-2*3.14*[.$A11]*[.$G$3])" office:value-type="float" office:value="0.332093653514281">
            <text:p>0,33</text:p>
          </table:table-cell>
          <table:table-cell table:formula="of:=[.$G$4]*SIN(-2*3.14*[.$A11]*[.$G$11])" office:value-type="float" office:value="0.301884978244368">
            <text:p>0,30</text:p>
          </table:table-cell>
          <table:table-cell table:formula="of:=[.B11]+[.C11]" office:value-type="float" office:value="0.63397863175865">
            <text:p>0,63</text:p>
          </table:table-cell>
          <table:table-cell office:value-type="string">
            <text:p>Tonerzeuger:</text:p>
          </table:table-cell>
          <table:table-cell office:value-type="string">
            <text:p>Frequenz:</text:p>
          </table:table-cell>
          <table:table-cell table:formula="of:=[.$G$3]+[.$G$5]" office:value-type="float" office:value="89">
            <text:p>8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$G$2]*SIN(-2*3.14*[.$A12]*[.$G$3])" office:value-type="float" office:value="0.0581824271679609">
            <text:p>0,06</text:p>
          </table:table-cell>
          <table:table-cell table:formula="of:=[.$G$4]*SIN(-2*3.14*[.$A12]*[.$G$11])" office:value-type="float" office:value="0.0231748498394171">
            <text:p>0,02</text:p>
          </table:table-cell>
          <table:table-cell table:formula="of:=[.B12]+[.C12]" office:value-type="float" office:value="0.081357277007378">
            <text:p>0,0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$G$2]*SIN(-2*3.14*[.$A13]*[.$G$3])" office:value-type="float" office:value="-0.220270456251423">
            <text:p>-0,22</text:p>
          </table:table-cell>
          <table:table-cell table:formula="of:=[.$G$4]*SIN(-2*3.14*[.$A13]*[.$G$11])" office:value-type="float" office:value="-0.25738535222928">
            <text:p>-0,26</text:p>
          </table:table-cell>
          <table:table-cell table:formula="of:=[.B13]+[.C13]" office:value-type="float" office:value="-0.477655808480703">
            <text:p>-0,48</text:p>
          </table:table-cell>
          <table:table-cell>
            <draw:frame table:end-cell-address="Sheet1.N32" table:end-x="1.194cm" table:end-y="0.133cm" draw:z-index="0" draw:style-name="gr1" svg:width="21.701cm" svg:height="8.237cm" svg:x="1.686cm" svg:y="0.443cm">
              <draw:object draw:notify-on-update-of-ranges="Sheet1.A1:Sheet1.A1 Sheet1.A2:Sheet1.A199 Sheet1.B1:Sheet1.B1 Sheet1.B2:Sheet1.B199 Sheet1.C1:Sheet1.C1 Sheet1.C2:Sheet1.C199 Sheet1.D1:Sheet1.D1 Sheet1.D2:Sheet1.D19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G$2]*SIN(-2*3.14*[.$A14]*[.$G$3])" office:value-type="float" office:value="-0.481529267088103">
            <text:p>-0,48</text:p>
          </table:table-cell>
          <table:table-cell table:formula="of:=[.$G$4]*SIN(-2*3.14*[.$A14]*[.$G$11])" office:value-type="float" office:value="-0.517398199509659">
            <text:p>-0,52</text:p>
          </table:table-cell>
          <table:table-cell table:formula="of:=[.B14]+[.C14]" office:value-type="float" office:value="-0.998927466597762">
            <text:p>-1,00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$G$2]*SIN(-2*3.14*[.$A15]*[.$G$3])" office:value-type="float" office:value="-0.705200426314631">
            <text:p>-0,71</text:p>
          </table:table-cell>
          <table:table-cell table:formula="of:=[.$G$4]*SIN(-2*3.14*[.$A15]*[.$G$11])" office:value-type="float" office:value="-0.736106581403477">
            <text:p>-0,74</text:p>
          </table:table-cell>
          <table:table-cell table:formula="of:=[.B15]+[.C15]" office:value-type="float" office:value="-1.44130700771811">
            <text:p>-1,4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$G$2]*SIN(-2*3.14*[.$A16]*[.$G$3])" office:value-type="float" office:value="-0.873824406167593">
            <text:p>-0,87</text:p>
          </table:table-cell>
          <table:table-cell table:formula="of:=[.$G$4]*SIN(-2*3.14*[.$A16]*[.$G$11])" office:value-type="float" office:value="-0.896050768057684">
            <text:p>-0,90</text:p>
          </table:table-cell>
          <table:table-cell table:formula="of:=[.B16]+[.C16]" office:value-type="float" office:value="-1.76987517422528">
            <text:p>-1,7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$G$2]*SIN(-2*3.14*[.$A17]*[.$G$3])" office:value-type="float" office:value="-0.97423860191912">
            <text:p>-0,97</text:p>
          </table:table-cell>
          <table:table-cell table:formula="of:=[.$G$4]*SIN(-2*3.14*[.$A17]*[.$G$11])" office:value-type="float" office:value="-0.984462239738014">
            <text:p>-0,98</text:p>
          </table:table-cell>
          <table:table-cell table:formula="of:=[.B17]+[.C17]" office:value-type="float" office:value="-1.95870084165713">
            <text:p>-1,96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$G$2]*SIN(-2*3.14*[.$A18]*[.$G$3])" office:value-type="float" office:value="-0.998604790506164">
            <text:p>-1,00</text:p>
          </table:table-cell>
          <table:table-cell table:formula="of:=[.$G$4]*SIN(-2*3.14*[.$A18]*[.$G$11])" office:value-type="float" office:value="-0.994283011751876">
            <text:p>-0,99</text:p>
          </table:table-cell>
          <table:table-cell table:formula="of:=[.B18]+[.C18]" office:value-type="float" office:value="-1.99288780225804">
            <text:p>-1,99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$G$2]*SIN(-2*3.14*[.$A19]*[.$G$3])" office:value-type="float" office:value="-0.94502097371157">
            <text:p>-0,95</text:p>
          </table:table-cell>
          <table:table-cell table:formula="of:=[.$G$4]*SIN(-2*3.14*[.$A19]*[.$G$11])" office:value-type="float" office:value="-0.924729081104864">
            <text:p>-0,92</text:p>
          </table:table-cell>
          <table:table-cell table:formula="of:=[.B19]+[.C19]" office:value-type="float" office:value="-1.86975005481643">
            <text:p>-1,87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$G$2]*SIN(-2*3.14*[.$A20]*[.$G$3])" office:value-type="float" office:value="-0.817669846077592">
            <text:p>-0,82</text:p>
          </table:table-cell>
          <table:table-cell table:formula="of:=[.$G$4]*SIN(-2*3.14*[.$A20]*[.$G$11])" office:value-type="float" office:value="-0.781353014318529">
            <text:p>-0,78</text:p>
          </table:table-cell>
          <table:table-cell table:formula="of:=[.B20]+[.C20]" office:value-type="float" office:value="-1.59902286039612">
            <text:p>-1,60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$G$2]*SIN(-2*3.14*[.$A21]*[.$G$3])" office:value-type="float" office:value="-0.626492298315223">
            <text:p>-0,63</text:p>
          </table:table-cell>
          <table:table-cell table:formula="of:=[.$G$4]*SIN(-2*3.14*[.$A21]*[.$G$11])" office:value-type="float" office:value="-0.575600679958804">
            <text:p>-0,58</text:p>
          </table:table-cell>
          <table:table-cell table:formula="of:=[.B21]+[.C21]" office:value-type="float" office:value="-1.20209297827403">
            <text:p>-1,20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table:formula="of:=[.$G$2]*SIN(-2*3.14*[.$A22]*[.$G$3])" office:value-type="float" office:value="-0.386411442164505">
            <text:p>-0,39</text:p>
          </table:table-cell>
          <table:table-cell table:formula="of:=[.$G$4]*SIN(-2*3.14*[.$A22]*[.$G$11])" office:value-type="float" office:value="-0.323897512400855">
            <text:p>-0,32</text:p>
          </table:table-cell>
          <table:table-cell table:formula="of:=[.B22]+[.C22]" office:value-type="float" office:value="-0.71030895456536">
            <text:p>-0,7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table:formula="of:=[.$G$2]*SIN(-2*3.14*[.$A23]*[.$G$3])" office:value-type="float" office:value="-0.116167728515456">
            <text:p>-0,12</text:p>
          </table:table-cell>
          <table:table-cell table:formula="of:=[.$G$4]*SIN(-2*3.14*[.$A23]*[.$G$11])" office:value-type="float" office:value="-0.0463372514056588">
            <text:p>-0,05</text:p>
          </table:table-cell>
          <table:table-cell table:formula="of:=[.B23]+[.C23]" office:value-type="float" office:value="-0.162504979921115">
            <text:p>-0,16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formula="of:=[.$G$2]*SIN(-2*3.14*[.$A24]*[.$G$3])" office:value-type="float" office:value="0.16314391185572">
            <text:p>0,16</text:p>
          </table:table-cell>
          <table:table-cell table:formula="of:=[.$G$4]*SIN(-2*3.14*[.$A24]*[.$G$11])" office:value-type="float" office:value="0.234922163159471">
            <text:p>0,23</text:p>
          </table:table-cell>
          <table:table-cell table:formula="of:=[.B24]+[.C24]" office:value-type="float" office:value="0.398066075015191">
            <text:p>0,40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table:formula="of:=[.$G$2]*SIN(-2*3.14*[.$A25]*[.$G$3])" office:value-type="float" office:value="0.429720715653165">
            <text:p>0,43</text:p>
          </table:table-cell>
          <table:table-cell table:formula="of:=[.$G$4]*SIN(-2*3.14*[.$A25]*[.$G$11])" office:value-type="float" office:value="0.497427483941607">
            <text:p>0,50</text:p>
          </table:table-cell>
          <table:table-cell table:formula="of:=[.B25]+[.C25]" office:value-type="float" office:value="0.927148199594771">
            <text:p>0,9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table:formula="of:=[.$G$2]*SIN(-2*3.14*[.$A26]*[.$G$3])" office:value-type="float" office:value="0.662753987099666">
            <text:p>0,66</text:p>
          </table:table-cell>
          <table:table-cell table:formula="of:=[.$G$4]*SIN(-2*3.14*[.$A26]*[.$G$11])" office:value-type="float" office:value="0.720222623450863">
            <text:p>0,72</text:p>
          </table:table-cell>
          <table:table-cell table:formula="of:=[.B26]+[.C26]" office:value-type="float" office:value="1.38297661055053">
            <text:p>1,38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formula="of:=[.$G$2]*SIN(-2*3.14*[.$A27]*[.$G$3])" office:value-type="float" office:value="0.844053402117132">
            <text:p>0,84</text:p>
          </table:table-cell>
          <table:table-cell table:formula="of:=[.$G$4]*SIN(-2*3.14*[.$A27]*[.$G$11])" office:value-type="float" office:value="0.885521601494661">
            <text:p>0,89</text:p>
          </table:table-cell>
          <table:table-cell table:formula="of:=[.B27]+[.C27]" office:value-type="float" office:value="1.72957500361179">
            <text:p>1,73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formula="of:=[.$G$2]*SIN(-2*3.14*[.$A28]*[.$G$3])" office:value-type="float" office:value="0.959466925274487">
            <text:p>0,96</text:p>
          </table:table-cell>
          <table:table-cell table:formula="of:=[.$G$4]*SIN(-2*3.14*[.$A28]*[.$G$11])" office:value-type="float" office:value="0.980128419471703">
            <text:p>0,98</text:p>
          </table:table-cell>
          <table:table-cell table:formula="of:=[.B28]+[.C28]" office:value-type="float" office:value="1.93959534474619">
            <text:p>1,94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formula="of:=[.$G$2]*SIN(-2*3.14*[.$A29]*[.$G$3])" office:value-type="float" office:value="0.999985502303893">
            <text:p>1,00</text:p>
          </table:table-cell>
          <table:table-cell table:formula="of:=[.$G$4]*SIN(-2*3.14*[.$A29]*[.$G$11])" office:value-type="float" office:value="0.996490511404433">
            <text:p>1,00</text:p>
          </table:table-cell>
          <table:table-cell table:formula="of:=[.B29]+[.C29]" office:value-type="float" office:value="1.99647601370833">
            <text:p>2,00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formula="of:=[.$G$2]*SIN(-2*3.14*[.$A30]*[.$G$3])" office:value-type="float" office:value="0.962446297088378">
            <text:p>0,96</text:p>
          </table:table-cell>
          <table:table-cell table:formula="of:=[.$G$4]*SIN(-2*3.14*[.$A30]*[.$G$11])" office:value-type="float" office:value="0.933301673559387">
            <text:p>0,93</text:p>
          </table:table-cell>
          <table:table-cell table:formula="of:=[.B30]+[.C30]" office:value-type="float" office:value="1.89574797064776">
            <text:p>1,90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table:formula="of:=[.$G$2]*SIN(-2*3.14*[.$A31]*[.$G$3])" office:value-type="float" office:value="0.849779579215993">
            <text:p>0,85</text:p>
          </table:table-cell>
          <table:table-cell table:formula="of:=[.$G$4]*SIN(-2*3.14*[.$A31]*[.$G$11])" office:value-type="float" office:value="0.795606340124064">
            <text:p>0,80</text:p>
          </table:table-cell>
          <table:table-cell table:formula="of:=[.B31]+[.C31]" office:value-type="float" office:value="1.64538591934006">
            <text:p>1,6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table:formula="of:=[.$G$2]*SIN(-2*3.14*[.$A32]*[.$G$3])" office:value-type="float" office:value="0.67077999031876">
            <text:p>0,67</text:p>
          </table:table-cell>
          <table:table-cell table:formula="of:=[.$G$4]*SIN(-2*3.14*[.$A32]*[.$G$11])" office:value-type="float" office:value="0.594396880491122">
            <text:p>0,59</text:p>
          </table:table-cell>
          <table:table-cell table:formula="of:=[.B32]+[.C32]" office:value-type="float" office:value="1.26517687080988">
            <text:p>1,2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table:formula="of:=[.$G$2]*SIN(-2*3.14*[.$A33]*[.$G$3])" office:value-type="float" office:value="0.439420043898092">
            <text:p>0,44</text:p>
          </table:table-cell>
          <table:table-cell table:formula="of:=[.$G$4]*SIN(-2*3.14*[.$A33]*[.$G$11])" office:value-type="float" office:value="0.345736066373492">
            <text:p>0,35</text:p>
          </table:table-cell>
          <table:table-cell table:formula="of:=[.B33]+[.C33]" office:value-type="float" office:value="0.785156110271584">
            <text:p>0,79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formula="of:=[.$G$2]*SIN(-2*3.14*[.$A34]*[.$G$3])" office:value-type="float" office:value="0.173759446099718">
            <text:p>0,17</text:p>
          </table:table-cell>
          <table:table-cell table:formula="of:=[.$G$4]*SIN(-2*3.14*[.$A34]*[.$G$11])" office:value-type="float" office:value="0.0694747631129948">
            <text:p>0,07</text:p>
          </table:table-cell>
          <table:table-cell table:formula="of:=[.B34]+[.C34]" office:value-type="float" office:value="0.243234209212712">
            <text:p>0,24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formula="of:=[.$G$2]*SIN(-2*3.14*[.$A35]*[.$G$3])" office:value-type="float" office:value="-0.105464625347779">
            <text:p>-0,11</text:p>
          </table:table-cell>
          <table:table-cell table:formula="of:=[.$G$4]*SIN(-2*3.14*[.$A35]*[.$G$11])" office:value-type="float" office:value="-0.212332786634554">
            <text:p>-0,21</text:p>
          </table:table-cell>
          <table:table-cell table:formula="of:=[.B35]+[.C35]" office:value-type="float" office:value="-0.317797411982334">
            <text:p>-0,32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table:formula="of:=[.$G$2]*SIN(-2*3.14*[.$A36]*[.$G$3])" office:value-type="float" office:value="-0.376456242683667">
            <text:p>-0,38</text:p>
          </table:table-cell>
          <table:table-cell table:formula="of:=[.$G$4]*SIN(-2*3.14*[.$A36]*[.$G$11])" office:value-type="float" office:value="-0.477189577290702">
            <text:p>-0,48</text:p>
          </table:table-cell>
          <table:table-cell table:formula="of:=[.B36]+[.C36]" office:value-type="float" office:value="-0.853645819974369">
            <text:p>-0,8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table:formula="of:=[.$G$2]*SIN(-2*3.14*[.$A37]*[.$G$3])" office:value-type="float" office:value="-0.618062094577328">
            <text:p>-0,62</text:p>
          </table:table-cell>
          <table:table-cell table:formula="of:=[.$G$4]*SIN(-2*3.14*[.$A37]*[.$G$11])" office:value-type="float" office:value="-0.703951800941594">
            <text:p>-0,70</text:p>
          </table:table-cell>
          <table:table-cell table:formula="of:=[.B37]+[.C37]" office:value-type="float" office:value="-1.32201389551892">
            <text:p>-1,32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table:formula="of:=[.$G$2]*SIN(-2*3.14*[.$A38]*[.$G$3])" office:value-type="float" office:value="-0.811422690633269">
            <text:p>-0,81</text:p>
          </table:table-cell>
          <table:table-cell table:formula="of:=[.$G$4]*SIN(-2*3.14*[.$A38]*[.$G$11])" office:value-type="float" office:value="-0.874516780724858">
            <text:p>-0,87</text:p>
          </table:table-cell>
          <table:table-cell table:formula="of:=[.B38]+[.C38]" office:value-type="float" office:value="-1.68593947135813">
            <text:p>-1,69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table:formula="of:=[.$G$2]*SIN(-2*3.14*[.$A39]*[.$G$3])" office:value-type="float" office:value="-0.941444512728473">
            <text:p>-0,94</text:p>
          </table:table-cell>
          <table:table-cell table:formula="of:=[.$G$4]*SIN(-2*3.14*[.$A39]*[.$G$11])" office:value-type="float" office:value="-0.975268127344099">
            <text:p>-0,98</text:p>
          </table:table-cell>
          <table:table-cell table:formula="of:=[.B39]+[.C39]" office:value-type="float" office:value="-1.91671264007257">
            <text:p>-1,92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table:formula="of:=[.$G$2]*SIN(-2*3.14*[.$A40]*[.$G$3])" office:value-type="float" office:value="-0.997978198644079">
            <text:p>-1,00</text:p>
          </table:table-cell>
          <table:table-cell table:formula="of:=[.$G$4]*SIN(-2*3.14*[.$A40]*[.$G$11])" office:value-type="float" office:value="-0.998162750367708">
            <text:p>-1,00</text:p>
          </table:table-cell>
          <table:table-cell table:formula="of:=[.B40]+[.C40]" office:value-type="float" office:value="-1.99614094901179">
            <text:p>-2,00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table:formula="of:=[.$G$2]*SIN(-2*3.14*[.$A41]*[.$G$3])" office:value-type="float" office:value="-0.976610790259088">
            <text:p>-0,98</text:p>
          </table:table-cell>
          <table:table-cell table:formula="of:=[.$G$4]*SIN(-2*3.14*[.$A41]*[.$G$11])" office:value-type="float" office:value="-0.941372946944375">
            <text:p>-0,94</text:p>
          </table:table-cell>
          <table:table-cell table:formula="of:=[.B41]+[.C41]" office:value-type="float" office:value="-1.91798373720346">
            <text:p>-1,92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table:formula="of:=[.$G$2]*SIN(-2*3.14*[.$A42]*[.$G$3])" office:value-type="float" office:value="-0.879010204264088">
            <text:p>-0,88</text:p>
          </table:table-cell>
          <table:table-cell table:formula="of:=[.$G$4]*SIN(-2*3.14*[.$A42]*[.$G$11])" office:value-type="float" office:value="-0.809432309327246">
            <text:p>-0,81</text:p>
          </table:table-cell>
          <table:table-cell table:formula="of:=[.B42]+[.C42]" office:value-type="float" office:value="-1.68844251359133">
            <text:p>-1,69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table:formula="of:=[.$G$2]*SIN(-2*3.14*[.$A43]*[.$G$3])" office:value-type="float" office:value="-0.712795036397236">
            <text:p>-0,71</text:p>
          </table:table-cell>
          <table:table-cell table:formula="of:=[.$G$4]*SIN(-2*3.14*[.$A43]*[.$G$11])" office:value-type="float" office:value="-0.612873803237668">
            <text:p>-0,61</text:p>
          </table:table-cell>
          <table:table-cell table:formula="of:=[.B43]+[.C43]" office:value-type="float" office:value="-1.3256688396349">
            <text:p>-1,33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table:formula="of:=[.$G$2]*SIN(-2*3.14*[.$A44]*[.$G$3])" office:value-type="float" office:value="-0.490939862146675">
            <text:p>-0,49</text:p>
          </table:table-cell>
          <table:table-cell table:formula="of:=[.$G$4]*SIN(-2*3.14*[.$A44]*[.$G$11])" office:value-type="float" office:value="-0.367388909667957">
            <text:p>-0,37</text:p>
          </table:table-cell>
          <table:table-cell table:formula="of:=[.B44]+[.C44]" office:value-type="float" office:value="-0.858328771814632">
            <text:p>-0,86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table:formula="of:=[.$G$2]*SIN(-2*3.14*[.$A45]*[.$G$3])" office:value-type="float" office:value="-0.230762455454443">
            <text:p>-0,23</text:p>
          </table:table-cell>
          <table:table-cell table:formula="of:=[.$G$4]*SIN(-2*3.14*[.$A45]*[.$G$11])" office:value-type="float" office:value="-0.092574956741549">
            <text:p>-0,09</text:p>
          </table:table-cell>
          <table:table-cell table:formula="of:=[.B45]+[.C45]" office:value-type="float" office:value="-0.323337412195992">
            <text:p>-0,32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table:formula="of:=[.$G$2]*SIN(-2*3.14*[.$A46]*[.$G$3])" office:value-type="float" office:value="0.047428017880402">
            <text:p>0,05</text:p>
          </table:table-cell>
          <table:table-cell table:formula="of:=[.$G$4]*SIN(-2*3.14*[.$A46]*[.$G$11])" office:value-type="float" office:value="0.189629356449387">
            <text:p>0,19</text:p>
          </table:table-cell>
          <table:table-cell table:formula="of:=[.B46]+[.C46]" office:value-type="float" office:value="0.237057374329789">
            <text:p>0,24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table:formula="of:=[.$G$2]*SIN(-2*3.14*[.$A47]*[.$G$3])" office:value-type="float" office:value="0.321916311657116">
            <text:p>0,32</text:p>
          </table:table-cell>
          <table:table-cell table:formula="of:=[.$G$4]*SIN(-2*3.14*[.$A47]*[.$G$11])" office:value-type="float" office:value="0.456695350265829">
            <text:p>0,46</text:p>
          </table:table-cell>
          <table:table-cell table:formula="of:=[.B47]+[.C47]" office:value-type="float" office:value="0.778611661922946">
            <text:p>0,78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table:formula="of:=[.$G$2]*SIN(-2*3.14*[.$A48]*[.$G$3])" office:value-type="float" office:value="0.57127616776618">
            <text:p>0,57</text:p>
          </table:table-cell>
          <table:table-cell table:formula="of:=[.$G$4]*SIN(-2*3.14*[.$A48]*[.$G$11])" office:value-type="float" office:value="0.687302853684077">
            <text:p>0,69</text:p>
          </table:table-cell>
          <table:table-cell table:formula="of:=[.B48]+[.C48]" office:value-type="float" office:value="1.25857902145026">
            <text:p>1,26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table:formula="of:=[.$G$2]*SIN(-2*3.14*[.$A49]*[.$G$3])" office:value-type="float" office:value="0.776042826674578">
            <text:p>0,78</text:p>
          </table:table-cell>
          <table:table-cell table:formula="of:=[.$G$4]*SIN(-2*3.14*[.$A49]*[.$G$11])" office:value-type="float" office:value="0.863042216943217">
            <text:p>0,86</text:p>
          </table:table-cell>
          <table:table-cell table:formula="of:=[.B49]+[.C49]" office:value-type="float" office:value="1.6390850436178">
            <text:p>1,64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table:formula="of:=[.$G$2]*SIN(-2*3.14*[.$A50]*[.$G$3])" office:value-type="float" office:value="0.920232425377485">
            <text:p>0,92</text:p>
          </table:table-cell>
          <table:table-cell table:formula="of:=[.$G$4]*SIN(-2*3.14*[.$A50]*[.$G$11])" office:value-type="float" office:value="0.969883974042212">
            <text:p>0,97</text:p>
          </table:table-cell>
          <table:table-cell table:formula="of:=[.B50]+[.C50]" office:value-type="float" office:value="1.8901163994197">
            <text:p>1,89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table:formula="of:=[.$G$2]*SIN(-2*3.14*[.$A51]*[.$G$3])" office:value-type="float" office:value="0.992589680401617">
            <text:p>0,99</text:p>
          </table:table-cell>
          <table:table-cell table:formula="of:=[.$G$4]*SIN(-2*3.14*[.$A51]*[.$G$11])" office:value-type="float" office:value="0.999298830405309">
            <text:p>1,00</text:p>
          </table:table-cell>
          <table:table-cell table:formula="of:=[.B51]+[.C51]" office:value-type="float" office:value="1.99188851080693">
            <text:p>1,99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table:formula="of:=[.$G$2]*SIN(-2*3.14*[.$A52]*[.$G$3])" office:value-type="float" office:value="0.987466463006143">
            <text:p>0,99</text:p>
          </table:table-cell>
          <table:table-cell table:formula="of:=[.$G$4]*SIN(-2*3.14*[.$A52]*[.$G$11])" office:value-type="float" office:value="0.948938565806724">
            <text:p>0,95</text:p>
          </table:table-cell>
          <table:table-cell table:formula="of:=[.B52]+[.C52]" office:value-type="float" office:value="1.93640502881287">
            <text:p>1,94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table:formula="of:=[.$G$2]*SIN(-2*3.14*[.$A53]*[.$G$3])" office:value-type="float" office:value="0.905262685975052">
            <text:p>0,91</text:p>
          </table:table-cell>
          <table:table-cell table:formula="of:=[.$G$4]*SIN(-2*3.14*[.$A53]*[.$G$11])" office:value-type="float" office:value="0.822823495367972">
            <text:p>0,82</text:p>
          </table:table-cell>
          <table:table-cell table:formula="of:=[.B53]+[.C53]" office:value-type="float" office:value="1.72808618134302">
            <text:p>1,73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table:formula="of:=[.$G$2]*SIN(-2*3.14*[.$A54]*[.$G$3])" office:value-type="float" office:value="0.752395086867573">
            <text:p>0,75</text:p>
          </table:table-cell>
          <table:table-cell table:formula="of:=[.$G$4]*SIN(-2*3.14*[.$A54]*[.$G$11])" office:value-type="float" office:value="0.631021523399879">
            <text:p>0,63</text:p>
          </table:table-cell>
          <table:table-cell table:formula="of:=[.B54]+[.C54]" office:value-type="float" office:value="1.38341661026745">
            <text:p>1,38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table:formula="of:=[.$G$2]*SIN(-2*3.14*[.$A55]*[.$G$3])" office:value-type="float" office:value="0.540796344439051">
            <text:p>0,54</text:p>
          </table:table-cell>
          <table:table-cell table:formula="of:=[.$G$4]*SIN(-2*3.14*[.$A55]*[.$G$11])" office:value-type="float" office:value="0.388844411553936">
            <text:p>0,39</text:p>
          </table:table-cell>
          <table:table-cell table:formula="of:=[.B55]+[.C55]" office:value-type="float" office:value="0.929640755992987">
            <text:p>0,9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table:formula="of:=[.$G$2]*SIN(-2*3.14*[.$A56]*[.$G$3])" office:value-type="float" office:value="0.286983626715288">
            <text:p>0,29</text:p>
          </table:table-cell>
          <table:table-cell table:formula="of:=[.$G$4]*SIN(-2*3.14*[.$A56]*[.$G$11])" office:value-type="float" office:value="0.115625424124848">
            <text:p>0,12</text:p>
          </table:table-cell>
          <table:table-cell table:formula="of:=[.B56]+[.C56]" office:value-type="float" office:value="0.402609050840136">
            <text:p>0,40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table:formula="of:=[.$G$2]*SIN(-2*3.14*[.$A57]*[.$G$3])" office:value-type="float" office:value="0.010769278770659">
            <text:p>0,01</text:p>
          </table:table-cell>
          <table:table-cell table:formula="of:=[.$G$4]*SIN(-2*3.14*[.$A57]*[.$G$11])" office:value-type="float" office:value="-0.166824067652521">
            <text:p>-0,17</text:p>
          </table:table-cell>
          <table:table-cell table:formula="of:=[.B57]+[.C57]" office:value-type="float" office:value="-0.156054788881862">
            <text:p>-0,16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table:formula="of:=[.$G$2]*SIN(-2*3.14*[.$A58]*[.$G$3])" office:value-type="float" office:value="-0.266285707371516">
            <text:p>-0,27</text:p>
          </table:table-cell>
          <table:table-cell table:formula="of:=[.$G$4]*SIN(-2*3.14*[.$A58]*[.$G$11])" office:value-type="float" office:value="-0.435955811250034">
            <text:p>-0,44</text:p>
          </table:table-cell>
          <table:table-cell table:formula="of:=[.B58]+[.C58]" office:value-type="float" office:value="-0.70224151862155">
            <text:p>-0,70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table:formula="of:=[.$G$2]*SIN(-2*3.14*[.$A59]*[.$G$3])" office:value-type="float" office:value="-0.522554720407536">
            <text:p>-0,52</text:p>
          </table:table-cell>
          <table:table-cell table:formula="of:=[.$G$4]*SIN(-2*3.14*[.$A59]*[.$G$11])" office:value-type="float" office:value="-0.670284724587823">
            <text:p>-0,67</text:p>
          </table:table-cell>
          <table:table-cell table:formula="of:=[.B59]+[.C59]" office:value-type="float" office:value="-1.19283944499536">
            <text:p>-1,1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table:formula="of:=[.$G$2]*SIN(-2*3.14*[.$A60]*[.$G$3])" office:value-type="float" office:value="-0.738033679504863">
            <text:p>-0,74</text:p>
          </table:table-cell>
          <table:table-cell table:formula="of:=[.$G$4]*SIN(-2*3.14*[.$A60]*[.$G$11])" office:value-type="float" office:value="-0.851104073658777">
            <text:p>-0,85</text:p>
          </table:table-cell>
          <table:table-cell table:formula="of:=[.B60]+[.C60]" office:value-type="float" office:value="-1.58913775316364">
            <text:p>-1,5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table:formula="of:=[.$G$2]*SIN(-2*3.14*[.$A61]*[.$G$3])" office:value-type="float" office:value="-0.895902531143787">
            <text:p>-0,90</text:p>
          </table:table-cell>
          <table:table-cell table:formula="of:=[.$G$4]*SIN(-2*3.14*[.$A61]*[.$G$11])" office:value-type="float" office:value="-0.963978851639667">
            <text:p>-0,96</text:p>
          </table:table-cell>
          <table:table-cell table:formula="of:=[.B61]+[.C61]" office:value-type="float" office:value="-1.85988138278345">
            <text:p>-1,86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table:formula="of:=[.$G$2]*SIN(-2*3.14*[.$A62]*[.$G$3])" office:value-type="float" office:value="-0.983838204223602">
            <text:p>-0,98</text:p>
          </table:table-cell>
          <table:table-cell table:formula="of:=[.$G$4]*SIN(-2*3.14*[.$A62]*[.$G$11])" office:value-type="float" office:value="-0.999898141276823">
            <text:p>-1,00</text:p>
          </table:table-cell>
          <table:table-cell table:formula="of:=[.B62]+[.C62]" office:value-type="float" office:value="-1.98373634550042">
            <text:p>-1,98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formula="of:=[.$G$2]*SIN(-2*3.14*[.$A63]*[.$G$3])" office:value-type="float" office:value="-0.994976535608888">
            <text:p>-0,99</text:p>
          </table:table-cell>
          <table:table-cell table:formula="of:=[.$G$4]*SIN(-2*3.14*[.$A63]*[.$G$11])" office:value-type="float" office:value="-0.955994466307372">
            <text:p>-0,96</text:p>
          </table:table-cell>
          <table:table-cell table:formula="of:=[.B63]+[.C63]" office:value-type="float" office:value="-1.95097100191626">
            <text:p>-1,95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formula="of:=[.$G$2]*SIN(-2*3.14*[.$A64]*[.$G$3])" office:value-type="float" office:value="-0.928448079251534">
            <text:p>-0,93</text:p>
          </table:table-cell>
          <table:table-cell table:formula="of:=[.$G$4]*SIN(-2*3.14*[.$A64]*[.$G$11])" office:value-type="float" office:value="-0.835772705230944">
            <text:p>-0,84</text:p>
          </table:table-cell>
          <table:table-cell table:formula="of:=[.B64]+[.C64]" office:value-type="float" office:value="-1.76422078448248">
            <text:p>-1,76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formula="of:=[.$G$2]*SIN(-2*3.14*[.$A65]*[.$G$3])" office:value-type="float" office:value="-0.789445974191661">
            <text:p>-0,79</text:p>
          </table:table-cell>
          <table:table-cell table:formula="of:=[.$G$4]*SIN(-2*3.14*[.$A65]*[.$G$11])" office:value-type="float" office:value="-0.648830293003227">
            <text:p>-0,65</text:p>
          </table:table-cell>
          <table:table-cell table:formula="of:=[.B65]+[.C65]" office:value-type="float" office:value="-1.43827626719489">
            <text:p>-1,44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formula="of:=[.$G$2]*SIN(-2*3.14*[.$A66]*[.$G$3])" office:value-type="float" office:value="-0.588820573790709">
            <text:p>-0,59</text:p>
          </table:table-cell>
          <table:table-cell table:formula="of:=[.$G$4]*SIN(-2*3.14*[.$A66]*[.$G$11])" office:value-type="float" office:value="-0.410091047295462">
            <text:p>-0,41</text:p>
          </table:table-cell>
          <table:table-cell table:formula="of:=[.B66]+[.C66]" office:value-type="float" office:value="-0.998911621086171">
            <text:p>-1,00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formula="of:=[.$G$2]*SIN(-2*3.14*[.$A67]*[.$G$3])" office:value-type="float" office:value="-0.34223247891284">
            <text:p>-0,34</text:p>
          </table:table-cell>
          <table:table-cell table:formula="of:=[.$G$4]*SIN(-2*3.14*[.$A67]*[.$G$11])" office:value-type="float" office:value="-0.138613783793994">
            <text:p>-0,14</text:p>
          </table:table-cell>
          <table:table-cell table:formula="of:=[.B67]+[.C67]" office:value-type="float" office:value="-0.480846262706834">
            <text:p>-0,48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formula="of:=[.$G$2]*SIN(-2*3.14*[.$A68]*[.$G$3])" office:value-type="float" office:value="-0.0689300884098056">
            <text:p>-0,07</text:p>
          </table:table-cell>
          <table:table-cell table:formula="of:=[.$G$4]*SIN(-2*3.14*[.$A68]*[.$G$11])" office:value-type="float" office:value="0.143929170008971">
            <text:p>0,14</text:p>
          </table:table-cell>
          <table:table-cell table:formula="of:=[.B68]+[.C68]" office:value-type="float" office:value="0.0749990815991656">
            <text:p>0,07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formula="of:=[.$G$2]*SIN(-2*3.14*[.$A69]*[.$G$3])" office:value-type="float" office:value="0.209752909916946">
            <text:p>0,21</text:p>
          </table:table-cell>
          <table:table-cell table:formula="of:=[.$G$4]*SIN(-2*3.14*[.$A69]*[.$G$11])" office:value-type="float" office:value="0.414982100402718">
            <text:p>0,41</text:p>
          </table:table-cell>
          <table:table-cell table:formula="of:=[.B69]+[.C69]" office:value-type="float" office:value="0.624735010319664">
            <text:p>0,62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formula="of:=[.$G$2]*SIN(-2*3.14*[.$A70]*[.$G$3])" office:value-type="float" office:value="0.472062823917729">
            <text:p>0,47</text:p>
          </table:table-cell>
          <table:table-cell table:formula="of:=[.$G$4]*SIN(-2*3.14*[.$A70]*[.$G$11])" office:value-type="float" office:value="0.652906554872096">
            <text:p>0,65</text:p>
          </table:table-cell>
          <table:table-cell table:formula="of:=[.B70]+[.C70]" office:value-type="float" office:value="1.12496937878983">
            <text:p>1,12</text:p>
          </table:table-cell>
          <table:table-cell table:number-columns-repeated="3"/>
        </table:table-row>
        <table:table-row table:style-name="ro1">
          <table:table-cell office:value-type="float" office:value="70">
            <text:p>70</text:p>
          </table:table-cell>
          <table:table-cell table:formula="of:=[.$G$2]*SIN(-2*3.14*[.$A71]*[.$G$3])" office:value-type="float" office:value="0.69752402656924">
            <text:p>0,70</text:p>
          </table:table-cell>
          <table:table-cell table:formula="of:=[.$G$4]*SIN(-2*3.14*[.$A71]*[.$G$11])" office:value-type="float" office:value="0.838708763404494">
            <text:p>0,84</text:p>
          </table:table-cell>
          <table:table-cell table:formula="of:=[.B71]+[.C71]" office:value-type="float" office:value="1.53623278997373">
            <text:p>1,54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table:formula="of:=[.$G$2]*SIN(-2*3.14*[.$A72]*[.$G$3])" office:value-type="float" office:value="0.868537261280185">
            <text:p>0,87</text:p>
          </table:table-cell>
          <table:table-cell table:formula="of:=[.$G$4]*SIN(-2*3.14*[.$A72]*[.$G$11])" office:value-type="float" office:value="0.957555932051043">
            <text:p>0,96</text:p>
          </table:table-cell>
          <table:table-cell table:formula="of:=[.B72]+[.C72]" office:value-type="float" office:value="1.82609319333123">
            <text:p>1,83</text:p>
          </table:table-cell>
          <table:table-cell table:number-columns-repeated="3"/>
        </table:table-row>
        <table:table-row table:style-name="ro1">
          <table:table-cell office:value-type="float" office:value="72">
            <text:p>72</text:p>
          </table:table-cell>
          <table:table-cell table:formula="of:=[.$G$2]*SIN(-2*3.14*[.$A73]*[.$G$3])" office:value-type="float" office:value="0.971753420676697">
            <text:p>0,97</text:p>
          </table:table-cell>
          <table:table-cell table:formula="of:=[.$G$4]*SIN(-2*3.14*[.$A73]*[.$G$11])" office:value-type="float" office:value="0.999960361064714">
            <text:p>1,00</text:p>
          </table:table-cell>
          <table:table-cell table:formula="of:=[.B73]+[.C73]" office:value-type="float" office:value="1.97171378174141">
            <text:p>1,97</text:p>
          </table:table-cell>
          <table:table-cell table:number-columns-repeated="3"/>
        </table:table-row>
        <table:table-row table:style-name="ro1">
          <table:table-cell office:value-type="float" office:value="73">
            <text:p>73</text:p>
          </table:table-cell>
          <table:table-cell table:formula="of:=[.$G$2]*SIN(-2*3.14*[.$A74]*[.$G$3])" office:value-type="float" office:value="0.999115563457308">
            <text:p>1,00</text:p>
          </table:table-cell>
          <table:table-cell table:formula="of:=[.$G$4]*SIN(-2*3.14*[.$A74]*[.$G$11])" office:value-type="float" office:value="0.962536858398037">
            <text:p>0,96</text:p>
          </table:table-cell>
          <table:table-cell table:formula="of:=[.B74]+[.C74]" office:value-type="float" office:value="1.96165242185535">
            <text:p>1,96</text:p>
          </table:table-cell>
          <table:table-cell table:number-columns-repeated="3"/>
        </table:table-row>
        <table:table-row table:style-name="ro1">
          <table:table-cell office:value-type="float" office:value="74">
            <text:p>74</text:p>
          </table:table-cell>
          <table:table-cell table:formula="of:=[.$G$2]*SIN(-2*3.14*[.$A75]*[.$G$3])" office:value-type="float" office:value="0.948487830474045">
            <text:p>0,95</text:p>
          </table:table-cell>
          <table:table-cell table:formula="of:=[.$G$4]*SIN(-2*3.14*[.$A75]*[.$G$11])" office:value-type="float" office:value="0.848272983292461">
            <text:p>0,85</text:p>
          </table:table-cell>
          <table:table-cell table:formula="of:=[.B75]+[.C75]" office:value-type="float" office:value="1.79676081376651">
            <text:p>1,80</text:p>
          </table:table-cell>
          <table:table-cell table:number-columns-repeated="3"/>
        </table:table-row>
        <table:table-row table:style-name="ro1">
          <table:table-cell office:value-type="float" office:value="75">
            <text:p>75</text:p>
          </table:table-cell>
          <table:table-cell table:formula="of:=[.$G$2]*SIN(-2*3.14*[.$A76]*[.$G$3])" office:value-type="float" office:value="0.823822167577804">
            <text:p>0,82</text:p>
          </table:table-cell>
          <table:table-cell table:formula="of:=[.$G$4]*SIN(-2*3.14*[.$A76]*[.$G$11])" office:value-type="float" office:value="0.666290546136551">
            <text:p>0,67</text:p>
          </table:table-cell>
          <table:table-cell table:formula="of:=[.B76]+[.C76]" office:value-type="float" office:value="1.49011271371436">
            <text:p>1,49</text:p>
          </table:table-cell>
          <table:table-cell table:number-columns-repeated="3"/>
        </table:table-row>
        <table:table-row table:style-name="ro1">
          <table:table-cell office:value-type="float" office:value="76">
            <text:p>76</text:p>
          </table:table-cell>
          <table:table-cell table:formula="of:=[.$G$2]*SIN(-2*3.14*[.$A77]*[.$G$3])" office:value-type="float" office:value="0.63484984101736">
            <text:p>0,63</text:p>
          </table:table-cell>
          <table:table-cell table:formula="of:=[.$G$4]*SIN(-2*3.14*[.$A77]*[.$G$11])" office:value-type="float" office:value="0.431117404367975">
            <text:p>0,43</text:p>
          </table:table-cell>
          <table:table-cell table:formula="of:=[.B77]+[.C77]" office:value-type="float" office:value="1.06596724538534">
            <text:p>1,07</text:p>
          </table:table-cell>
          <table:table-cell table:number-columns-repeated="3"/>
        </table:table-row>
        <table:table-row table:style-name="ro1">
          <table:table-cell office:value-type="float" office:value="77">
            <text:p>77</text:p>
          </table:table-cell>
          <table:table-cell table:formula="of:=[.$G$2]*SIN(-2*3.14*[.$A78]*[.$G$3])" office:value-type="float" office:value="0.396321825364927">
            <text:p>0,40</text:p>
          </table:table-cell>
          <table:table-cell table:formula="of:=[.$G$4]*SIN(-2*3.14*[.$A78]*[.$G$11])" office:value-type="float" office:value="0.161527687655436">
            <text:p>0,16</text:p>
          </table:table-cell>
          <table:table-cell table:formula="of:=[.B78]+[.C78]" office:value-type="float" office:value="0.557849513020363">
            <text:p>0,56</text:p>
          </table:table-cell>
          <table:table-cell table:number-columns-repeated="3"/>
        </table:table-row>
        <table:table-row table:style-name="ro1">
          <table:table-cell office:value-type="float" office:value="78">
            <text:p>78</text:p>
          </table:table-cell>
          <table:table-cell table:formula="of:=[.$G$2]*SIN(-2*3.14*[.$A79]*[.$G$3])" office:value-type="float" office:value="0.126857358469">
            <text:p>0,13</text:p>
          </table:table-cell>
          <table:table-cell table:formula="of:=[.$G$4]*SIN(-2*3.14*[.$A79]*[.$G$11])" office:value-type="float" office:value="-0.120956961413154">
            <text:p>-0,12</text:p>
          </table:table-cell>
          <table:table-cell table:formula="of:=[.B79]+[.C79]" office:value-type="float" office:value="0.00590039705584568">
            <text:p>0,01</text:p>
          </table:table-cell>
          <table:table-cell table:number-columns-repeated="3"/>
        </table:table-row>
        <table:table-row table:style-name="ro1">
          <table:table-cell office:value-type="float" office:value="79">
            <text:p>79</text:p>
          </table:table-cell>
          <table:table-cell table:formula="of:=[.$G$2]*SIN(-2*3.14*[.$A80]*[.$G$3])" office:value-type="float" office:value="-0.152509456065626">
            <text:p>-0,15</text:p>
          </table:table-cell>
          <table:table-cell table:formula="of:=[.$G$4]*SIN(-2*3.14*[.$A80]*[.$G$11])" office:value-type="float" office:value="-0.393785483671193">
            <text:p>-0,39</text:p>
          </table:table-cell>
          <table:table-cell table:formula="of:=[.B80]+[.C80]" office:value-type="float" office:value="-0.546294939736818">
            <text:p>-0,55</text:p>
          </table:table-cell>
          <table:table-cell table:number-columns-repeated="3"/>
        </table:table-row>
        <table:table-row table:style-name="ro1">
          <table:table-cell office:value-type="float" office:value="80">
            <text:p>80</text:p>
          </table:table-cell>
          <table:table-cell table:formula="of:=[.$G$2]*SIN(-2*3.14*[.$A81]*[.$G$3])" office:value-type="float" office:value="-0.419971548083445">
            <text:p>-0,42</text:p>
          </table:table-cell>
          <table:table-cell table:formula="of:=[.$G$4]*SIN(-2*3.14*[.$A81]*[.$G$11])" office:value-type="float" office:value="-0.635177679133822">
            <text:p>-0,64</text:p>
          </table:table-cell>
          <table:table-cell table:formula="of:=[.B81]+[.C81]" office:value-type="float" office:value="-1.05514922721727">
            <text:p>-1,06</text:p>
          </table:table-cell>
          <table:table-cell table:number-columns-repeated="3"/>
        </table:table-row>
        <table:table-row table:style-name="ro1">
          <table:table-cell office:value-type="float" office:value="81">
            <text:p>81</text:p>
          </table:table-cell>
          <table:table-cell table:formula="of:=[.$G$2]*SIN(-2*3.14*[.$A82]*[.$G$3])" office:value-type="float" office:value="-0.654651117187832">
            <text:p>-0,65</text:p>
          </table:table-cell>
          <table:table-cell table:formula="of:=[.$G$4]*SIN(-2*3.14*[.$A82]*[.$G$11])" office:value-type="float" office:value="-0.825862944259552">
            <text:p>-0,83</text:p>
          </table:table-cell>
          <table:table-cell table:formula="of:=[.B82]+[.C82]" office:value-type="float" office:value="-1.48051406144738">
            <text:p>-1,48</text:p>
          </table:table-cell>
          <table:table-cell table:number-columns-repeated="3"/>
        </table:table-row>
        <table:table-row table:style-name="ro1">
          <table:table-cell office:value-type="float" office:value="82">
            <text:p>82</text:p>
          </table:table-cell>
          <table:table-cell table:formula="of:=[.$G$2]*SIN(-2*3.14*[.$A83]*[.$G$3])" office:value-type="float" office:value="-0.838229331088136">
            <text:p>-0,84</text:p>
          </table:table-cell>
          <table:table-cell table:formula="of:=[.$G$4]*SIN(-2*3.14*[.$A83]*[.$G$11])" office:value-type="float" office:value="-0.950618665316565">
            <text:p>-0,95</text:p>
          </table:table-cell>
          <table:table-cell table:formula="of:=[.B83]+[.C83]" office:value-type="float" office:value="-1.7888479964047">
            <text:p>-1,79</text:p>
          </table:table-cell>
          <table:table-cell table:number-columns-repeated="3"/>
        </table:table-row>
        <table:table-row table:style-name="ro1">
          <table:table-cell office:value-type="float" office:value="83">
            <text:p>83</text:p>
          </table:table-cell>
          <table:table-cell table:formula="of:=[.$G$2]*SIN(-2*3.14*[.$A84]*[.$G$3])" office:value-type="float" office:value="-0.956376273787955">
            <text:p>-0,96</text:p>
          </table:table-cell>
          <table:table-cell table:formula="of:=[.$G$4]*SIN(-2*3.14*[.$A84]*[.$G$11])" office:value-type="float" office:value="-0.999485456348119">
            <text:p>-1,00</text:p>
          </table:table-cell>
          <table:table-cell table:formula="of:=[.B84]+[.C84]" office:value-type="float" office:value="-1.95586173013607">
            <text:p>-1,96</text:p>
          </table:table-cell>
          <table:table-cell table:number-columns-repeated="3"/>
        </table:table-row>
        <table:table-row table:style-name="ro1">
          <table:table-cell office:value-type="float" office:value="84">
            <text:p>84</text:p>
          </table:table-cell>
          <table:table-cell table:formula="of:=[.$G$2]*SIN(-2*3.14*[.$A85]*[.$G$3])" office:value-type="float" office:value="-0.999869523257312">
            <text:p>-1,00</text:p>
          </table:table-cell>
          <table:table-cell table:formula="of:=[.$G$4]*SIN(-2*3.14*[.$A85]*[.$G$11])" office:value-type="float" office:value="-0.968562227863268">
            <text:p>-0,97</text:p>
          </table:table-cell>
          <table:table-cell table:formula="of:=[.B85]+[.C85]" office:value-type="float" office:value="-1.96843175112058">
            <text:p>-1,97</text:p>
          </table:table-cell>
          <table:table-cell table:number-columns-repeated="3"/>
        </table:table-row>
        <table:table-row table:style-name="ro1">
          <table:table-cell office:value-type="float" office:value="85">
            <text:p>85</text:p>
          </table:table-cell>
          <table:table-cell table:formula="of:=[.$G$2]*SIN(-2*3.14*[.$A86]*[.$G$3])" office:value-type="float" office:value="-0.965314043681341">
            <text:p>-0,97</text:p>
          </table:table-cell>
          <table:table-cell table:formula="of:=[.$G$4]*SIN(-2*3.14*[.$A86]*[.$G$11])" office:value-type="float" office:value="-0.860317615090622">
            <text:p>-0,86</text:p>
          </table:table-cell>
          <table:table-cell table:formula="of:=[.B86]+[.C86]" office:value-type="float" office:value="-1.82563165877196">
            <text:p>-1,83</text:p>
          </table:table-cell>
          <table:table-cell table:number-columns-repeated="3"/>
        </table:table-row>
        <table:table-row table:style-name="ro1">
          <table:table-cell office:value-type="float" office:value="86">
            <text:p>86</text:p>
          </table:table-cell>
          <table:table-cell table:formula="of:=[.$G$2]*SIN(-2*3.14*[.$A87]*[.$G$3])" office:value-type="float" office:value="-0.855407198260513">
            <text:p>-0,86</text:p>
          </table:table-cell>
          <table:table-cell table:formula="of:=[.$G$4]*SIN(-2*3.14*[.$A87]*[.$G$11])" office:value-type="float" office:value="-0.683392904109235">
            <text:p>-0,68</text:p>
          </table:table-cell>
          <table:table-cell table:formula="of:=[.B87]+[.C87]" office:value-type="float" office:value="-1.53880010236975">
            <text:p>-1,54</text:p>
          </table:table-cell>
          <table:table-cell table:number-columns-repeated="3"/>
        </table:table-row>
        <table:table-row table:style-name="ro1">
          <table:table-cell office:value-type="float" office:value="87">
            <text:p>87</text:p>
          </table:table-cell>
          <table:table-cell table:formula="of:=[.$G$2]*SIN(-2*3.14*[.$A88]*[.$G$3])" office:value-type="float" office:value="-0.678728195986167">
            <text:p>-0,68</text:p>
          </table:table-cell>
          <table:table-cell table:formula="of:=[.$G$4]*SIN(-2*3.14*[.$A88]*[.$G$11])" office:value-type="float" office:value="-0.451912188525761">
            <text:p>-0,45</text:p>
          </table:table-cell>
          <table:table-cell table:formula="of:=[.B88]+[.C88]" office:value-type="float" office:value="-1.13064038451193">
            <text:p>-1,13</text:p>
          </table:table-cell>
          <table:table-cell table:number-columns-repeated="3"/>
        </table:table-row>
        <table:table-row table:style-name="ro1">
          <table:table-cell office:value-type="float" office:value="88">
            <text:p>88</text:p>
          </table:table-cell>
          <table:table-cell table:formula="of:=[.$G$2]*SIN(-2*3.14*[.$A89]*[.$G$3])" office:value-type="float" office:value="-0.449068407886376">
            <text:p>-0,45</text:p>
          </table:table-cell>
          <table:table-cell table:formula="of:=[.$G$4]*SIN(-2*3.14*[.$A89]*[.$G$11])" office:value-type="float" office:value="-0.184354827591268">
            <text:p>-0,18</text:p>
          </table:table-cell>
          <table:table-cell table:formula="of:=[.B89]+[.C89]" office:value-type="float" office:value="-0.633423235477644">
            <text:p>-0,63</text:p>
          </table:table-cell>
          <table:table-cell table:number-columns-repeated="3"/>
        </table:table-row>
        <table:table-row table:style-name="ro1">
          <table:table-cell office:value-type="float" office:value="89">
            <text:p>89</text:p>
          </table:table-cell>
          <table:table-cell table:formula="of:=[.$G$2]*SIN(-2*3.14*[.$A90]*[.$G$3])" office:value-type="float" office:value="-0.184354827598419">
            <text:p>-0,18</text:p>
          </table:table-cell>
          <table:table-cell table:formula="of:=[.$G$4]*SIN(-2*3.14*[.$A90]*[.$G$11])" office:value-type="float" office:value="0.0979197812939443">
            <text:p>0,10</text:p>
          </table:table-cell>
          <table:table-cell table:formula="of:=[.B90]+[.C90]" office:value-type="float" office:value="-0.086435046304475">
            <text:p>-0,09</text:p>
          </table:table-cell>
          <table:table-cell table:number-columns-repeated="3"/>
        </table:table-row>
        <table:table-row table:style-name="ro1">
          <table:table-cell office:value-type="float" office:value="90">
            <text:p>90</text:p>
          </table:table-cell>
          <table:table-cell table:formula="of:=[.$G$2]*SIN(-2*3.14*[.$A91]*[.$G$3])" office:value-type="float" office:value="0.0947492903142481">
            <text:p>0,09</text:p>
          </table:table-cell>
          <table:table-cell table:formula="of:=[.$G$4]*SIN(-2*3.14*[.$A91]*[.$G$11])" office:value-type="float" office:value="0.372377346715728">
            <text:p>0,37</text:p>
          </table:table-cell>
          <table:table-cell table:formula="of:=[.B91]+[.C91]" office:value-type="float" office:value="0.467126637029976">
            <text:p>0,47</text:p>
          </table:table-cell>
          <table:table-cell table:number-columns-repeated="3"/>
        </table:table-row>
        <table:table-row table:style-name="ro1">
          <table:table-cell office:value-type="float" office:value="91">
            <text:p>91</text:p>
          </table:table-cell>
          <table:table-cell table:formula="of:=[.$G$2]*SIN(-2*3.14*[.$A92]*[.$G$3])" office:value-type="float" office:value="0.366457381530311">
            <text:p>0,37</text:p>
          </table:table-cell>
          <table:table-cell table:formula="of:=[.$G$4]*SIN(-2*3.14*[.$A92]*[.$G$11])" office:value-type="float" office:value="0.617107620386338">
            <text:p>0,62</text:p>
          </table:table-cell>
          <table:table-cell table:formula="of:=[.B92]+[.C92]" office:value-type="float" office:value="0.983565001916649">
            <text:p>0,98</text:p>
          </table:table-cell>
          <table:table-cell table:number-columns-repeated="3"/>
        </table:table-row>
        <table:table-row table:style-name="ro1">
          <table:table-cell office:value-type="float" office:value="92">
            <text:p>92</text:p>
          </table:table-cell>
          <table:table-cell table:formula="of:=[.$G$2]*SIN(-2*3.14*[.$A93]*[.$G$3])" office:value-type="float" office:value="0.609560207551981">
            <text:p>0,61</text:p>
          </table:table-cell>
          <table:table-cell table:formula="of:=[.$G$4]*SIN(-2*3.14*[.$A93]*[.$G$11])" office:value-type="float" office:value="0.812573516309767">
            <text:p>0,81</text:p>
          </table:table-cell>
          <table:table-cell table:formula="of:=[.B93]+[.C93]" office:value-type="float" office:value="1.42213372386175">
            <text:p>1,42</text:p>
          </table:table-cell>
          <table:table-cell table:number-columns-repeated="3"/>
        </table:table-row>
        <table:table-row table:style-name="ro1">
          <table:table-cell office:value-type="float" office:value="93">
            <text:p>93</text:p>
          </table:table-cell>
          <table:table-cell table:formula="of:=[.$G$2]*SIN(-2*3.14*[.$A94]*[.$G$3])" office:value-type="float" office:value="0.805081425792313">
            <text:p>0,81</text:p>
          </table:table-cell>
          <table:table-cell table:formula="of:=[.$G$4]*SIN(-2*3.14*[.$A94]*[.$G$11])" office:value-type="float" office:value="0.943170777761836">
            <text:p>0,94</text:p>
          </table:table-cell>
          <table:table-cell table:formula="of:=[.B94]+[.C94]" office:value-type="float" office:value="1.74825220355415">
            <text:p>1,75</text:p>
          </table:table-cell>
          <table:table-cell table:number-columns-repeated="3"/>
        </table:table-row>
        <table:table-row table:style-name="ro1">
          <table:table-cell office:value-type="float" office:value="94">
            <text:p>94</text:p>
          </table:table-cell>
          <table:table-cell table:formula="of:=[.$G$2]*SIN(-2*3.14*[.$A95]*[.$G$3])" office:value-type="float" office:value="0.937758862324039">
            <text:p>0,94</text:p>
          </table:table-cell>
          <table:table-cell table:formula="of:=[.$G$4]*SIN(-2*3.14*[.$A95]*[.$G$11])" office:value-type="float" office:value="0.998473682219811">
            <text:p>1,00</text:p>
          </table:table-cell>
          <table:table-cell table:formula="of:=[.B95]+[.C95]" office:value-type="float" office:value="1.93623254454385">
            <text:p>1,94</text:p>
          </table:table-cell>
          <table:table-cell table:number-columns-repeated="3"/>
        </table:table-row>
        <table:table-row table:style-name="ro1">
          <table:table-cell office:value-type="float" office:value="95">
            <text:p>95</text:p>
          </table:table-cell>
          <table:table-cell table:formula="of:=[.$G$2]*SIN(-2*3.14*[.$A96]*[.$G$3])" office:value-type="float" office:value="0.997235860544057">
            <text:p>1,00</text:p>
          </table:table-cell>
          <table:table-cell table:formula="of:=[.$G$4]*SIN(-2*3.14*[.$A96]*[.$G$11])" office:value-type="float" office:value="0.974067338199049">
            <text:p>0,97</text:p>
          </table:table-cell>
          <table:table-cell table:formula="of:=[.B96]+[.C96]" office:value-type="float" office:value="1.97130319874311">
            <text:p>1,97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table:formula="of:=[.$G$2]*SIN(-2*3.14*[.$A97]*[.$G$3])" office:value-type="float" office:value="0.9788697105681">
            <text:p>0,98</text:p>
          </table:table-cell>
          <table:table-cell table:formula="of:=[.$G$4]*SIN(-2*3.14*[.$A97]*[.$G$11])" office:value-type="float" office:value="0.871900130894526">
            <text:p>0,87</text:p>
          </table:table-cell>
          <table:table-cell table:formula="of:=[.B97]+[.C97]" office:value-type="float" office:value="1.85076984146263">
            <text:p>1,85</text:p>
          </table:table-cell>
          <table:table-cell table:number-columns-repeated="3"/>
        </table:table-row>
        <table:table-row table:style-name="ro1">
          <table:table-cell office:value-type="float" office:value="97">
            <text:p>97</text:p>
          </table:table-cell>
          <table:table-cell table:formula="of:=[.$G$2]*SIN(-2*3.14*[.$A98]*[.$G$3])" office:value-type="float" office:value="0.884094054112781">
            <text:p>0,88</text:p>
          </table:table-cell>
          <table:table-cell table:formula="of:=[.$G$4]*SIN(-2*3.14*[.$A98]*[.$G$11])" office:value-type="float" office:value="0.70012818045085">
            <text:p>0,70</text:p>
          </table:table-cell>
          <table:table-cell table:formula="of:=[.B98]+[.C98]" office:value-type="float" office:value="1.58422223456363">
            <text:p>1,58</text:p>
          </table:table-cell>
          <table:table-cell table:number-columns-repeated="3"/>
        </table:table-row>
        <table:table-row table:style-name="ro1">
          <table:table-cell office:value-type="float" office:value="98">
            <text:p>98</text:p>
          </table:table-cell>
          <table:table-cell table:formula="of:=[.$G$2]*SIN(-2*3.14*[.$A99]*[.$G$3])" office:value-type="float" office:value="0.720306975996975">
            <text:p>0,72</text:p>
          </table:table-cell>
          <table:table-cell table:formula="of:=[.$G$4]*SIN(-2*3.14*[.$A99]*[.$G$11])" office:value-type="float" office:value="0.472464229957609">
            <text:p>0,47</text:p>
          </table:table-cell>
          <table:table-cell table:formula="of:=[.B99]+[.C99]" office:value-type="float" office:value="1.19277120595458">
            <text:p>1,19</text:p>
          </table:table-cell>
          <table:table-cell table:number-columns-repeated="3"/>
        </table:table-row>
        <table:table-row table:style-name="ro1">
          <table:table-cell office:value-type="float" office:value="99">
            <text:p>99</text:p>
          </table:table-cell>
          <table:table-cell table:formula="of:=[.$G$2]*SIN(-2*3.14*[.$A100]*[.$G$3])" office:value-type="float" office:value="0.50029351764257">
            <text:p>0,50</text:p>
          </table:table-cell>
          <table:table-cell table:formula="of:=[.$G$4]*SIN(-2*3.14*[.$A100]*[.$G$11])" office:value-type="float" office:value="0.207082942113555">
            <text:p>0,21</text:p>
          </table:table-cell>
          <table:table-cell table:formula="of:=[.B100]+[.C100]" office:value-type="float" office:value="0.707376459756125">
            <text:p>0,71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table:formula="of:=[.$G$2]*SIN(-2*3.14*[.$A101]*[.$G$3])" office:value-type="float" office:value="0.241227690659856">
            <text:p>0,24</text:p>
          </table:table-cell>
          <table:table-cell table:formula="of:=[.$G$4]*SIN(-2*3.14*[.$A101]*[.$G$11])" office:value-type="float" office:value="-0.0748300039830629">
            <text:p>-0,07</text:p>
          </table:table-cell>
          <table:table-cell table:formula="of:=[.B101]+[.C101]" office:value-type="float" office:value="0.166397686676793">
            <text:p>0,17</text:p>
          </table:table-cell>
          <table:table-cell table:number-columns-repeated="3"/>
        </table:table-row>
        <table:table-row table:style-name="ro1">
          <table:table-cell office:value-type="float" office:value="101">
            <text:p>101</text:p>
          </table:table-cell>
          <table:table-cell table:formula="of:=[.$G$2]*SIN(-2*3.14*[.$A102]*[.$G$3])" office:value-type="float" office:value="-0.0366681078631553">
            <text:p>-0,04</text:p>
          </table:table-cell>
          <table:table-cell table:formula="of:=[.$G$4]*SIN(-2*3.14*[.$A102]*[.$G$11])" office:value-type="float" office:value="-0.350769188840536">
            <text:p>-0,35</text:p>
          </table:table-cell>
          <table:table-cell table:formula="of:=[.B102]+[.C102]" office:value-type="float" office:value="-0.387437296703692">
            <text:p>-0,39</text:p>
          </table:table-cell>
          <table:table-cell table:number-columns-repeated="3"/>
        </table:table-row>
        <table:table-row table:style-name="ro1">
          <table:table-cell office:value-type="float" office:value="102">
            <text:p>102</text:p>
          </table:table-cell>
          <table:table-cell table:formula="of:=[.$G$2]*SIN(-2*3.14*[.$A103]*[.$G$3])" office:value-type="float" office:value="-0.31170163370396">
            <text:p>-0,31</text:p>
          </table:table-cell>
          <table:table-cell table:formula="of:=[.$G$4]*SIN(-2*3.14*[.$A103]*[.$G$11])" office:value-type="float" office:value="-0.59870608486889">
            <text:p>-0,60</text:p>
          </table:table-cell>
          <table:table-cell table:formula="of:=[.B103]+[.C103]" office:value-type="float" office:value="-0.91040771857285">
            <text:p>-0,91</text:p>
          </table:table-cell>
          <table:table-cell table:number-columns-repeated="3"/>
        </table:table-row>
        <table:table-row table:style-name="ro1">
          <table:table-cell office:value-type="float" office:value="103">
            <text:p>103</text:p>
          </table:table-cell>
          <table:table-cell table:formula="of:=[.$G$2]*SIN(-2*3.14*[.$A104]*[.$G$3])" office:value-type="float" office:value="-0.562404068558068">
            <text:p>-0,56</text:p>
          </table:table-cell>
          <table:table-cell table:formula="of:=[.$G$4]*SIN(-2*3.14*[.$A104]*[.$G$11])" office:value-type="float" office:value="-0.798847617907159">
            <text:p>-0,80</text:p>
          </table:table-cell>
          <table:table-cell table:formula="of:=[.B104]+[.C104]" office:value-type="float" office:value="-1.36125168646523">
            <text:p>-1,36</text:p>
          </table:table-cell>
          <table:table-cell table:number-columns-repeated="3"/>
        </table:table-row>
        <table:table-row table:style-name="ro1">
          <table:table-cell office:value-type="float" office:value="104">
            <text:p>104</text:p>
          </table:table-cell>
          <table:table-cell table:formula="of:=[.$G$2]*SIN(-2*3.14*[.$A105]*[.$G$3])" office:value-type="float" office:value="-0.769205852641091">
            <text:p>-0,77</text:p>
          </table:table-cell>
          <table:table-cell table:formula="of:=[.$G$4]*SIN(-2*3.14*[.$A105]*[.$G$11])" office:value-type="float" office:value="-0.935216269990925">
            <text:p>-0,94</text:p>
          </table:table-cell>
          <table:table-cell table:formula="of:=[.B105]+[.C105]" office:value-type="float" office:value="-1.70442212263202">
            <text:p>-1,70</text:p>
          </table:table-cell>
          <table:table-cell table:number-columns-repeated="3"/>
        </table:table-row>
        <table:table-row table:style-name="ro1">
          <table:table-cell office:value-type="float" office:value="105">
            <text:p>105</text:p>
          </table:table-cell>
          <table:table-cell table:formula="of:=[.$G$2]*SIN(-2*3.14*[.$A106]*[.$G$3])" office:value-type="float" office:value="-0.915964263280158">
            <text:p>-0,92</text:p>
          </table:table-cell>
          <table:table-cell table:formula="of:=[.$G$4]*SIN(-2*3.14*[.$A106]*[.$G$11])" office:value-type="float" office:value="-0.996925582150645">
            <text:p>-1,00</text:p>
          </table:table-cell>
          <table:table-cell table:formula="of:=[.B106]+[.C106]" office:value-type="float" office:value="-1.9128898454308">
            <text:p>-1,91</text:p>
          </table:table-cell>
          <table:table-cell table:number-columns-repeated="3"/>
        </table:table-row>
        <table:table-row table:style-name="ro1">
          <table:table-cell office:value-type="float" office:value="106">
            <text:p>106</text:p>
          </table:table-cell>
          <table:table-cell table:formula="of:=[.$G$2]*SIN(-2*3.14*[.$A107]*[.$G$3])" office:value-type="float" office:value="-0.99122349833724">
            <text:p>-0,99</text:p>
          </table:table-cell>
          <table:table-cell table:formula="of:=[.$G$4]*SIN(-2*3.14*[.$A107]*[.$G$11])" office:value-type="float" office:value="-0.979049232358504">
            <text:p>-0,98</text:p>
          </table:table-cell>
          <table:table-cell table:formula="of:=[.B107]+[.C107]" office:value-type="float" office:value="-1.97027273069574">
            <text:p>-1,97</text:p>
          </table:table-cell>
          <table:table-cell table:number-columns-repeated="3"/>
        </table:table-row>
        <table:table-row table:style-name="ro1">
          <table:table-cell office:value-type="float" office:value="107">
            <text:p>107</text:p>
          </table:table-cell>
          <table:table-cell table:formula="of:=[.$G$2]*SIN(-2*3.14*[.$A108]*[.$G$3])" office:value-type="float" office:value="-0.989108903665223">
            <text:p>-0,99</text:p>
          </table:table-cell>
          <table:table-cell table:formula="of:=[.$G$4]*SIN(-2*3.14*[.$A108]*[.$G$11])" office:value-type="float" office:value="-0.883014309211768">
            <text:p>-0,88</text:p>
          </table:table-cell>
          <table:table-cell table:formula="of:=[.B108]+[.C108]" office:value-type="float" office:value="-1.87212321287699">
            <text:p>-1,87</text:p>
          </table:table-cell>
          <table:table-cell table:number-columns-repeated="3"/>
        </table:table-row>
        <table:table-row table:style-name="ro1">
          <table:table-cell office:value-type="float" office:value="108">
            <text:p>108</text:p>
          </table:table-cell>
          <table:table-cell table:formula="of:=[.$G$2]*SIN(-2*3.14*[.$A109]*[.$G$3])" office:value-type="float" office:value="-0.909785542224667">
            <text:p>-0,91</text:p>
          </table:table-cell>
          <table:table-cell table:formula="of:=[.$G$4]*SIN(-2*3.14*[.$A109]*[.$G$11])" office:value-type="float" office:value="-0.716487385888561">
            <text:p>-0,72</text:p>
          </table:table-cell>
          <table:table-cell table:formula="of:=[.B109]+[.C109]" office:value-type="float" office:value="-1.62627292811323">
            <text:p>-1,63</text:p>
          </table:table-cell>
          <table:table-cell table:number-columns-repeated="3"/>
        </table:table-row>
        <table:table-row table:style-name="ro1">
          <table:table-cell office:value-type="float" office:value="109">
            <text:p>109</text:p>
          </table:table-cell>
          <table:table-cell table:formula="of:=[.$G$2]*SIN(-2*3.14*[.$A110]*[.$G$3])" office:value-type="float" office:value="-0.759445309453358">
            <text:p>-0,76</text:p>
          </table:table-cell>
          <table:table-cell table:formula="of:=[.$G$4]*SIN(-2*3.14*[.$A110]*[.$G$11])" office:value-type="float" office:value="-0.492762489207957">
            <text:p>-0,49</text:p>
          </table:table-cell>
          <table:table-cell table:formula="of:=[.B110]+[.C110]" office:value-type="float" office:value="-1.25220779866132">
            <text:p>-1,25</text:p>
          </table:table-cell>
          <table:table-cell table:number-columns-repeated="3"/>
        </table:table-row>
        <table:table-row table:style-name="ro1">
          <table:table-cell office:value-type="float" office:value="110">
            <text:p>110</text:p>
          </table:table-cell>
          <table:table-cell table:formula="of:=[.$G$2]*SIN(-2*3.14*[.$A111]*[.$G$3])" office:value-type="float" office:value="-0.549823600659788">
            <text:p>-0,55</text:p>
          </table:table-cell>
          <table:table-cell table:formula="of:=[.$G$4]*SIN(-2*3.14*[.$A111]*[.$G$11])" office:value-type="float" office:value="-0.229699822903937">
            <text:p>-0,23</text:p>
          </table:table-cell>
          <table:table-cell table:formula="of:=[.B111]+[.C111]" office:value-type="float" office:value="-0.779523423563724">
            <text:p>-0,78</text:p>
          </table:table-cell>
          <table:table-cell table:number-columns-repeated="3"/>
        </table:table-row>
        <table:table-row table:style-name="ro1">
          <table:table-cell office:value-type="float" office:value="111">
            <text:p>111</text:p>
          </table:table-cell>
          <table:table-cell table:formula="of:=[.$G$2]*SIN(-2*3.14*[.$A112]*[.$G$3])" office:value-type="float" office:value="-0.297283258734811">
            <text:p>-0,30</text:p>
          </table:table-cell>
          <table:table-cell table:formula="of:=[.$G$4]*SIN(-2*3.14*[.$A112]*[.$G$11])" office:value-type="float" office:value="0.0517000320428409">
            <text:p>0,05</text:p>
          </table:table-cell>
          <table:table-cell table:formula="of:=[.B112]+[.C112]" office:value-type="float" office:value="-0.24558322669197">
            <text:p>-0,25</text:p>
          </table:table-cell>
          <table:table-cell table:number-columns-repeated="3"/>
        </table:table-row>
        <table:table-row table:style-name="ro1">
          <table:table-cell office:value-type="float" office:value="112">
            <text:p>112</text:p>
          </table:table-cell>
          <table:table-cell table:formula="of:=[.$G$2]*SIN(-2*3.14*[.$A113]*[.$G$3])" office:value-type="float" office:value="-0.0215373085125248">
            <text:p>-0,02</text:p>
          </table:table-cell>
          <table:table-cell table:formula="of:=[.$G$4]*SIN(-2*3.14*[.$A113]*[.$G$11])" office:value-type="float" office:value="0.328972616763227">
            <text:p>0,33</text:p>
          </table:table-cell>
          <table:table-cell table:formula="of:=[.B113]+[.C113]" office:value-type="float" office:value="0.307435308250702">
            <text:p>0,31</text:p>
          </table:table-cell>
          <table:table-cell table:number-columns-repeated="3"/>
        </table:table-row>
        <table:table-row table:style-name="ro1">
          <table:table-cell office:value-type="float" office:value="113">
            <text:p>113</text:p>
          </table:table-cell>
          <table:table-cell table:formula="of:=[.$G$2]*SIN(-2*3.14*[.$A114]*[.$G$3])" office:value-type="float" office:value="0.255889820621005">
            <text:p>0,26</text:p>
          </table:table-cell>
          <table:table-cell table:formula="of:=[.$G$4]*SIN(-2*3.14*[.$A114]*[.$G$11])" office:value-type="float" office:value="0.579982956900478">
            <text:p>0,58</text:p>
          </table:table-cell>
          <table:table-cell table:formula="of:=[.B114]+[.C114]" office:value-type="float" office:value="0.835872777521483">
            <text:p>0,84</text:p>
          </table:table-cell>
          <table:table-cell table:number-columns-repeated="3"/>
        </table:table-row>
        <table:table-row table:style-name="ro1">
          <table:table-cell office:value-type="float" office:value="114">
            <text:p>114</text:p>
          </table:table-cell>
          <table:table-cell table:formula="of:=[.$G$2]*SIN(-2*3.14*[.$A115]*[.$G$3])" office:value-type="float" office:value="0.513342468267476">
            <text:p>0,51</text:p>
          </table:table-cell>
          <table:table-cell table:formula="of:=[.$G$4]*SIN(-2*3.14*[.$A115]*[.$G$11])" office:value-type="float" office:value="0.784692621864462">
            <text:p>0,78</text:p>
          </table:table-cell>
          <table:table-cell table:formula="of:=[.B115]+[.C115]" office:value-type="float" office:value="1.29803509013194">
            <text:p>1,30</text:p>
          </table:table-cell>
          <table:table-cell table:number-columns-repeated="3"/>
        </table:table-row>
        <table:table-row table:style-name="ro1">
          <table:table-cell office:value-type="float" office:value="115">
            <text:p>115</text:p>
          </table:table-cell>
          <table:table-cell table:formula="of:=[.$G$2]*SIN(-2*3.14*[.$A116]*[.$G$3])" office:value-type="float" office:value="0.730724160379097">
            <text:p>0,73</text:p>
          </table:table-cell>
          <table:table-cell table:formula="of:=[.$G$4]*SIN(-2*3.14*[.$A116]*[.$G$11])" office:value-type="float" office:value="0.926759414729252">
            <text:p>0,93</text:p>
          </table:table-cell>
          <table:table-cell table:formula="of:=[.B116]+[.C116]" office:value-type="float" office:value="1.65748357510835">
            <text:p>1,66</text:p>
          </table:table-cell>
          <table:table-cell table:number-columns-repeated="3"/>
        </table:table-row>
        <table:table-row table:style-name="ro1">
          <table:table-cell office:value-type="float" office:value="116">
            <text:p>116</text:p>
          </table:table-cell>
          <table:table-cell table:formula="of:=[.$G$2]*SIN(-2*3.14*[.$A117]*[.$G$3])" office:value-type="float" office:value="0.891066318156548">
            <text:p>0,89</text:p>
          </table:table-cell>
          <table:table-cell table:formula="of:=[.$G$4]*SIN(-2*3.14*[.$A117]*[.$G$11])" office:value-type="float" office:value="0.994841987695094">
            <text:p>0,99</text:p>
          </table:table-cell>
          <table:table-cell table:formula="of:=[.B117]+[.C117]" office:value-type="float" office:value="1.88590830585164">
            <text:p>1,89</text:p>
          </table:table-cell>
          <table:table-cell table:number-columns-repeated="3"/>
        </table:table-row>
        <table:table-row table:style-name="ro1">
          <table:table-cell office:value-type="float" office:value="117">
            <text:p>117</text:p>
          </table:table-cell>
          <table:table-cell table:formula="of:=[.$G$2]*SIN(-2*3.14*[.$A118]*[.$G$3])" office:value-type="float" office:value="0.981852806909538">
            <text:p>0,98</text:p>
          </table:table-cell>
          <table:table-cell table:formula="of:=[.$G$4]*SIN(-2*3.14*[.$A118]*[.$G$11])" office:value-type="float" office:value="0.98350523433681">
            <text:p>0,98</text:p>
          </table:table-cell>
          <table:table-cell table:formula="of:=[.B118]+[.C118]" office:value-type="float" office:value="1.96535804124635">
            <text:p>1,97</text:p>
          </table:table-cell>
          <table:table-cell table:number-columns-repeated="3"/>
        </table:table-row>
        <table:table-row table:style-name="ro1">
          <table:table-cell office:value-type="float" office:value="118">
            <text:p>118</text:p>
          </table:table-cell>
          <table:table-cell table:formula="of:=[.$G$2]*SIN(-2*3.14*[.$A119]*[.$G$3])" office:value-type="float" office:value="0.995996931923384">
            <text:p>1,00</text:p>
          </table:table-cell>
          <table:table-cell table:formula="of:=[.$G$4]*SIN(-2*3.14*[.$A119]*[.$G$11])" office:value-type="float" office:value="0.893654180107738">
            <text:p>0,89</text:p>
          </table:table-cell>
          <table:table-cell table:formula="of:=[.B119]+[.C119]" office:value-type="float" office:value="1.88965111203112">
            <text:p>1,89</text:p>
          </table:table-cell>
          <table:table-cell table:number-columns-repeated="3"/>
        </table:table-row>
        <table:table-row table:style-name="ro1">
          <table:table-cell office:value-type="float" office:value="119">
            <text:p>119</text:p>
          </table:table-cell>
          <table:table-cell table:formula="of:=[.$G$2]*SIN(-2*3.14*[.$A120]*[.$G$3])" office:value-type="float" office:value="0.932394618165189">
            <text:p>0,93</text:p>
          </table:table-cell>
          <table:table-cell table:formula="of:=[.$G$4]*SIN(-2*3.14*[.$A120]*[.$G$11])" office:value-type="float" office:value="0.732461733143574">
            <text:p>0,73</text:p>
          </table:table-cell>
          <table:table-cell table:formula="of:=[.B120]+[.C120]" office:value-type="float" office:value="1.66485635130876">
            <text:p>1,66</text:p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table:formula="of:=[.$G$2]*SIN(-2*3.14*[.$A121]*[.$G$3])" office:value-type="float" office:value="0.796010593168326">
            <text:p>0,80</text:p>
          </table:table-cell>
          <table:table-cell table:formula="of:=[.$G$4]*SIN(-2*3.14*[.$A121]*[.$G$11])" office:value-type="float" office:value="0.51279606317116">
            <text:p>0,51</text:p>
          </table:table-cell>
          <table:table-cell table:formula="of:=[.B121]+[.C121]" office:value-type="float" office:value="1.30880665633949">
            <text:p>1,31</text:p>
          </table:table-cell>
          <table:table-cell table:number-columns-repeated="3"/>
        </table:table-row>
        <table:table-row table:style-name="ro1">
          <table:table-cell office:value-type="float" office:value="121">
            <text:p>121</text:p>
          </table:table-cell>
          <table:table-cell table:formula="of:=[.$G$2]*SIN(-2*3.14*[.$A122]*[.$G$3])" office:value-type="float" office:value="0.597490845800066">
            <text:p>0,60</text:p>
          </table:table-cell>
          <table:table-cell table:formula="of:=[.$G$4]*SIN(-2*3.14*[.$A122]*[.$G$11])" office:value-type="float" office:value="0.252193321385882">
            <text:p>0,25</text:p>
          </table:table-cell>
          <table:table-cell table:formula="of:=[.B122]+[.C122]" office:value-type="float" office:value="0.849684167185949">
            <text:p>0,85</text:p>
          </table:table-cell>
          <table:table-cell table:number-columns-repeated="3"/>
        </table:table-row>
        <table:table-row table:style-name="ro1">
          <table:table-cell office:value-type="float" office:value="122">
            <text:p>122</text:p>
          </table:table-cell>
          <table:table-cell table:formula="of:=[.$G$2]*SIN(-2*3.14*[.$A123]*[.$G$3])" office:value-type="float" office:value="0.352331611931614">
            <text:p>0,35</text:p>
          </table:table-cell>
          <table:table-cell table:formula="of:=[.$G$4]*SIN(-2*3.14*[.$A123]*[.$G$11])" office:value-type="float" office:value="-0.0285422896477226">
            <text:p>-0,03</text:p>
          </table:table-cell>
          <table:table-cell table:formula="of:=[.B123]+[.C123]" office:value-type="float" office:value="0.323789322283891">
            <text:p>0,32</text:p>
          </table:table-cell>
          <table:table-cell table:number-columns-repeated="3"/>
        </table:table-row>
        <table:table-row table:style-name="ro1">
          <table:table-cell office:value-type="float" office:value="123">
            <text:p>123</text:p>
          </table:table-cell>
          <table:table-cell table:formula="of:=[.$G$2]*SIN(-2*3.14*[.$A124]*[.$G$3])" office:value-type="float" office:value="0.0796697550961572">
            <text:p>0,08</text:p>
          </table:table-cell>
          <table:table-cell table:formula="of:=[.$G$4]*SIN(-2*3.14*[.$A124]*[.$G$11])" office:value-type="float" office:value="-0.306999338427624">
            <text:p>-0,31</text:p>
          </table:table-cell>
          <table:table-cell table:formula="of:=[.B124]+[.C124]" office:value-type="float" office:value="-0.227329583331467">
            <text:p>-0,23</text:p>
          </table:table-cell>
          <table:table-cell table:number-columns-repeated="3"/>
        </table:table-row>
        <table:table-row table:style-name="ro1">
          <table:table-cell office:value-type="float" office:value="124">
            <text:p>124</text:p>
          </table:table-cell>
          <table:table-cell table:formula="of:=[.$G$2]*SIN(-2*3.14*[.$A125]*[.$G$3])" office:value-type="float" office:value="-0.199211036294364">
            <text:p>-0,20</text:p>
          </table:table-cell>
          <table:table-cell table:formula="of:=[.$G$4]*SIN(-2*3.14*[.$A125]*[.$G$11])" office:value-type="float" office:value="-0.560948293518835">
            <text:p>-0,56</text:p>
          </table:table-cell>
          <table:table-cell table:formula="of:=[.B125]+[.C125]" office:value-type="float" office:value="-0.760159329813199">
            <text:p>-0,76</text:p>
          </table:table-cell>
          <table:table-cell table:number-columns-repeated="3"/>
        </table:table-row>
        <table:table-row table:style-name="ro1">
          <table:table-cell office:value-type="float" office:value="125">
            <text:p>125</text:p>
          </table:table-cell>
          <table:table-cell table:formula="of:=[.$G$2]*SIN(-2*3.14*[.$A126]*[.$G$3])" office:value-type="float" office:value="-0.462541630550904">
            <text:p>-0,46</text:p>
          </table:table-cell>
          <table:table-cell table:formula="of:=[.$G$4]*SIN(-2*3.14*[.$A126]*[.$G$11])" office:value-type="float" office:value="-0.770116131482943">
            <text:p>-0,77</text:p>
          </table:table-cell>
          <table:table-cell table:formula="of:=[.B126]+[.C126]" office:value-type="float" office:value="-1.23265776203385">
            <text:p>-1,23</text:p>
          </table:table-cell>
          <table:table-cell table:number-columns-repeated="3"/>
        </table:table-row>
        <table:table-row table:style-name="ro1">
          <table:table-cell office:value-type="float" office:value="126">
            <text:p>126</text:p>
          </table:table-cell>
          <table:table-cell table:formula="of:=[.$G$2]*SIN(-2*3.14*[.$A127]*[.$G$3])" office:value-type="float" office:value="-0.689766727473398">
            <text:p>-0,69</text:p>
          </table:table-cell>
          <table:table-cell table:formula="of:=[.$G$4]*SIN(-2*3.14*[.$A127]*[.$G$11])" office:value-type="float" office:value="-0.917804754540601">
            <text:p>-0,92</text:p>
          </table:table-cell>
          <table:table-cell table:formula="of:=[.B127]+[.C127]" office:value-type="float" office:value="-1.607571482014">
            <text:p>-1,61</text:p>
          </table:table-cell>
          <table:table-cell table:number-columns-repeated="3"/>
        </table:table-row>
        <table:table-row table:style-name="ro1">
          <table:table-cell office:value-type="float" office:value="127">
            <text:p>127</text:p>
          </table:table-cell>
          <table:table-cell table:formula="of:=[.$G$2]*SIN(-2*3.14*[.$A128]*[.$G$3])" office:value-type="float" office:value="-0.863149382811534">
            <text:p>-0,86</text:p>
          </table:table-cell>
          <table:table-cell table:formula="of:=[.$G$4]*SIN(-2*3.14*[.$A128]*[.$G$11])" office:value-type="float" office:value="-0.992224018046659">
            <text:p>-0,99</text:p>
          </table:table-cell>
          <table:table-cell table:formula="of:=[.B128]+[.C128]" office:value-type="float" office:value="-1.85537340085819">
            <text:p>-1,86</text:p>
          </table:table-cell>
          <table:table-cell table:number-columns-repeated="3"/>
        </table:table-row>
        <table:table-row table:style-name="ro1">
          <table:table-cell office:value-type="float" office:value="128">
            <text:p>128</text:p>
          </table:table-cell>
          <table:table-cell table:formula="of:=[.$G$2]*SIN(-2*3.14*[.$A129]*[.$G$3])" office:value-type="float" office:value="-0.969155534766296">
            <text:p>-0,97</text:p>
          </table:table-cell>
          <table:table-cell table:formula="of:=[.$G$4]*SIN(-2*3.14*[.$A129]*[.$G$11])" office:value-type="float" office:value="-0.987432950615182">
            <text:p>-0,99</text:p>
          </table:table-cell>
          <table:table-cell table:formula="of:=[.B129]+[.C129]" office:value-type="float" office:value="-1.95658848538148">
            <text:p>-1,96</text:p>
          </table:table-cell>
          <table:table-cell table:number-columns-repeated="3"/>
        </table:table-row>
        <table:table-row table:style-name="ro1">
          <table:table-cell office:value-type="float" office:value="129">
            <text:p>129</text:p>
          </table:table-cell>
          <table:table-cell table:formula="of:=[.$G$2]*SIN(-2*3.14*[.$A130]*[.$G$3])" office:value-type="float" office:value="-0.999510458257811">
            <text:p>-1,00</text:p>
          </table:table-cell>
          <table:table-cell table:formula="of:=[.$G$4]*SIN(-2*3.14*[.$A130]*[.$G$11])" office:value-type="float" office:value="-0.903814028410713">
            <text:p>-0,90</text:p>
          </table:table-cell>
          <table:table-cell table:formula="of:=[.B130]+[.C130]" office:value-type="float" office:value="-1.90332448666852">
            <text:p>-1,90</text:p>
          </table:table-cell>
          <table:table-cell table:number-columns-repeated="3"/>
        </table:table-row>
        <table:table-row table:style-name="ro1">
          <table:table-cell office:value-type="float" office:value="130">
            <text:p>130</text:p>
          </table:table-cell>
          <table:table-cell table:formula="of:=[.$G$2]*SIN(-2*3.14*[.$A131]*[.$G$3])" office:value-type="float" office:value="-0.951844680926211">
            <text:p>-0,95</text:p>
          </table:table-cell>
          <table:table-cell table:formula="of:=[.$G$4]*SIN(-2*3.14*[.$A131]*[.$G$11])" office:value-type="float" office:value="-0.74804264163789">
            <text:p>-0,75</text:p>
          </table:table-cell>
          <table:table-cell table:formula="of:=[.B131]+[.C131]" office:value-type="float" office:value="-1.6998873225641">
            <text:p>-1,70</text:p>
          </table:table-cell>
          <table:table-cell table:number-columns-repeated="3"/>
        </table:table-row>
        <table:table-row table:style-name="ro1">
          <table:table-cell office:value-type="float" office:value="131">
            <text:p>131</text:p>
          </table:table-cell>
          <table:table-cell table:formula="of:=[.$G$2]*SIN(-2*3.14*[.$A132]*[.$G$3])" office:value-type="float" office:value="-0.829878941589265">
            <text:p>-0,83</text:p>
          </table:table-cell>
          <table:table-cell table:formula="of:=[.$G$4]*SIN(-2*3.14*[.$A132]*[.$G$11])" office:value-type="float" office:value="-0.532554190872024">
            <text:p>-0,53</text:p>
          </table:table-cell>
          <table:table-cell table:formula="of:=[.B132]+[.C132]" office:value-type="float" office:value="-1.36243313246129">
            <text:p>-1,36</text:p>
          </table:table-cell>
          <table:table-cell table:number-columns-repeated="3"/>
        </table:table-row>
        <table:table-row table:style-name="ro1">
          <table:table-cell office:value-type="float" office:value="132">
            <text:p>132</text:p>
          </table:table-cell>
          <table:table-cell table:formula="of:=[.$G$2]*SIN(-2*3.14*[.$A133]*[.$G$3])" office:value-type="float" office:value="-0.643133753382464">
            <text:p>-0,64</text:p>
          </table:table-cell>
          <table:table-cell table:formula="of:=[.$G$4]*SIN(-2*3.14*[.$A133]*[.$G$11])" office:value-type="float" office:value="-0.274551355306472">
            <text:p>-0,27</text:p>
          </table:table-cell>
          <table:table-cell table:formula="of:=[.B133]+[.C133]" office:value-type="float" office:value="-0.917685108688936">
            <text:p>-0,92</text:p>
          </table:table-cell>
          <table:table-cell table:number-columns-repeated="3"/>
        </table:table-row>
        <table:table-row table:style-name="ro1">
          <table:table-cell office:value-type="float" office:value="133">
            <text:p>133</text:p>
          </table:table-cell>
          <table:table-cell table:formula="of:=[.$G$2]*SIN(-2*3.14*[.$A134]*[.$G$3])" office:value-type="float" office:value="-0.406186242868147">
            <text:p>-0,41</text:p>
          </table:table-cell>
          <table:table-cell table:formula="of:=[.$G$4]*SIN(-2*3.14*[.$A134]*[.$G$11])" office:value-type="float" office:value="0.00536921588897027">
            <text:p>0,01</text:p>
          </table:table-cell>
          <table:table-cell table:formula="of:=[.B134]+[.C134]" office:value-type="float" office:value="-0.400817026979177">
            <text:p>-0,40</text:p>
          </table:table-cell>
          <table:table-cell table:number-columns-repeated="3"/>
        </table:table-row>
        <table:table-row table:style-name="ro1">
          <table:table-cell office:value-type="float" office:value="134">
            <text:p>134</text:p>
          </table:table-cell>
          <table:table-cell table:formula="of:=[.$G$2]*SIN(-2*3.14*[.$A135]*[.$G$3])" office:value-type="float" office:value="-0.137532275397511">
            <text:p>-0,14</text:p>
          </table:table-cell>
          <table:table-cell table:formula="of:=[.$G$4]*SIN(-2*3.14*[.$A135]*[.$G$11])" office:value-type="float" office:value="0.284861156694798">
            <text:p>0,28</text:p>
          </table:table-cell>
          <table:table-cell table:formula="of:=[.B135]+[.C135]" office:value-type="float" office:value="0.147328881297288">
            <text:p>0,15</text:p>
          </table:table-cell>
          <table:table-cell table:number-columns-repeated="3"/>
        </table:table-row>
        <table:table-row table:style-name="ro1">
          <table:table-cell office:value-type="float" office:value="135">
            <text:p>135</text:p>
          </table:table-cell>
          <table:table-cell table:formula="of:=[.$G$2]*SIN(-2*3.14*[.$A136]*[.$G$3])" office:value-type="float" office:value="0.141857312105173">
            <text:p>0,14</text:p>
          </table:table-cell>
          <table:table-cell table:formula="of:=[.$G$4]*SIN(-2*3.14*[.$A136]*[.$G$11])" office:value-type="float" office:value="0.541612319113098">
            <text:p>0,54</text:p>
          </table:table-cell>
          <table:table-cell table:formula="of:=[.B136]+[.C136]" office:value-type="float" office:value="0.683469631218272">
            <text:p>0,68</text:p>
          </table:table-cell>
          <table:table-cell table:number-columns-repeated="3"/>
        </table:table-row>
        <table:table-row table:style-name="ro1">
          <table:table-cell office:value-type="float" office:value="136">
            <text:p>136</text:p>
          </table:table-cell>
          <table:table-cell table:formula="of:=[.$G$2]*SIN(-2*3.14*[.$A137]*[.$G$3])" office:value-type="float" office:value="0.410173671907755">
            <text:p>0,41</text:p>
          </table:table-cell>
          <table:table-cell table:formula="of:=[.$G$4]*SIN(-2*3.14*[.$A137]*[.$G$11])" office:value-type="float" office:value="0.755125976449218">
            <text:p>0,76</text:p>
          </table:table-cell>
          <table:table-cell table:formula="of:=[.B137]+[.C137]" office:value-type="float" office:value="1.16529964835697">
            <text:p>1,17</text:p>
          </table:table-cell>
          <table:table-cell table:number-columns-repeated="3"/>
        </table:table-row>
        <table:table-row table:style-name="ro1">
          <table:table-cell office:value-type="float" office:value="137">
            <text:p>137</text:p>
          </table:table-cell>
          <table:table-cell table:formula="of:=[.$G$2]*SIN(-2*3.14*[.$A138]*[.$G$3])" office:value-type="float" office:value="0.64647232036271">
            <text:p>0,65</text:p>
          </table:table-cell>
          <table:table-cell table:formula="of:=[.$G$4]*SIN(-2*3.14*[.$A138]*[.$G$11])" office:value-type="float" office:value="0.908357099391718">
            <text:p>0,91</text:p>
          </table:table-cell>
          <table:table-cell table:formula="of:=[.B138]+[.C138]" office:value-type="float" office:value="1.55482941975443">
            <text:p>1,55</text:p>
          </table:table-cell>
          <table:table-cell table:number-columns-repeated="3"/>
        </table:table-row>
        <table:table-row table:style-name="ro1">
          <table:table-cell office:value-type="float" office:value="138">
            <text:p>138</text:p>
          </table:table-cell>
          <table:table-cell table:formula="of:=[.$G$2]*SIN(-2*3.14*[.$A139]*[.$G$3])" office:value-type="float" office:value="0.832308041618986">
            <text:p>0,83</text:p>
          </table:table-cell>
          <table:table-cell table:formula="of:=[.$G$4]*SIN(-2*3.14*[.$A139]*[.$G$11])" office:value-type="float" office:value="0.989073079441593">
            <text:p>0,99</text:p>
          </table:table-cell>
          <table:table-cell table:formula="of:=[.B139]+[.C139]" office:value-type="float" office:value="1.82138112106058">
            <text:p>1,82</text:p>
          </table:table-cell>
          <table:table-cell table:number-columns-repeated="3"/>
        </table:table-row>
        <table:table-row table:style-name="ro1">
          <table:table-cell office:value-type="float" office:value="139">
            <text:p>139</text:p>
          </table:table-cell>
          <table:table-cell table:formula="of:=[.$G$2]*SIN(-2*3.14*[.$A140]*[.$G$3])" office:value-type="float" office:value="0.953174701084243">
            <text:p>0,95</text:p>
          </table:table-cell>
          <table:table-cell table:formula="of:=[.$G$4]*SIN(-2*3.14*[.$A140]*[.$G$11])" office:value-type="float" office:value="0.990830271432399">
            <text:p>0,99</text:p>
          </table:table-cell>
          <table:table-cell table:formula="of:=[.B140]+[.C140]" office:value-type="float" office:value="1.94400497251664">
            <text:p>1,94</text:p>
          </table:table-cell>
          <table:table-cell table:number-columns-repeated="3"/>
        </table:table-row>
        <table:table-row table:style-name="ro1">
          <table:table-cell office:value-type="float" office:value="140">
            <text:p>140</text:p>
          </table:table-cell>
          <table:table-cell table:formula="of:=[.$G$2]*SIN(-2*3.14*[.$A141]*[.$G$3])" office:value-type="float" office:value="0.999637578615073">
            <text:p>1,00</text:p>
          </table:table-cell>
          <table:table-cell table:formula="of:=[.$G$4]*SIN(-2*3.14*[.$A141]*[.$G$11])" office:value-type="float" office:value="0.913488396807717">
            <text:p>0,91</text:p>
          </table:table-cell>
          <table:table-cell table:formula="of:=[.B141]+[.C141]" office:value-type="float" office:value="1.91312597542279">
            <text:p>1,91</text:p>
          </table:table-cell>
          <table:table-cell table:number-columns-repeated="3"/>
        </table:table-row>
        <table:table-row table:style-name="ro1">
          <table:table-cell office:value-type="float" office:value="141">
            <text:p>141</text:p>
          </table:table-cell>
          <table:table-cell table:formula="of:=[.$G$2]*SIN(-2*3.14*[.$A142]*[.$G$3])" office:value-type="float" office:value="0.968069832445764">
            <text:p>0,97</text:p>
          </table:table-cell>
          <table:table-cell table:formula="of:=[.$G$4]*SIN(-2*3.14*[.$A142]*[.$G$11])" office:value-type="float" office:value="0.763221742191129">
            <text:p>0,76</text:p>
          </table:table-cell>
          <table:table-cell table:formula="of:=[.B142]+[.C142]" office:value-type="float" office:value="1.73129157463689">
            <text:p>1,73</text:p>
          </table:table-cell>
          <table:table-cell table:number-columns-repeated="3"/>
        </table:table-row>
        <table:table-row table:style-name="ro1">
          <table:table-cell office:value-type="float" office:value="142">
            <text:p>142</text:p>
          </table:table-cell>
          <table:table-cell table:formula="of:=[.$G$2]*SIN(-2*3.14*[.$A143]*[.$G$3])" office:value-type="float" office:value="0.860935606557188">
            <text:p>0,86</text:p>
          </table:table-cell>
          <table:table-cell table:formula="of:=[.$G$4]*SIN(-2*3.14*[.$A143]*[.$G$11])" office:value-type="float" office:value="0.552026259327976">
            <text:p>0,55</text:p>
          </table:table-cell>
          <table:table-cell table:formula="of:=[.B143]+[.C143]" office:value-type="float" office:value="1.41296186588516">
            <text:p>1,41</text:p>
          </table:table-cell>
          <table:table-cell table:number-columns-repeated="3"/>
        </table:table-row>
        <table:table-row table:style-name="ro1">
          <table:table-cell office:value-type="float" office:value="143">
            <text:p>143</text:p>
          </table:table-cell>
          <table:table-cell table:formula="of:=[.$G$2]*SIN(-2*3.14*[.$A144]*[.$G$3])" office:value-type="float" office:value="0.686597682265851">
            <text:p>0,69</text:p>
          </table:table-cell>
          <table:table-cell table:formula="of:=[.$G$4]*SIN(-2*3.14*[.$A144]*[.$G$11])" office:value-type="float" office:value="0.296761915120514">
            <text:p>0,30</text:p>
          </table:table-cell>
          <table:table-cell table:formula="of:=[.B144]+[.C144]" office:value-type="float" office:value="0.983359597386365">
            <text:p>0,98</text:p>
          </table:table-cell>
          <table:table-cell table:number-columns-repeated="3"/>
        </table:table-row>
        <table:table-row table:style-name="ro1">
          <table:table-cell office:value-type="float" office:value="144">
            <text:p>144</text:p>
          </table:table-cell>
          <table:table-cell table:formula="of:=[.$G$2]*SIN(-2*3.14*[.$A145]*[.$G$3])" office:value-type="float" office:value="0.458664688596969">
            <text:p>0,46</text:p>
          </table:table-cell>
          <table:table-cell table:formula="of:=[.$G$4]*SIN(-2*3.14*[.$A145]*[.$G$11])" office:value-type="float" office:value="0.0178067419360757">
            <text:p>0,02</text:p>
          </table:table-cell>
          <table:table-cell table:formula="of:=[.B145]+[.C145]" office:value-type="float" office:value="0.476471430533045">
            <text:p>0,48</text:p>
          </table:table-cell>
          <table:table-cell table:number-columns-repeated="3"/>
        </table:table-row>
        <table:table-row table:style-name="ro1">
          <table:table-cell office:value-type="float" office:value="145">
            <text:p>145</text:p>
          </table:table-cell>
          <table:table-cell table:formula="of:=[.$G$2]*SIN(-2*3.14*[.$A146]*[.$G$3])" office:value-type="float" office:value="0.194928827482832">
            <text:p>0,19</text:p>
          </table:table-cell>
          <table:table-cell table:formula="of:=[.$G$4]*SIN(-2*3.14*[.$A146]*[.$G$11])" office:value-type="float" office:value="-0.262569962975092">
            <text:p>-0,26</text:p>
          </table:table-cell>
          <table:table-cell table:formula="of:=[.B146]+[.C146]" office:value-type="float" office:value="-0.0676411354922593">
            <text:p>-0,07</text:p>
          </table:table-cell>
          <table:table-cell table:number-columns-repeated="3"/>
        </table:table-row>
        <table:table-row table:style-name="ro1">
          <table:table-cell office:value-type="float" office:value="146">
            <text:p>146</text:p>
          </table:table-cell>
          <table:table-cell table:formula="of:=[.$G$2]*SIN(-2*3.14*[.$A147]*[.$G$3])" office:value-type="float" office:value="-0.08402296619628">
            <text:p>-0,08</text:p>
          </table:table-cell>
          <table:table-cell table:formula="of:=[.$G$4]*SIN(-2*3.14*[.$A147]*[.$G$11])" office:value-type="float" office:value="-0.5219854199514">
            <text:p>-0,52</text:p>
          </table:table-cell>
          <table:table-cell table:formula="of:=[.B147]+[.C147]" office:value-type="float" office:value="-0.60600838614768">
            <text:p>-0,61</text:p>
          </table:table-cell>
          <table:table-cell table:number-columns-repeated="3"/>
        </table:table-row>
        <table:table-row table:style-name="ro1">
          <table:table-cell office:value-type="float" office:value="147">
            <text:p>147</text:p>
          </table:table-cell>
          <table:table-cell table:formula="of:=[.$G$2]*SIN(-2*3.14*[.$A148]*[.$G$3])" office:value-type="float" office:value="-0.356416018389788">
            <text:p>-0,36</text:p>
          </table:table-cell>
          <table:table-cell table:formula="of:=[.$G$4]*SIN(-2*3.14*[.$A148]*[.$G$11])" office:value-type="float" office:value="-0.739730208680871">
            <text:p>-0,74</text:p>
          </table:table-cell>
          <table:table-cell table:formula="of:=[.B148]+[.C148]" office:value-type="float" office:value="-1.09614622707066">
            <text:p>-1,10</text:p>
          </table:table-cell>
          <table:table-cell table:number-columns-repeated="3"/>
        </table:table-row>
        <table:table-row table:style-name="ro1">
          <table:table-cell office:value-type="float" office:value="148">
            <text:p>148</text:p>
          </table:table-cell>
          <table:table-cell table:formula="of:=[.$G$2]*SIN(-2*3.14*[.$A149]*[.$G$3])" office:value-type="float" office:value="-0.60098762328416">
            <text:p>-0,60</text:p>
          </table:table-cell>
          <table:table-cell table:formula="of:=[.$G$4]*SIN(-2*3.14*[.$A149]*[.$G$11])" office:value-type="float" office:value="-0.898421524045385">
            <text:p>-0,90</text:p>
          </table:table-cell>
          <table:table-cell table:formula="of:=[.B149]+[.C149]" office:value-type="float" office:value="-1.49940914732955">
            <text:p>-1,50</text:p>
          </table:table-cell>
          <table:table-cell table:number-columns-repeated="3"/>
        </table:table-row>
        <table:table-row table:style-name="ro1">
          <table:table-cell office:value-type="float" office:value="149">
            <text:p>149</text:p>
          </table:table-cell>
          <table:table-cell table:formula="of:=[.$G$2]*SIN(-2*3.14*[.$A150]*[.$G$3])" office:value-type="float" office:value="-0.798646787025712">
            <text:p>-0,80</text:p>
          </table:table-cell>
          <table:table-cell table:formula="of:=[.$G$4]*SIN(-2*3.14*[.$A150]*[.$G$11])" office:value-type="float" office:value="-0.985390864385411">
            <text:p>-0,99</text:p>
          </table:table-cell>
          <table:table-cell table:formula="of:=[.B150]+[.C150]" office:value-type="float" office:value="-1.78403765141112">
            <text:p>-1,78</text:p>
          </table:table-cell>
          <table:table-cell table:number-columns-repeated="3"/>
        </table:table-row>
        <table:table-row table:style-name="ro1">
          <table:table-cell office:value-type="float" office:value="150">
            <text:p>150</text:p>
          </table:table-cell>
          <table:table-cell table:formula="of:=[.$G$2]*SIN(-2*3.14*[.$A151]*[.$G$3])" office:value-type="float" office:value="-0.933964449966476">
            <text:p>-0,93</text:p>
          </table:table-cell>
          <table:table-cell table:formula="of:=[.$G$4]*SIN(-2*3.14*[.$A151]*[.$G$11])" office:value-type="float" office:value="-0.993695371934499">
            <text:p>-0,99</text:p>
          </table:table-cell>
          <table:table-cell table:formula="of:=[.B151]+[.C151]" office:value-type="float" office:value="-1.92765982190098">
            <text:p>-1,93</text:p>
          </table:table-cell>
          <table:table-cell table:number-columns-repeated="3"/>
        </table:table-row>
        <table:table-row table:style-name="ro1">
          <table:table-cell office:value-type="float" office:value="151">
            <text:p>151</text:p>
          </table:table-cell>
          <table:table-cell table:formula="of:=[.$G$2]*SIN(-2*3.14*[.$A152]*[.$G$3])" office:value-type="float" office:value="-0.996377862301891">
            <text:p>-1,00</text:p>
          </table:table-cell>
          <table:table-cell table:formula="of:=[.$G$4]*SIN(-2*3.14*[.$A152]*[.$G$11])" office:value-type="float" office:value="-0.922672088758045">
            <text:p>-0,92</text:p>
          </table:table-cell>
          <table:table-cell table:formula="of:=[.B152]+[.C152]" office:value-type="float" office:value="-1.91904995105994">
            <text:p>-1,92</text:p>
          </table:table-cell>
          <table:table-cell table:number-columns-repeated="3"/>
        </table:table-row>
        <table:table-row table:style-name="ro1">
          <table:table-cell office:value-type="float" office:value="152">
            <text:p>152</text:p>
          </table:table-cell>
          <table:table-cell table:formula="of:=[.$G$2]*SIN(-2*3.14*[.$A153]*[.$G$3])" office:value-type="float" office:value="-0.981015100854637">
            <text:p>-0,98</text:p>
          </table:table-cell>
          <table:table-cell table:formula="of:=[.$G$4]*SIN(-2*3.14*[.$A153]*[.$G$11])" office:value-type="float" office:value="-0.777990881393413">
            <text:p>-0,78</text:p>
          </table:table-cell>
          <table:table-cell table:formula="of:=[.B153]+[.C153]" office:value-type="float" office:value="-1.75900598224805">
            <text:p>-1,76</text:p>
          </table:table-cell>
          <table:table-cell table:number-columns-repeated="3"/>
        </table:table-row>
        <table:table-row table:style-name="ro1">
          <table:table-cell office:value-type="float" office:value="153">
            <text:p>153</text:p>
          </table:table-cell>
          <table:table-cell table:formula="of:=[.$G$2]*SIN(-2*3.14*[.$A154]*[.$G$3])" office:value-type="float" office:value="-0.889075366094484">
            <text:p>-0,89</text:p>
          </table:table-cell>
          <table:table-cell table:formula="of:=[.$G$4]*SIN(-2*3.14*[.$A154]*[.$G$11])" office:value-type="float" office:value="-0.571201809211242">
            <text:p>-0,57</text:p>
          </table:table-cell>
          <table:table-cell table:formula="of:=[.B154]+[.C154]" office:value-type="float" office:value="-1.46027717530573">
            <text:p>-1,46</text:p>
          </table:table-cell>
          <table:table-cell table:number-columns-repeated="3"/>
        </table:table-row>
        <table:table-row table:style-name="ro1">
          <table:table-cell office:value-type="float" office:value="154">
            <text:p>154</text:p>
          </table:table-cell>
          <table:table-cell table:formula="of:=[.$G$2]*SIN(-2*3.14*[.$A155]*[.$G$3])" office:value-type="float" office:value="-0.727735373864121">
            <text:p>-0,73</text:p>
          </table:table-cell>
          <table:table-cell table:formula="of:=[.$G$4]*SIN(-2*3.14*[.$A155]*[.$G$11])" office:value-type="float" office:value="-0.318813070505363">
            <text:p>-0,32</text:p>
          </table:table-cell>
          <table:table-cell table:formula="of:=[.B155]+[.C155]" office:value-type="float" office:value="-1.04654844436948">
            <text:p>-1,05</text:p>
          </table:table-cell>
          <table:table-cell table:number-columns-repeated="3"/>
        </table:table-row>
        <table:table-row table:style-name="ro1">
          <table:table-cell office:value-type="float" office:value="155">
            <text:p>155</text:p>
          </table:table-cell>
          <table:table-cell table:formula="of:=[.$G$2]*SIN(-2*3.14*[.$A156]*[.$G$3])" office:value-type="float" office:value="-0.509589148741405">
            <text:p>-0,51</text:p>
          </table:table-cell>
          <table:table-cell table:formula="of:=[.$G$4]*SIN(-2*3.14*[.$A156]*[.$G$11])" office:value-type="float" office:value="-0.0409731349299937">
            <text:p>-0,04</text:p>
          </table:table-cell>
          <table:table-cell table:formula="of:=[.B156]+[.C156]" office:value-type="float" office:value="-0.550562283671399">
            <text:p>-0,55</text:p>
          </table:table-cell>
          <table:table-cell table:number-columns-repeated="3"/>
        </table:table-row>
        <table:table-row table:style-name="ro1">
          <table:table-cell office:value-type="float" office:value="156">
            <text:p>156</text:p>
          </table:table-cell>
          <table:table-cell table:formula="of:=[.$G$2]*SIN(-2*3.14*[.$A157]*[.$G$3])" office:value-type="float" office:value="-0.251664948112626">
            <text:p>-0,25</text:p>
          </table:table-cell>
          <table:table-cell table:formula="of:=[.$G$4]*SIN(-2*3.14*[.$A157]*[.$G$11])" office:value-type="float" office:value="0.240137730917495">
            <text:p>0,24</text:p>
          </table:table-cell>
          <table:table-cell table:formula="of:=[.B157]+[.C157]" office:value-type="float" office:value="-0.0115272171951304">
            <text:p>-0,01</text:p>
          </table:table-cell>
          <table:table-cell table:number-columns-repeated="3"/>
        </table:table-row>
        <table:table-row table:style-name="ro1">
          <table:table-cell office:value-type="float" office:value="157">
            <text:p>157</text:p>
          </table:table-cell>
          <table:table-cell table:formula="of:=[.$G$2]*SIN(-2*3.14*[.$A158]*[.$G$3])" office:value-type="float" office:value="0.0259039450375156">
            <text:p>0,03</text:p>
          </table:table-cell>
          <table:table-cell table:formula="of:=[.$G$4]*SIN(-2*3.14*[.$A158]*[.$G$11])" office:value-type="float" office:value="0.502078138490843">
            <text:p>0,50</text:p>
          </table:table-cell>
          <table:table-cell table:formula="of:=[.B158]+[.C158]" office:value-type="float" office:value="0.527982083528359">
            <text:p>0,53</text:p>
          </table:table-cell>
          <table:table-cell table:number-columns-repeated="3"/>
        </table:table-row>
        <table:table-row table:style-name="ro1">
          <table:table-cell office:value-type="float" office:value="158">
            <text:p>158</text:p>
          </table:table-cell>
          <table:table-cell table:formula="of:=[.$G$2]*SIN(-2*3.14*[.$A159]*[.$G$3])" office:value-type="float" office:value="0.301450804385664">
            <text:p>0,30</text:p>
          </table:table-cell>
          <table:table-cell table:formula="of:=[.$G$4]*SIN(-2*3.14*[.$A159]*[.$G$11])" office:value-type="float" office:value="0.723937097940557">
            <text:p>0,72</text:p>
          </table:table-cell>
          <table:table-cell table:formula="of:=[.B159]+[.C159]" office:value-type="float" office:value="1.02538790232622">
            <text:p>1,03</text:p>
          </table:table-cell>
          <table:table-cell table:number-columns-repeated="3"/>
        </table:table-row>
        <table:table-row table:style-name="ro1">
          <table:table-cell office:value-type="float" office:value="159">
            <text:p>159</text:p>
          </table:table-cell>
          <table:table-cell table:formula="of:=[.$G$2]*SIN(-2*3.14*[.$A160]*[.$G$3])" office:value-type="float" office:value="0.553466741316543">
            <text:p>0,55</text:p>
          </table:table-cell>
          <table:table-cell table:formula="of:=[.$G$4]*SIN(-2*3.14*[.$A160]*[.$G$11])" office:value-type="float" office:value="0.88800336534744">
            <text:p>0,89</text:p>
          </table:table-cell>
          <table:table-cell table:formula="of:=[.B160]+[.C160]" office:value-type="float" office:value="1.44147010666398">
            <text:p>1,44</text:p>
          </table:table-cell>
          <table:table-cell table:number-columns-repeated="3"/>
        </table:table-row>
        <table:table-row table:style-name="ro1">
          <table:table-cell office:value-type="float" office:value="160">
            <text:p>160</text:p>
          </table:table-cell>
          <table:table-cell table:formula="of:=[.$G$2]*SIN(-2*3.14*[.$A161]*[.$G$3])" office:value-type="float" office:value="0.76227966554338">
            <text:p>0,76</text:p>
          </table:table-cell>
          <table:table-cell table:formula="of:=[.$G$4]*SIN(-2*3.14*[.$A161]*[.$G$11])" office:value-type="float" office:value="0.981179350768076">
            <text:p>0,98</text:p>
          </table:table-cell>
          <table:table-cell table:formula="of:=[.B161]+[.C161]" office:value-type="float" office:value="1.74345901631146">
            <text:p>1,74</text:p>
          </table:table-cell>
          <table:table-cell table:number-columns-repeated="3"/>
        </table:table-row>
        <table:table-row table:style-name="ro1">
          <table:table-cell office:value-type="float" office:value="161">
            <text:p>161</text:p>
          </table:table-cell>
          <table:table-cell table:formula="of:=[.$G$2]*SIN(-2*3.14*[.$A162]*[.$G$3])" office:value-type="float" office:value="0.911589866974732">
            <text:p>0,91</text:p>
          </table:table-cell>
          <table:table-cell table:formula="of:=[.$G$4]*SIN(-2*3.14*[.$A162]*[.$G$11])" office:value-type="float" office:value="0.996026713146087">
            <text:p>1,00</text:p>
          </table:table-cell>
          <table:table-cell table:formula="of:=[.B162]+[.C162]" office:value-type="float" office:value="1.90761658012082">
            <text:p>1,91</text:p>
          </table:table-cell>
          <table:table-cell table:number-columns-repeated="3"/>
        </table:table-row>
        <table:table-row table:style-name="ro1">
          <table:table-cell office:value-type="float" office:value="162">
            <text:p>162</text:p>
          </table:table-cell>
          <table:table-cell table:formula="of:=[.$G$2]*SIN(-2*3.14*[.$A163]*[.$G$3])" office:value-type="float" office:value="0.989742353449715">
            <text:p>0,99</text:p>
          </table:table-cell>
          <table:table-cell table:formula="of:=[.$G$4]*SIN(-2*3.14*[.$A163]*[.$G$11])" office:value-type="float" office:value="0.93136017126864">
            <text:p>0,93</text:p>
          </table:table-cell>
          <table:table-cell table:formula="of:=[.B163]+[.C163]" office:value-type="float" office:value="1.92110252471836">
            <text:p>1,92</text:p>
          </table:table-cell>
          <table:table-cell table:number-columns-repeated="3"/>
        </table:table-row>
        <table:table-row table:style-name="ro1">
          <table:table-cell office:value-type="float" office:value="163">
            <text:p>163</text:p>
          </table:table-cell>
          <table:table-cell table:formula="of:=[.$G$2]*SIN(-2*3.14*[.$A164]*[.$G$3])" office:value-type="float" office:value="0.990636626751973">
            <text:p>0,99</text:p>
          </table:table-cell>
          <table:table-cell table:formula="of:=[.$G$4]*SIN(-2*3.14*[.$A164]*[.$G$11])" office:value-type="float" office:value="0.79234212604594">
            <text:p>0,79</text:p>
          </table:table-cell>
          <table:table-cell table:formula="of:=[.B164]+[.C164]" office:value-type="float" office:value="1.78297875279791">
            <text:p>1,78</text:p>
          </table:table-cell>
          <table:table-cell table:number-columns-repeated="3"/>
        </table:table-row>
        <table:table-row table:style-name="ro1">
          <table:table-cell office:value-type="float" office:value="164">
            <text:p>164</text:p>
          </table:table-cell>
          <table:table-cell table:formula="of:=[.$G$2]*SIN(-2*3.14*[.$A165]*[.$G$3])" office:value-type="float" office:value="0.914202880884588">
            <text:p>0,91</text:p>
          </table:table-cell>
          <table:table-cell table:formula="of:=[.$G$4]*SIN(-2*3.14*[.$A165]*[.$G$11])" office:value-type="float" office:value="0.590070540431735">
            <text:p>0,59</text:p>
          </table:table-cell>
          <table:table-cell table:formula="of:=[.B165]+[.C165]" office:value-type="float" office:value="1.50427342131632">
            <text:p>1,50</text:p>
          </table:table-cell>
          <table:table-cell table:number-columns-repeated="3"/>
        </table:table-row>
        <table:table-row table:style-name="ro1">
          <table:table-cell office:value-type="float" office:value="165">
            <text:p>165</text:p>
          </table:table-cell>
          <table:table-cell table:formula="of:=[.$G$2]*SIN(-2*3.14*[.$A166]*[.$G$3])" office:value-type="float" office:value="0.766407451030987">
            <text:p>0,77</text:p>
          </table:table-cell>
          <table:table-cell table:formula="of:=[.$G$4]*SIN(-2*3.14*[.$A166]*[.$G$11])" office:value-type="float" office:value="0.340692976789593">
            <text:p>0,34</text:p>
          </table:table-cell>
          <table:table-cell table:formula="of:=[.B166]+[.C166]" office:value-type="float" office:value="1.10710042782058">
            <text:p>1,11</text:p>
          </table:table-cell>
          <table:table-cell table:number-columns-repeated="3"/>
        </table:table-row>
        <table:table-row table:style-name="ro1">
          <table:table-cell office:value-type="float" office:value="166">
            <text:p>166</text:p>
          </table:table-cell>
          <table:table-cell table:formula="of:=[.$G$2]*SIN(-2*3.14*[.$A167]*[.$G$3])" office:value-type="float" office:value="0.558787087929844">
            <text:p>0,56</text:p>
          </table:table-cell>
          <table:table-cell table:formula="of:=[.$G$4]*SIN(-2*3.14*[.$A167]*[.$G$11])" office:value-type="float" office:value="0.064117519376724">
            <text:p>0,06</text:p>
          </table:table-cell>
          <table:table-cell table:formula="of:=[.B167]+[.C167]" office:value-type="float" office:value="0.622904607306568">
            <text:p>0,62</text:p>
          </table:table-cell>
          <table:table-cell table:number-columns-repeated="3"/>
        </table:table-row>
        <table:table-row table:style-name="ro1">
          <table:table-cell office:value-type="float" office:value="167">
            <text:p>167</text:p>
          </table:table-cell>
          <table:table-cell table:formula="of:=[.$G$2]*SIN(-2*3.14*[.$A168]*[.$G$3])" office:value-type="float" office:value="0.307548411632473">
            <text:p>0,31</text:p>
          </table:table-cell>
          <table:table-cell table:formula="of:=[.$G$4]*SIN(-2*3.14*[.$A168]*[.$G$11])" office:value-type="float" office:value="-0.21757650988721">
            <text:p>-0,22</text:p>
          </table:table-cell>
          <table:table-cell table:formula="of:=[.B168]+[.C168]" office:value-type="float" office:value="0.0899719017452628">
            <text:p>0,09</text:p>
          </table:table-cell>
          <table:table-cell table:number-columns-repeated="3"/>
        </table:table-row>
        <table:table-row table:style-name="ro1">
          <table:table-cell office:value-type="float" office:value="168">
            <text:p>168</text:p>
          </table:table-cell>
          <table:table-cell table:formula="of:=[.$G$2]*SIN(-2*3.14*[.$A169]*[.$G$3])" office:value-type="float" office:value="0.0323028403307593">
            <text:p>0,03</text:p>
          </table:table-cell>
          <table:table-cell table:formula="of:=[.$G$4]*SIN(-2*3.14*[.$A169]*[.$G$11])" office:value-type="float" office:value="-0.481901167881209">
            <text:p>-0,48</text:p>
          </table:table-cell>
          <table:table-cell table:formula="of:=[.B169]+[.C169]" office:value-type="float" office:value="-0.44959832755045">
            <text:p>-0,45</text:p>
          </table:table-cell>
          <table:table-cell table:number-columns-repeated="3"/>
        </table:table-row>
        <table:table-row table:style-name="ro1">
          <table:table-cell office:value-type="float" office:value="169">
            <text:p>169</text:p>
          </table:table-cell>
          <table:table-cell table:formula="of:=[.$G$2]*SIN(-2*3.14*[.$A170]*[.$G$3])" office:value-type="float" office:value="-0.245464255589853">
            <text:p>-0,25</text:p>
          </table:table-cell>
          <table:table-cell table:formula="of:=[.$G$4]*SIN(-2*3.14*[.$A170]*[.$G$11])" office:value-type="float" office:value="-0.70775512743132">
            <text:p>-0,71</text:p>
          </table:table-cell>
          <table:table-cell table:formula="of:=[.B170]+[.C170]" office:value-type="float" office:value="-0.953219383021172">
            <text:p>-0,95</text:p>
          </table:table-cell>
          <table:table-cell table:number-columns-repeated="3"/>
        </table:table-row>
        <table:table-row table:style-name="ro1">
          <table:table-cell office:value-type="float" office:value="170">
            <text:p>170</text:p>
          </table:table-cell>
          <table:table-cell table:formula="of:=[.$G$2]*SIN(-2*3.14*[.$A171]*[.$G$3])" office:value-type="float" office:value="-0.504070678287846">
            <text:p>-0,50</text:p>
          </table:table-cell>
          <table:table-cell table:formula="of:=[.$G$4]*SIN(-2*3.14*[.$A171]*[.$G$11])" office:value-type="float" office:value="-0.877108219381115">
            <text:p>-0,88</text:p>
          </table:table-cell>
          <table:table-cell table:formula="of:=[.B171]+[.C171]" office:value-type="float" office:value="-1.38117889766896">
            <text:p>-1,38</text:p>
          </table:table-cell>
          <table:table-cell table:number-columns-repeated="3"/>
        </table:table-row>
        <table:table-row table:style-name="ro1">
          <table:table-cell office:value-type="float" office:value="171">
            <text:p>171</text:p>
          </table:table-cell>
          <table:table-cell table:formula="of:=[.$G$2]*SIN(-2*3.14*[.$A172]*[.$G$3])" office:value-type="float" office:value="-0.72332989133812">
            <text:p>-0,72</text:p>
          </table:table-cell>
          <table:table-cell table:formula="of:=[.$G$4]*SIN(-2*3.14*[.$A172]*[.$G$11])" office:value-type="float" office:value="-0.976440800789567">
            <text:p>-0,98</text:p>
          </table:table-cell>
          <table:table-cell table:formula="of:=[.B172]+[.C172]" office:value-type="float" office:value="-1.69977069212769">
            <text:p>-1,70</text:p>
          </table:table-cell>
          <table:table-cell table:number-columns-repeated="3"/>
        </table:table-row>
        <table:table-row table:style-name="ro1">
          <table:table-cell office:value-type="float" office:value="172">
            <text:p>172</text:p>
          </table:table-cell>
          <table:table-cell table:formula="of:=[.$G$2]*SIN(-2*3.14*[.$A173]*[.$G$3])" office:value-type="float" office:value="-0.886126758652225">
            <text:p>-0,89</text:p>
          </table:table-cell>
          <table:table-cell table:formula="of:=[.$G$4]*SIN(-2*3.14*[.$A173]*[.$G$11])" office:value-type="float" office:value="-0.997823042794104">
            <text:p>-1,00</text:p>
          </table:table-cell>
          <table:table-cell table:formula="of:=[.B173]+[.C173]" office:value-type="float" office:value="-1.88394980144633">
            <text:p>-1,88</text:p>
          </table:table-cell>
          <table:table-cell table:number-columns-repeated="3"/>
        </table:table-row>
        <table:table-row table:style-name="ro1">
          <table:table-cell office:value-type="float" office:value="173">
            <text:p>173</text:p>
          </table:table-cell>
          <table:table-cell table:formula="of:=[.$G$2]*SIN(-2*3.14*[.$A174]*[.$G$3])" office:value-type="float" office:value="-0.979753533590641">
            <text:p>-0,98</text:p>
          </table:table-cell>
          <table:table-cell table:formula="of:=[.$G$4]*SIN(-2*3.14*[.$A174]*[.$G$11])" office:value-type="float" office:value="-0.939547977578425">
            <text:p>-0,94</text:p>
          </table:table-cell>
          <table:table-cell table:formula="of:=[.B174]+[.C174]" office:value-type="float" office:value="-1.91930151116907">
            <text:p>-1,92</text:p>
          </table:table-cell>
          <table:table-cell table:number-columns-repeated="3"/>
        </table:table-row>
        <table:table-row table:style-name="ro1">
          <table:table-cell office:value-type="float" office:value="174">
            <text:p>174</text:p>
          </table:table-cell>
          <table:table-cell table:formula="of:=[.$G$2]*SIN(-2*3.14*[.$A175]*[.$G$3])" office:value-type="float" office:value="-0.996901811787857">
            <text:p>-1,00</text:p>
          </table:table-cell>
          <table:table-cell table:formula="of:=[.$G$4]*SIN(-2*3.14*[.$A175]*[.$G$11])" office:value-type="float" office:value="-0.806267767474004">
            <text:p>-0,81</text:p>
          </table:table-cell>
          <table:table-cell table:formula="of:=[.B175]+[.C175]" office:value-type="float" office:value="-1.80316957926186">
            <text:p>-1,80</text:p>
          </table:table-cell>
          <table:table-cell table:number-columns-repeated="3"/>
        </table:table-row>
        <table:table-row table:style-name="ro1">
          <table:table-cell office:value-type="float" office:value="175">
            <text:p>175</text:p>
          </table:table-cell>
          <table:table-cell table:formula="of:=[.$G$2]*SIN(-2*3.14*[.$A176]*[.$G$3])" office:value-type="float" office:value="-0.936233017272204">
            <text:p>-0,94</text:p>
          </table:table-cell>
          <table:table-cell table:formula="of:=[.$G$4]*SIN(-2*3.14*[.$A176]*[.$G$11])" office:value-type="float" office:value="-0.608622317741932">
            <text:p>-0,61</text:p>
          </table:table-cell>
          <table:table-cell table:formula="of:=[.B176]+[.C176]" office:value-type="float" office:value="-1.54485533501414">
            <text:p>-1,54</text:p>
          </table:table-cell>
          <table:table-cell table:number-columns-repeated="3"/>
        </table:table-row>
        <table:table-row table:style-name="ro1">
          <table:table-cell office:value-type="float" office:value="176">
            <text:p>176</text:p>
          </table:table-cell>
          <table:table-cell table:formula="of:=[.$G$2]*SIN(-2*3.14*[.$A177]*[.$G$3])" office:value-type="float" office:value="-0.802482890252399">
            <text:p>-0,80</text:p>
          </table:table-cell>
          <table:table-cell table:formula="of:=[.$G$4]*SIN(-2*3.14*[.$A177]*[.$G$11])" office:value-type="float" office:value="-0.362389881273523">
            <text:p>-0,36</text:p>
          </table:table-cell>
          <table:table-cell table:formula="of:=[.B177]+[.C177]" office:value-type="float" office:value="-1.16487277152592">
            <text:p>-1,16</text:p>
          </table:table-cell>
          <table:table-cell table:number-columns-repeated="3"/>
        </table:table-row>
        <table:table-row table:style-name="ro1">
          <table:table-cell office:value-type="float" office:value="177">
            <text:p>177</text:p>
          </table:table-cell>
          <table:table-cell table:formula="of:=[.$G$2]*SIN(-2*3.14*[.$A178]*[.$G$3])" office:value-type="float" office:value="-0.606091820380248">
            <text:p>-0,61</text:p>
          </table:table-cell>
          <table:table-cell table:formula="of:=[.$G$4]*SIN(-2*3.14*[.$A178]*[.$G$11])" office:value-type="float" office:value="-0.0872274633674538">
            <text:p>-0,09</text:p>
          </table:table-cell>
          <table:table-cell table:formula="of:=[.B178]+[.C178]" office:value-type="float" office:value="-0.693319283747702">
            <text:p>-0,69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formula="of:=[.$G$2]*SIN(-2*3.14*[.$A179]*[.$G$3])" office:value-type="float" office:value="-0.362389881287085">
            <text:p>-0,36</text:p>
          </table:table-cell>
          <table:table-cell table:formula="of:=[.$G$4]*SIN(-2*3.14*[.$A179]*[.$G$11])" office:value-type="float" office:value="0.194898418535">
            <text:p>0,19</text:p>
          </table:table-cell>
          <table:table-cell table:formula="of:=[.B179]+[.C179]" office:value-type="float" office:value="-0.167491462752086">
            <text:p>-0,17</text:p>
          </table:table-cell>
          <table:table-cell table:number-columns-repeated="3"/>
        </table:table-row>
        <table:table-row table:style-name="ro1">
          <table:table-cell office:value-type="float" office:value="179">
            <text:p>179</text:p>
          </table:table-cell>
          <table:table-cell table:formula="of:=[.$G$2]*SIN(-2*3.14*[.$A180]*[.$G$3])" office:value-type="float" office:value="-0.0904001816335433">
            <text:p>-0,09</text:p>
          </table:table-cell>
          <table:table-cell table:formula="of:=[.$G$4]*SIN(-2*3.14*[.$A180]*[.$G$11])" office:value-type="float" office:value="0.461465346072119">
            <text:p>0,46</text:p>
          </table:table-cell>
          <table:table-cell table:formula="of:=[.B180]+[.C180]" office:value-type="float" office:value="0.371065164438576">
            <text:p>0,37</text:p>
          </table:table-cell>
          <table:table-cell table:number-columns-repeated="3"/>
        </table:table-row>
        <table:table-row table:style-name="ro1">
          <table:table-cell office:value-type="float" office:value="180">
            <text:p>180</text:p>
          </table:table-cell>
          <table:table-cell table:formula="of:=[.$G$2]*SIN(-2*3.14*[.$A181]*[.$G$3])" office:value-type="float" office:value="0.188646058016468">
            <text:p>0,19</text:p>
          </table:table-cell>
          <table:table-cell table:formula="of:=[.$G$4]*SIN(-2*3.14*[.$A181]*[.$G$11])" office:value-type="float" office:value="0.691192989220078">
            <text:p>0,69</text:p>
          </table:table-cell>
          <table:table-cell table:formula="of:=[.B181]+[.C181]" office:value-type="float" office:value="0.879839047236546">
            <text:p>0,88</text:p>
          </table:table-cell>
          <table:table-cell table:number-columns-repeated="3"/>
        </table:table-row>
        <table:table-row table:style-name="ro1">
          <table:table-cell office:value-type="float" office:value="181">
            <text:p>181</text:p>
          </table:table-cell>
          <table:table-cell table:formula="of:=[.$G$2]*SIN(-2*3.14*[.$A182]*[.$G$3])" office:value-type="float" office:value="0.452966791262458">
            <text:p>0,45</text:p>
          </table:table-cell>
          <table:table-cell table:formula="of:=[.$G$4]*SIN(-2*3.14*[.$A182]*[.$G$11])" office:value-type="float" office:value="0.865741938421876">
            <text:p>0,87</text:p>
          </table:table-cell>
          <table:table-cell table:formula="of:=[.B182]+[.C182]" office:value-type="float" office:value="1.31870872968433">
            <text:p>1,32</text:p>
          </table:table-cell>
          <table:table-cell table:number-columns-repeated="3"/>
        </table:table-row>
        <table:table-row table:style-name="ro1">
          <table:table-cell office:value-type="float" office:value="182">
            <text:p>182</text:p>
          </table:table-cell>
          <table:table-cell table:formula="of:=[.$G$2]*SIN(-2*3.14*[.$A183]*[.$G$3])" office:value-type="float" office:value="0.68192942874075">
            <text:p>0,68</text:p>
          </table:table-cell>
          <table:table-cell table:formula="of:=[.$G$4]*SIN(-2*3.14*[.$A183]*[.$G$11])" office:value-type="float" office:value="0.971177759739608">
            <text:p>0,97</text:p>
          </table:table-cell>
          <table:table-cell table:formula="of:=[.B183]+[.C183]" office:value-type="float" office:value="1.65310718848036">
            <text:p>1,65</text:p>
          </table:table-cell>
          <table:table-cell table:number-columns-repeated="3"/>
        </table:table-row>
        <table:table-row table:style-name="ro1">
          <table:table-cell office:value-type="float" office:value="183">
            <text:p>183</text:p>
          </table:table-cell>
          <table:table-cell table:formula="of:=[.$G$2]*SIN(-2*3.14*[.$A184]*[.$G$3])" office:value-type="float" office:value="0.857661395649054">
            <text:p>0,86</text:p>
          </table:table-cell>
          <table:table-cell table:formula="of:=[.$G$4]*SIN(-2*3.14*[.$A184]*[.$G$11])" office:value-type="float" office:value="0.999083395989262">
            <text:p>1,00</text:p>
          </table:table-cell>
          <table:table-cell table:formula="of:=[.B184]+[.C184]" office:value-type="float" office:value="1.85674479163832">
            <text:p>1,86</text:p>
          </table:table-cell>
          <table:table-cell table:number-columns-repeated="3"/>
        </table:table-row>
        <table:table-row table:style-name="ro1">
          <table:table-cell office:value-type="float" office:value="184">
            <text:p>184</text:p>
          </table:table-cell>
          <table:table-cell table:formula="of:=[.$G$2]*SIN(-2*3.14*[.$A185]*[.$G$3])" office:value-type="float" office:value="0.966445245491385">
            <text:p>0,97</text:p>
          </table:table-cell>
          <table:table-cell table:formula="of:=[.$G$4]*SIN(-2*3.14*[.$A185]*[.$G$11])" office:value-type="float" office:value="0.947231109641658">
            <text:p>0,95</text:p>
          </table:table-cell>
          <table:table-cell table:formula="of:=[.B185]+[.C185]" office:value-type="float" office:value="1.91367635513304">
            <text:p>1,91</text:p>
          </table:table-cell>
          <table:table-cell table:number-columns-repeated="3"/>
        </table:table-row>
        <table:table-row table:style-name="ro1">
          <table:table-cell office:value-type="float" office:value="185">
            <text:p>185</text:p>
          </table:table-cell>
          <table:table-cell table:formula="of:=[.$G$2]*SIN(-2*3.14*[.$A186]*[.$G$3])" office:value-type="float" office:value="0.999789429107677">
            <text:p>1,00</text:p>
          </table:table-cell>
          <table:table-cell table:formula="of:=[.$G$4]*SIN(-2*3.14*[.$A186]*[.$G$11])" office:value-type="float" office:value="0.819760325551223">
            <text:p>0,82</text:p>
          </table:table-cell>
          <table:table-cell table:formula="of:=[.B186]+[.C186]" office:value-type="float" office:value="1.8195497546589">
            <text:p>1,82</text:p>
          </table:table-cell>
          <table:table-cell table:number-columns-repeated="3"/>
        </table:table-row>
        <table:table-row table:style-name="ro1">
          <table:table-cell office:value-type="float" office:value="186">
            <text:p>186</text:p>
          </table:table-cell>
          <table:table-cell table:formula="of:=[.$G$2]*SIN(-2*3.14*[.$A187]*[.$G$3])" office:value-type="float" office:value="0.95509113574361">
            <text:p>0,96</text:p>
          </table:table-cell>
          <table:table-cell table:formula="of:=[.$G$4]*SIN(-2*3.14*[.$A187]*[.$G$11])" office:value-type="float" office:value="0.626847176143975">
            <text:p>0,63</text:p>
          </table:table-cell>
          <table:table-cell table:formula="of:=[.B187]+[.C187]" office:value-type="float" office:value="1.58193831188759">
            <text:p>1,58</text:p>
          </table:table-cell>
          <table:table-cell table:number-columns-repeated="3"/>
        </table:table-row>
        <table:table-row table:style-name="ro1">
          <table:table-cell office:value-type="float" office:value="187">
            <text:p>187</text:p>
          </table:table-cell>
          <table:table-cell table:formula="of:=[.$G$2]*SIN(-2*3.14*[.$A188]*[.$G$3])" office:value-type="float" office:value="0.835839465628644">
            <text:p>0,84</text:p>
          </table:table-cell>
          <table:table-cell table:formula="of:=[.$G$4]*SIN(-2*3.14*[.$A188]*[.$G$11])" office:value-type="float" office:value="0.383892129569552">
            <text:p>0,38</text:p>
          </table:table-cell>
          <table:table-cell table:formula="of:=[.B188]+[.C188]" office:value-type="float" office:value="1.2197315951982">
            <text:p>1,22</text:p>
          </table:table-cell>
          <table:table-cell table:number-columns-repeated="3"/>
        </table:table-row>
        <table:table-row table:style-name="ro1">
          <table:table-cell office:value-type="float" office:value="188">
            <text:p>188</text:p>
          </table:table-cell>
          <table:table-cell table:formula="of:=[.$G$2]*SIN(-2*3.14*[.$A189]*[.$G$3])" office:value-type="float" office:value="0.651343074615376">
            <text:p>0,65</text:p>
          </table:table-cell>
          <table:table-cell table:formula="of:=[.$G$4]*SIN(-2*3.14*[.$A189]*[.$G$11])" office:value-type="float" office:value="0.11029055350738">
            <text:p>0,11</text:p>
          </table:table-cell>
          <table:table-cell table:formula="of:=[.B189]+[.C189]" office:value-type="float" office:value="0.761633628122756">
            <text:p>0,76</text:p>
          </table:table-cell>
          <table:table-cell table:number-columns-repeated="3"/>
        </table:table-row>
        <table:table-row table:style-name="ro1">
          <table:table-cell office:value-type="float" office:value="189">
            <text:p>189</text:p>
          </table:table-cell>
          <table:table-cell table:formula="of:=[.$G$2]*SIN(-2*3.14*[.$A190]*[.$G$3])" office:value-type="float" office:value="0.416003550608431">
            <text:p>0,42</text:p>
          </table:table-cell>
          <table:table-cell table:formula="of:=[.$G$4]*SIN(-2*3.14*[.$A190]*[.$G$11])" office:value-type="float" office:value="-0.172115638330776">
            <text:p>-0,17</text:p>
          </table:table-cell>
          <table:table-cell table:formula="of:=[.B190]+[.C190]" office:value-type="float" office:value="0.243887912277655">
            <text:p>0,24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formula="of:=[.$G$2]*SIN(-2*3.14*[.$A191]*[.$G$3])" office:value-type="float" office:value="0.148191241254199">
            <text:p>0,15</text:p>
          </table:table-cell>
          <table:table-cell table:formula="of:=[.$G$4]*SIN(-2*3.14*[.$A191]*[.$G$11])" office:value-type="float" office:value="-0.440781650105014">
            <text:p>-0,44</text:p>
          </table:table-cell>
          <table:table-cell table:formula="of:=[.B191]+[.C191]" office:value-type="float" office:value="-0.292590408850814">
            <text:p>-0,29</text:p>
          </table:table-cell>
          <table:table-cell table:number-columns-repeated="3"/>
        </table:table-row>
        <table:table-row table:style-name="ro1">
          <table:table-cell office:value-type="float" office:value="191">
            <text:p>191</text:p>
          </table:table-cell>
          <table:table-cell table:formula="of:=[.$G$2]*SIN(-2*3.14*[.$A192]*[.$G$3])" office:value-type="float" office:value="-0.131188715444766">
            <text:p>-0,13</text:p>
          </table:table-cell>
          <table:table-cell table:formula="of:=[.$G$4]*SIN(-2*3.14*[.$A192]*[.$G$11])" office:value-type="float" office:value="-0.674259579610546">
            <text:p>-0,67</text:p>
          </table:table-cell>
          <table:table-cell table:formula="of:=[.B192]+[.C192]" office:value-type="float" office:value="-0.805448295055312">
            <text:p>-0,81</text:p>
          </table:table-cell>
          <table:table-cell table:number-columns-repeated="3"/>
        </table:table-row>
        <table:table-row table:style-name="ro1">
          <table:table-cell office:value-type="float" office:value="192">
            <text:p>192</text:p>
          </table:table-cell>
          <table:table-cell table:formula="of:=[.$G$2]*SIN(-2*3.14*[.$A193]*[.$G$3])" office:value-type="float" office:value="-0.400328223497576">
            <text:p>-0,40</text:p>
          </table:table-cell>
          <table:table-cell table:formula="of:=[.$G$4]*SIN(-2*3.14*[.$A193]*[.$G$11])" office:value-type="float" office:value="-0.853910627819758">
            <text:p>-0,85</text:p>
          </table:table-cell>
          <table:table-cell table:formula="of:=[.B193]+[.C193]" office:value-type="float" office:value="-1.25423885131733">
            <text:p>-1,25</text:p>
          </table:table-cell>
          <table:table-cell table:number-columns-repeated="3"/>
        </table:table-row>
        <table:table-row table:style-name="ro1">
          <table:table-cell office:value-type="float" office:value="193">
            <text:p>193</text:p>
          </table:table-cell>
          <table:table-cell table:formula="of:=[.$G$2]*SIN(-2*3.14*[.$A194]*[.$G$3])" office:value-type="float" office:value="-0.638218545223914">
            <text:p>-0,64</text:p>
          </table:table-cell>
          <table:table-cell table:formula="of:=[.$G$4]*SIN(-2*3.14*[.$A194]*[.$G$11])" office:value-type="float" office:value="-0.965393054638573">
            <text:p>-0,97</text:p>
          </table:table-cell>
          <table:table-cell table:formula="of:=[.B194]+[.C194]" office:value-type="float" office:value="-1.60361159986249">
            <text:p>-1,60</text:p>
          </table:table-cell>
          <table:table-cell table:number-columns-repeated="3"/>
        </table:table-row>
        <table:table-row table:style-name="ro1">
          <table:table-cell office:value-type="float" office:value="194">
            <text:p>194</text:p>
          </table:table-cell>
          <table:table-cell table:formula="of:=[.$G$2]*SIN(-2*3.14*[.$A195]*[.$G$3])" office:value-type="float" office:value="-0.826290220453245">
            <text:p>-0,83</text:p>
          </table:table-cell>
          <table:table-cell table:formula="of:=[.$G$4]*SIN(-2*3.14*[.$A195]*[.$G$11])" office:value-type="float" office:value="-0.999807095738142">
            <text:p>-1,00</text:p>
          </table:table-cell>
          <table:table-cell table:formula="of:=[.B195]+[.C195]" office:value-type="float" office:value="-1.82609731619139">
            <text:p>-1,83</text:p>
          </table:table-cell>
          <table:table-cell table:number-columns-repeated="3"/>
        </table:table-row>
        <table:table-row table:style-name="ro1">
          <table:table-cell office:value-type="float" office:value="195">
            <text:p>195</text:p>
          </table:table-cell>
          <table:table-cell table:formula="of:=[.$G$2]*SIN(-2*3.14*[.$A196]*[.$G$3])" office:value-type="float" office:value="-0.949862578482322">
            <text:p>-0,95</text:p>
          </table:table-cell>
          <table:table-cell table:formula="of:=[.$G$4]*SIN(-2*3.14*[.$A196]*[.$G$11])" office:value-type="float" office:value="-0.954405440500596">
            <text:p>-0,95</text:p>
          </table:table-cell>
          <table:table-cell table:formula="of:=[.B196]+[.C196]" office:value-type="float" office:value="-1.90426801898292">
            <text:p>-1,90</text:p>
          </table:table-cell>
          <table:table-cell table:number-columns-repeated="3"/>
        </table:table-row>
        <table:table-row table:style-name="ro1">
          <table:table-cell office:value-type="float" office:value="196">
            <text:p>196</text:p>
          </table:table-cell>
          <table:table-cell table:formula="of:=[.$G$2]*SIN(-2*3.14*[.$A197]*[.$G$3])" office:value-type="float" office:value="-0.999289695278921">
            <text:p>-1,00</text:p>
          </table:table-cell>
          <table:table-cell table:formula="of:=[.$G$4]*SIN(-2*3.14*[.$A197]*[.$G$11])" office:value-type="float" office:value="-0.832812552823678">
            <text:p>-0,83</text:p>
          </table:table-cell>
          <table:table-cell table:formula="of:=[.B197]+[.C197]" office:value-type="float" office:value="-1.8321022481026">
            <text:p>-1,83</text:p>
          </table:table-cell>
          <table:table-cell table:number-columns-repeated="3"/>
        </table:table-row>
        <table:table-row table:style-name="ro1">
          <table:table-cell office:value-type="float" office:value="197">
            <text:p>197</text:p>
          </table:table-cell>
          <table:table-cell table:formula="of:=[.$G$2]*SIN(-2*3.14*[.$A198]*[.$G$3])" office:value-type="float" office:value="-0.970713343766222">
            <text:p>-0,97</text:p>
          </table:table-cell>
          <table:table-cell table:formula="of:=[.$G$4]*SIN(-2*3.14*[.$A198]*[.$G$11])" office:value-type="float" office:value="-0.644735326208903">
            <text:p>-0,64</text:p>
          </table:table-cell>
          <table:table-cell table:formula="of:=[.B198]+[.C198]" office:value-type="float" office:value="-1.61544866997513">
            <text:p>-1,62</text:p>
          </table:table-cell>
          <table:table-cell table:number-columns-repeated="3"/>
        </table:table-row>
        <table:table-row table:style-name="ro1">
          <table:table-cell office:value-type="float" office:value="198">
            <text:p>198</text:p>
          </table:table-cell>
          <table:table-cell table:formula="of:=[.$G$2]*SIN(-2*3.14*[.$A199]*[.$G$3])" office:value-type="float" office:value="-0.866364162911647">
            <text:p>-0,87</text:p>
          </table:table-cell>
          <table:table-cell table:formula="of:=[.$G$4]*SIN(-2*3.14*[.$A199]*[.$G$11])" office:value-type="float" office:value="-0.405188171808399">
            <text:p>-0,41</text:p>
          </table:table-cell>
          <table:table-cell table:formula="of:=[.B199]+[.C199]" office:value-type="float" office:value="-1.27155233472005">
            <text:p>-1,27</text:p>
          </table:table-cell>
          <table:table-cell table:number-columns-repeated="3"/>
        </table:table-row>
        <table:table-row table:style-name="ro1">
          <table:table-cell office:value-type="float" office:value="199">
            <text:p>199</text:p>
          </table:table-cell>
          <table:table-cell table:formula="of:=[.$G$2]*SIN(-2*3.14*[.$A200]*[.$G$3])" office:value-type="float" office:value="-0.694387536441128">
            <text:p>-0,69</text:p>
          </table:table-cell>
          <table:table-cell table:formula="of:=[.$G$4]*SIN(-2*3.14*[.$A200]*[.$G$11])" office:value-type="float" office:value="-0.133294401525624">
            <text:p>-0,13</text:p>
          </table:table-cell>
          <table:table-cell table:formula="of:=[.B200]+[.C200]" office:value-type="float" office:value="-0.827681937966753">
            <text:p>-0,83</text:p>
          </table:table-cell>
          <table:table-cell table:number-columns-repeated="3"/>
        </table:table-row>
        <table:table-row table:style-name="ro1">
          <table:table-cell office:value-type="float" office:value="200">
            <text:p>200</text:p>
          </table:table-cell>
          <table:table-cell table:formula="of:=[.$G$2]*SIN(-2*3.14*[.$A201]*[.$G$3])" office:value-type="float" office:value="-0.46820777303655">
            <text:p>-0,47</text:p>
          </table:table-cell>
          <table:table-cell table:formula="of:=[.$G$4]*SIN(-2*3.14*[.$A201]*[.$G$11])" office:value-type="float" office:value="0.149240406934951">
            <text:p>0,15</text:p>
          </table:table-cell>
          <table:table-cell table:formula="of:=[.B201]+[.C201]" office:value-type="float" office:value="-0.318967366101599">
            <text:p>-0,32</text:p>
          </table:table-cell>
          <table:table-cell table:number-columns-repeated="3"/>
        </table:table-row>
        <table:table-row table:style-name="ro1">
          <table:table-cell office:value-type="float" office:value="201">
            <text:p>201</text:p>
          </table:table-cell>
          <table:table-cell table:formula="of:=[.$G$2]*SIN(-2*3.14*[.$A202]*[.$G$3])" office:value-type="float" office:value="-0.205480219379917">
            <text:p>-0,21</text:p>
          </table:table-cell>
          <table:table-cell table:formula="of:=[.$G$4]*SIN(-2*3.14*[.$A202]*[.$G$11])" office:value-type="float" office:value="0.419861190127481">
            <text:p>0,42</text:p>
          </table:table-cell>
          <table:table-cell table:formula="of:=[.B202]+[.C202]" office:value-type="float" office:value="0.214380970747563">
            <text:p>0,21</text:p>
          </table:table-cell>
          <table:table-cell table:number-columns-repeated="3"/>
        </table:table-row>
        <table:table-row table:style-name="ro1">
          <table:table-cell office:value-type="float" office:value="202">
            <text:p>202</text:p>
          </table:table-cell>
          <table:table-cell table:formula="of:=[.$G$2]*SIN(-2*3.14*[.$A203]*[.$G$3])" office:value-type="float" office:value="0.07328689703352">
            <text:p>0,07</text:p>
          </table:table-cell>
          <table:table-cell table:formula="of:=[.$G$4]*SIN(-2*3.14*[.$A203]*[.$G$11])" office:value-type="float" office:value="0.65696399430223">
            <text:p>0,66</text:p>
          </table:table-cell>
          <table:table-cell table:formula="of:=[.B203]+[.C203]" office:value-type="float" office:value="0.73025089133575">
            <text:p>0,73</text:p>
          </table:table-cell>
          <table:table-cell table:number-columns-repeated="3"/>
        </table:table-row>
        <table:table-row table:style-name="ro1">
          <table:table-cell office:value-type="float" office:value="203">
            <text:p>203</text:p>
          </table:table-cell>
          <table:table-cell table:formula="of:=[.$G$2]*SIN(-2*3.14*[.$A204]*[.$G$3])" office:value-type="float" office:value="0.346333317846315">
            <text:p>0,35</text:p>
          </table:table-cell>
          <table:table-cell table:formula="of:=[.$G$4]*SIN(-2*3.14*[.$A204]*[.$G$11])" office:value-type="float" office:value="0.841620642705657">
            <text:p>0,84</text:p>
          </table:table-cell>
          <table:table-cell table:formula="of:=[.B204]+[.C204]" office:value-type="float" office:value="1.18795396055197">
            <text:p>1,19</text:p>
          </table:table-cell>
          <table:table-cell table:number-columns-repeated="3"/>
        </table:table-row>
        <table:table-row table:style-name="ro1">
          <table:table-cell office:value-type="float" office:value="204">
            <text:p>204</text:p>
          </table:table-cell>
          <table:table-cell table:formula="of:=[.$G$2]*SIN(-2*3.14*[.$A205]*[.$G$3])" office:value-type="float" office:value="0.592345336028289">
            <text:p>0,59</text:p>
          </table:table-cell>
          <table:table-cell table:formula="of:=[.$G$4]*SIN(-2*3.14*[.$A205]*[.$G$11])" office:value-type="float" office:value="0.95908979271237">
            <text:p>0,96</text:p>
          </table:table-cell>
          <table:table-cell table:formula="of:=[.B205]+[.C205]" office:value-type="float" office:value="1.55143512874066">
            <text:p>1,55</text:p>
          </table:table-cell>
          <table:table-cell table:number-columns-repeated="3"/>
        </table:table-row>
        <table:table-row table:style-name="ro1">
          <table:table-cell office:value-type="float" office:value="205">
            <text:p>205</text:p>
          </table:table-cell>
          <table:table-cell table:formula="of:=[.$G$2]*SIN(-2*3.14*[.$A206]*[.$G$3])" office:value-type="float" office:value="0.792119520614419">
            <text:p>0,79</text:p>
          </table:table-cell>
          <table:table-cell table:formula="of:=[.$G$4]*SIN(-2*3.14*[.$A206]*[.$G$11])" office:value-type="float" office:value="0.999993753308412">
            <text:p>1,00</text:p>
          </table:table-cell>
          <table:table-cell table:formula="of:=[.B206]+[.C206]" office:value-type="float" office:value="1.79211327392283">
            <text:p>1,79</text:p>
          </table:table-cell>
          <table:table-cell table:number-columns-repeated="3"/>
        </table:table-row>
        <table:table-row table:style-name="ro1">
          <table:table-cell office:value-type="float" office:value="206">
            <text:p>206</text:p>
          </table:table-cell>
          <table:table-cell table:formula="of:=[.$G$2]*SIN(-2*3.14*[.$A207]*[.$G$3])" office:value-type="float" office:value="0.930061715726693">
            <text:p>0,93</text:p>
          </table:table-cell>
          <table:table-cell table:formula="of:=[.$G$4]*SIN(-2*3.14*[.$A207]*[.$G$11])" office:value-type="float" office:value="0.961067116484566">
            <text:p>0,96</text:p>
          </table:table-cell>
          <table:table-cell table:formula="of:=[.B207]+[.C207]" office:value-type="float" office:value="1.89112883221126">
            <text:p>1,89</text:p>
          </table:table-cell>
          <table:table-cell table:number-columns-repeated="3"/>
        </table:table-row>
        <table:table-row table:style-name="ro1">
          <table:table-cell office:value-type="float" office:value="207">
            <text:p>207</text:p>
          </table:table-cell>
          <table:table-cell table:formula="of:=[.$G$2]*SIN(-2*3.14*[.$A208]*[.$G$3])" office:value-type="float" office:value="0.995404303430929">
            <text:p>1,00</text:p>
          </table:table-cell>
          <table:table-cell table:formula="of:=[.$G$4]*SIN(-2*3.14*[.$A208]*[.$G$11])" office:value-type="float" office:value="0.845417438325969">
            <text:p>0,85</text:p>
          </table:table-cell>
          <table:table-cell table:formula="of:=[.B208]+[.C208]" office:value-type="float" office:value="1.8408217417569">
            <text:p>1,84</text:p>
          </table:table-cell>
          <table:table-cell table:number-columns-repeated="3"/>
        </table:table-row>
        <table:table-row table:style-name="ro1">
          <table:table-cell office:value-type="float" office:value="208">
            <text:p>208</text:p>
          </table:table-cell>
          <table:table-cell table:formula="of:=[.$G$2]*SIN(-2*3.14*[.$A209]*[.$G$3])" office:value-type="float" office:value="0.983046712295556">
            <text:p>0,98</text:p>
          </table:table-cell>
          <table:table-cell table:formula="of:=[.$G$4]*SIN(-2*3.14*[.$A209]*[.$G$11])" office:value-type="float" office:value="0.66227715940365">
            <text:p>0,66</text:p>
          </table:table-cell>
          <table:table-cell table:formula="of:=[.B209]+[.C209]" office:value-type="float" office:value="1.64532387169921">
            <text:p>1,65</text:p>
          </table:table-cell>
          <table:table-cell table:number-columns-repeated="3"/>
        </table:table-row>
        <table:table-row table:style-name="ro1">
          <table:table-cell office:value-type="float" office:value="209">
            <text:p>209</text:p>
          </table:table-cell>
          <table:table-cell table:formula="of:=[.$G$2]*SIN(-2*3.14*[.$A210]*[.$G$3])" office:value-type="float" office:value="0.89395356246454">
            <text:p>0,89</text:p>
          </table:table-cell>
          <table:table-cell table:formula="of:=[.$G$4]*SIN(-2*3.14*[.$A210]*[.$G$11])" office:value-type="float" office:value="0.42626656892406">
            <text:p>0,43</text:p>
          </table:table-cell>
          <table:table-cell table:formula="of:=[.B210]+[.C210]" office:value-type="float" office:value="1.3202201313886">
            <text:p>1,32</text:p>
          </table:table-cell>
          <table:table-cell table:number-columns-repeated="3"/>
        </table:table-row>
        <table:table-row table:style-name="ro1">
          <table:table-cell office:value-type="float" office:value="210">
            <text:p>210</text:p>
          </table:table-cell>
          <table:table-cell table:formula="of:=[.$G$2]*SIN(-2*3.14*[.$A211]*[.$G$3])" office:value-type="float" office:value="0.735079368452782">
            <text:p>0,74</text:p>
          </table:table-cell>
          <table:table-cell table:formula="of:=[.$G$4]*SIN(-2*3.14*[.$A211]*[.$G$11])" office:value-type="float" office:value="0.156226651016423">
            <text:p>0,16</text:p>
          </table:table-cell>
          <table:table-cell table:formula="of:=[.B211]+[.C211]" office:value-type="float" office:value="0.891306019469205">
            <text:p>0,89</text:p>
          </table:table-cell>
          <table:table-cell table:number-columns-repeated="3"/>
        </table:table-row>
        <table:table-row table:style-name="ro1">
          <table:table-cell office:value-type="float" office:value="211">
            <text:p>211</text:p>
          </table:table-cell>
          <table:table-cell table:formula="of:=[.$G$2]*SIN(-2*3.14*[.$A212]*[.$G$3])" office:value-type="float" office:value="0.518825677307166">
            <text:p>0,52</text:p>
          </table:table-cell>
          <table:table-cell table:formula="of:=[.$G$4]*SIN(-2*3.14*[.$A212]*[.$G$11])" office:value-type="float" office:value="-0.126285011667472">
            <text:p>-0,13</text:p>
          </table:table-cell>
          <table:table-cell table:formula="of:=[.B212]+[.C212]" office:value-type="float" office:value="0.392540665639694">
            <text:p>0,39</text:p>
          </table:table-cell>
          <table:table-cell table:number-columns-repeated="3"/>
        </table:table-row>
        <table:table-row table:style-name="ro1">
          <table:table-cell office:value-type="float" office:value="212">
            <text:p>212</text:p>
          </table:table-cell>
          <table:table-cell table:formula="of:=[.$G$2]*SIN(-2*3.14*[.$A213]*[.$G$3])" office:value-type="float" office:value="0.262073017267368">
            <text:p>0,26</text:p>
          </table:table-cell>
          <table:table-cell table:formula="of:=[.$G$4]*SIN(-2*3.14*[.$A213]*[.$G$11])" office:value-type="float" office:value="-0.398715203463308">
            <text:p>-0,40</text:p>
          </table:table-cell>
          <table:table-cell table:formula="of:=[.B213]+[.C213]" office:value-type="float" office:value="-0.136642186195941">
            <text:p>-0,14</text:p>
          </table:table-cell>
          <table:table-cell table:number-columns-repeated="3"/>
        </table:table-row>
        <table:table-row table:style-name="ro1">
          <table:table-cell office:value-type="float" office:value="213">
            <text:p>213</text:p>
          </table:table-cell>
          <table:table-cell table:formula="of:=[.$G$2]*SIN(-2*3.14*[.$A214]*[.$G$3])" office:value-type="float" office:value="-0.0151367778680133">
            <text:p>-0,02</text:p>
          </table:table-cell>
          <table:table-cell table:formula="of:=[.$G$4]*SIN(-2*3.14*[.$A214]*[.$G$11])" office:value-type="float" office:value="-0.639315523534884">
            <text:p>-0,64</text:p>
          </table:table-cell>
          <table:table-cell table:formula="of:=[.B214]+[.C214]" office:value-type="float" office:value="-0.654452301402898">
            <text:p>-0,65</text:p>
          </table:table-cell>
          <table:table-cell table:number-columns-repeated="3"/>
        </table:table-row>
        <table:table-row table:style-name="ro1">
          <table:table-cell office:value-type="float" office:value="214">
            <text:p>214</text:p>
          </table:table-cell>
          <table:table-cell table:formula="of:=[.$G$2]*SIN(-2*3.14*[.$A215]*[.$G$3])" office:value-type="float" office:value="-0.291165012562772">
            <text:p>-0,29</text:p>
          </table:table-cell>
          <table:table-cell table:formula="of:=[.$G$4]*SIN(-2*3.14*[.$A215]*[.$G$11])" office:value-type="float" office:value="-0.828878584608845">
            <text:p>-0,83</text:p>
          </table:table-cell>
          <table:table-cell table:formula="of:=[.B215]+[.C215]" office:value-type="float" office:value="-1.12004359717162">
            <text:p>-1,12</text:p>
          </table:table-cell>
          <table:table-cell table:number-columns-repeated="3"/>
        </table:table-row>
        <table:table-row table:style-name="ro1">
          <table:table-cell office:value-type="float" office:value="215">
            <text:p>215</text:p>
          </table:table-cell>
          <table:table-cell table:formula="of:=[.$G$2]*SIN(-2*3.14*[.$A216]*[.$G$3])" office:value-type="float" office:value="-0.544465222605427">
            <text:p>-0,54</text:p>
          </table:table-cell>
          <table:table-cell table:formula="of:=[.$G$4]*SIN(-2*3.14*[.$A216]*[.$G$11])" office:value-type="float" office:value="-0.952271359739561">
            <text:p>-0,95</text:p>
          </table:table-cell>
          <table:table-cell table:formula="of:=[.B216]+[.C216]" office:value-type="float" office:value="-1.49673658234499">
            <text:p>-1,50</text:p>
          </table:table-cell>
          <table:table-cell table:number-columns-repeated="3"/>
        </table:table-row>
        <table:table-row table:style-name="ro1">
          <table:table-cell office:value-type="float" office:value="216">
            <text:p>216</text:p>
          </table:table-cell>
          <table:table-cell table:formula="of:=[.$G$2]*SIN(-2*3.14*[.$A217]*[.$G$3])" office:value-type="float" office:value="-0.755265068704385">
            <text:p>-0,76</text:p>
          </table:table-cell>
          <table:table-cell table:formula="of:=[.$G$4]*SIN(-2*3.14*[.$A217]*[.$G$11])" office:value-type="float" office:value="-0.999643268437511">
            <text:p>-1,00</text:p>
          </table:table-cell>
          <table:table-cell table:formula="of:=[.B217]+[.C217]" office:value-type="float" office:value="-1.7549083371419">
            <text:p>-1,75</text:p>
          </table:table-cell>
          <table:table-cell table:number-columns-repeated="3"/>
        </table:table-row>
        <table:table-row table:style-name="ro1">
          <table:table-cell office:value-type="float" office:value="217">
            <text:p>217</text:p>
          </table:table-cell>
          <table:table-cell table:formula="of:=[.$G$2]*SIN(-2*3.14*[.$A218]*[.$G$3])" office:value-type="float" office:value="-0.907109743818695">
            <text:p>-0,91</text:p>
          </table:table-cell>
          <table:table-cell table:formula="of:=[.$G$4]*SIN(-2*3.14*[.$A218]*[.$G$11])" office:value-type="float" office:value="-0.967212559306982">
            <text:p>-0,97</text:p>
          </table:table-cell>
          <table:table-cell table:formula="of:=[.B218]+[.C218]" office:value-type="float" office:value="-1.87432230312568">
            <text:p>-1,87</text:p>
          </table:table-cell>
          <table:table-cell table:number-columns-repeated="3"/>
        </table:table-row>
        <table:table-row table:style-name="ro1">
          <table:table-cell office:value-type="float" office:value="218">
            <text:p>218</text:p>
          </table:table-cell>
          <table:table-cell table:formula="of:=[.$G$2]*SIN(-2*3.14*[.$A219]*[.$G$3])" office:value-type="float" office:value="-0.988146417526658">
            <text:p>-0,99</text:p>
          </table:table-cell>
          <table:table-cell table:formula="of:=[.$G$4]*SIN(-2*3.14*[.$A219]*[.$G$11])" office:value-type="float" office:value="-0.857568211405169">
            <text:p>-0,86</text:p>
          </table:table-cell>
          <table:table-cell table:formula="of:=[.B219]+[.C219]" office:value-type="float" office:value="-1.84571462893183">
            <text:p>-1,85</text:p>
          </table:table-cell>
          <table:table-cell table:number-columns-repeated="3"/>
        </table:table-row>
        <table:table-row table:style-name="ro1">
          <table:table-cell office:value-type="float" office:value="219">
            <text:p>219</text:p>
          </table:table-cell>
          <table:table-cell table:formula="of:=[.$G$2]*SIN(-2*3.14*[.$A220]*[.$G$3])" office:value-type="float" office:value="-0.992049455086259">
            <text:p>-0,99</text:p>
          </table:table-cell>
          <table:table-cell table:formula="of:=[.$G$4]*SIN(-2*3.14*[.$A220]*[.$G$11])" office:value-type="float" office:value="-0.679463253216935">
            <text:p>-0,68</text:p>
          </table:table-cell>
          <table:table-cell table:formula="of:=[.B220]+[.C220]" office:value-type="float" office:value="-1.67151270830319">
            <text:p>-1,67</text:p>
          </table:table-cell>
          <table:table-cell table:number-columns-repeated="3"/>
        </table:table-row>
        <table:table-row table:style-name="ro1">
          <table:table-cell office:value-type="float" office:value="220">
            <text:p>220</text:p>
          </table:table-cell>
          <table:table-cell table:formula="of:=[.$G$2]*SIN(-2*3.14*[.$A221]*[.$G$3])" office:value-type="float" office:value="-0.918514189631537">
            <text:p>-0,92</text:p>
          </table:table-cell>
          <table:table-cell table:formula="of:=[.$G$4]*SIN(-2*3.14*[.$A221]*[.$G$11])" office:value-type="float" office:value="-0.44711599875715">
            <text:p>-0,45</text:p>
          </table:table-cell>
          <table:table-cell table:formula="of:=[.B221]+[.C221]" office:value-type="float" office:value="-1.36563018838869">
            <text:p>-1,37</text:p>
          </table:table-cell>
          <table:table-cell table:number-columns-repeated="3"/>
        </table:table-row>
        <table:table-row table:style-name="ro1">
          <table:table-cell office:value-type="float" office:value="221">
            <text:p>221</text:p>
          </table:table-cell>
          <table:table-cell table:formula="of:=[.$G$2]*SIN(-2*3.14*[.$A222]*[.$G$3])" office:value-type="float" office:value="-0.773280704105">
            <text:p>-0,77</text:p>
          </table:table-cell>
          <table:table-cell table:formula="of:=[.$G$4]*SIN(-2*3.14*[.$A222]*[.$G$11])" office:value-type="float" office:value="-0.179074984032679">
            <text:p>-0,18</text:p>
          </table:table-cell>
          <table:table-cell table:formula="of:=[.B222]+[.C222]" office:value-type="float" office:value="-0.952355688137679">
            <text:p>-0,95</text:p>
          </table:table-cell>
          <table:table-cell table:number-columns-repeated="3"/>
        </table:table-row>
        <table:table-row table:style-name="ro1">
          <table:table-cell office:value-type="float" office:value="222">
            <text:p>222</text:p>
          </table:table-cell>
          <table:table-cell table:formula="of:=[.$G$2]*SIN(-2*3.14*[.$A223]*[.$G$3])" office:value-type="float" office:value="-0.56768576666662">
            <text:p>-0,57</text:p>
          </table:table-cell>
          <table:table-cell table:formula="of:=[.$G$4]*SIN(-2*3.14*[.$A223]*[.$G$11])" office:value-type="float" office:value="0.103261782951232">
            <text:p>0,10</text:p>
          </table:table-cell>
          <table:table-cell table:formula="of:=[.B223]+[.C223]" office:value-type="float" office:value="-0.464423983715387">
            <text:p>-0,46</text:p>
          </table:table-cell>
          <table:table-cell table:number-columns-repeated="3"/>
        </table:table-row>
        <table:table-row table:style-name="ro1">
          <table:table-cell office:value-type="float" office:value="223">
            <text:p>223</text:p>
          </table:table-cell>
          <table:table-cell table:formula="of:=[.$G$2]*SIN(-2*3.14*[.$A224]*[.$G$3])" office:value-type="float" office:value="-0.317777894834499">
            <text:p>-0,32</text:p>
          </table:table-cell>
          <table:table-cell table:formula="of:=[.$G$4]*SIN(-2*3.14*[.$A224]*[.$G$11])" office:value-type="float" office:value="0.377355048616894">
            <text:p>0,38</text:p>
          </table:table-cell>
          <table:table-cell table:formula="of:=[.B224]+[.C224]" office:value-type="float" office:value="0.0595771537823955">
            <text:p>0,06</text:p>
          </table:table-cell>
          <table:table-cell table:number-columns-repeated="3"/>
        </table:table-row>
        <table:table-row table:style-name="ro1">
          <table:table-cell office:value-type="float" office:value="224">
            <text:p>224</text:p>
          </table:table-cell>
          <table:table-cell table:formula="of:=[.$G$2]*SIN(-2*3.14*[.$A225]*[.$G$3])" office:value-type="float" office:value="-0.0430646256638671">
            <text:p>-0,04</text:p>
          </table:table-cell>
          <table:table-cell table:formula="of:=[.$G$4]*SIN(-2*3.14*[.$A225]*[.$G$11])" office:value-type="float" office:value="0.621323647132553">
            <text:p>0,62</text:p>
          </table:table-cell>
          <table:table-cell table:formula="of:=[.B225]+[.C225]" office:value-type="float" office:value="0.578259021468686">
            <text:p>0,58</text:p>
          </table:table-cell>
          <table:table-cell table:number-columns-repeated="3"/>
        </table:table-row>
        <table:table-row table:style-name="ro1">
          <table:table-cell office:value-type="float" office:value="225">
            <text:p>225</text:p>
          </table:table-cell>
          <table:table-cell table:formula="of:=[.$G$2]*SIN(-2*3.14*[.$A226]*[.$G$3])" office:value-type="float" office:value="0.23501022141445">
            <text:p>0,24</text:p>
          </table:table-cell>
          <table:table-cell table:formula="of:=[.$G$4]*SIN(-2*3.14*[.$A226]*[.$G$11])" office:value-type="float" office:value="0.815691297864692">
            <text:p>0,82</text:p>
          </table:table-cell>
          <table:table-cell table:formula="of:=[.B226]+[.C226]" office:value-type="float" office:value="1.05070151927914">
            <text:p>1,05</text:p>
          </table:table-cell>
          <table:table-cell table:number-columns-repeated="3"/>
        </table:table-row>
        <table:table-row table:style-name="ro1">
          <table:table-cell office:value-type="float" office:value="226">
            <text:p>226</text:p>
          </table:table-cell>
          <table:table-cell table:formula="of:=[.$G$2]*SIN(-2*3.14*[.$A227]*[.$G$3])" office:value-type="float" office:value="0.494740425849096">
            <text:p>0,49</text:p>
          </table:table-cell>
          <table:table-cell table:formula="of:=[.$G$4]*SIN(-2*3.14*[.$A227]*[.$G$11])" office:value-type="float" office:value="0.944941418208959">
            <text:p>0,94</text:p>
          </table:table-cell>
          <table:table-cell table:formula="of:=[.B227]+[.C227]" office:value-type="float" office:value="1.43968184405806">
            <text:p>1,44</text:p>
          </table:table-cell>
          <table:table-cell table:number-columns-repeated="3"/>
        </table:table-row>
        <table:table-row table:style-name="ro1">
          <table:table-cell office:value-type="float" office:value="227">
            <text:p>227</text:p>
          </table:table-cell>
          <table:table-cell table:formula="of:=[.$G$2]*SIN(-2*3.14*[.$A228]*[.$G$3])" office:value-type="float" office:value="0.715851729969729">
            <text:p>0,72</text:p>
          </table:table-cell>
          <table:table-cell table:formula="of:=[.$G$4]*SIN(-2*3.14*[.$A228]*[.$G$11])" office:value-type="float" office:value="0.998755829387198">
            <text:p>1,00</text:p>
          </table:table-cell>
          <table:table-cell table:formula="of:=[.B228]+[.C228]" office:value-type="float" office:value="1.71460755935693">
            <text:p>1,71</text:p>
          </table:table-cell>
          <table:table-cell table:number-columns-repeated="3"/>
        </table:table-row>
        <table:table-row table:style-name="ro1">
          <table:table-cell office:value-type="float" office:value="228">
            <text:p>228</text:p>
          </table:table-cell>
          <table:table-cell table:formula="of:=[.$G$2]*SIN(-2*3.14*[.$A229]*[.$G$3])" office:value-type="float" office:value="0.881084425514413">
            <text:p>0,88</text:p>
          </table:table-cell>
          <table:table-cell table:formula="of:=[.$G$4]*SIN(-2*3.14*[.$A229]*[.$G$11])" office:value-type="float" office:value="0.972838467972436">
            <text:p>0,97</text:p>
          </table:table-cell>
          <table:table-cell table:formula="of:=[.B229]+[.C229]" office:value-type="float" office:value="1.85392289348685">
            <text:p>1,85</text:p>
          </table:table-cell>
          <table:table-cell table:number-columns-repeated="3"/>
        </table:table-row>
        <table:table-row table:style-name="ro1">
          <table:table-cell office:value-type="float" office:value="229">
            <text:p>229</text:p>
          </table:table-cell>
          <table:table-cell table:formula="of:=[.$G$2]*SIN(-2*3.14*[.$A230]*[.$G$3])" office:value-type="float" office:value="0.977540627741926">
            <text:p>0,98</text:p>
          </table:table-cell>
          <table:table-cell table:formula="of:=[.$G$4]*SIN(-2*3.14*[.$A230]*[.$G$11])" office:value-type="float" office:value="0.869258345331792">
            <text:p>0,87</text:p>
          </table:table-cell>
          <table:table-cell table:formula="of:=[.B230]+[.C230]" office:value-type="float" office:value="1.84679897307372">
            <text:p>1,85</text:p>
          </table:table-cell>
          <table:table-cell table:number-columns-repeated="3"/>
        </table:table-row>
        <table:table-row table:style-name="ro1">
          <table:table-cell office:value-type="float" office:value="230">
            <text:p>230</text:p>
          </table:table-cell>
          <table:table-cell table:formula="of:=[.$G$2]*SIN(-2*3.14*[.$A231]*[.$G$3])" office:value-type="float" office:value="0.997691070255398">
            <text:p>1,00</text:p>
          </table:table-cell>
          <table:table-cell table:formula="of:=[.$G$4]*SIN(-2*3.14*[.$A231]*[.$G$11])" office:value-type="float" office:value="0.69628437618913">
            <text:p>0,70</text:p>
          </table:table-cell>
          <table:table-cell table:formula="of:=[.B231]+[.C231]" office:value-type="float" office:value="1.69397544644453">
            <text:p>1,69</text:p>
          </table:table-cell>
          <table:table-cell table:number-columns-repeated="3"/>
        </table:table-row>
        <table:table-row table:style-name="ro1">
          <table:table-cell office:value-type="float" office:value="231">
            <text:p>231</text:p>
          </table:table-cell>
          <table:table-cell table:formula="of:=[.$G$2]*SIN(-2*3.14*[.$A232]*[.$G$3])" office:value-type="float" office:value="0.939962831397223">
            <text:p>0,94</text:p>
          </table:table-cell>
          <table:table-cell table:formula="of:=[.$G$4]*SIN(-2*3.14*[.$A232]*[.$G$11])" office:value-type="float" office:value="0.467725262097898">
            <text:p>0,47</text:p>
          </table:table-cell>
          <table:table-cell table:formula="of:=[.B232]+[.C232]" office:value-type="float" office:value="1.40768809349512">
            <text:p>1,41</text:p>
          </table:table-cell>
          <table:table-cell table:number-columns-repeated="3"/>
        </table:table-row>
        <table:table-row table:style-name="ro1">
          <table:table-cell office:value-type="float" office:value="232">
            <text:p>232</text:p>
          </table:table-cell>
          <table:table-cell table:formula="of:=[.$G$2]*SIN(-2*3.14*[.$A233]*[.$G$3])" office:value-type="float" office:value="0.808862114795174">
            <text:p>0,81</text:p>
          </table:table-cell>
          <table:table-cell table:formula="of:=[.$G$4]*SIN(-2*3.14*[.$A233]*[.$G$11])" office:value-type="float" office:value="0.201827127659672">
            <text:p>0,20</text:p>
          </table:table-cell>
          <table:table-cell table:formula="of:=[.B233]+[.C233]" office:value-type="float" office:value="1.01068924245485">
            <text:p>1,01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formula="of:=[.$G$2]*SIN(-2*3.14*[.$A234]*[.$G$3])" office:value-type="float" office:value="0.61462249998984">
            <text:p>0,61</text:p>
          </table:table-cell>
          <table:table-cell table:formula="of:=[.$G$4]*SIN(-2*3.14*[.$A234]*[.$G$11])" office:value-type="float" office:value="-0.0801830876023653">
            <text:p>-0,08</text:p>
          </table:table-cell>
          <table:table-cell table:formula="of:=[.B234]+[.C234]" office:value-type="float" office:value="0.534439412387474">
            <text:p>0,53</text:p>
          </table:table-cell>
          <table:table-cell table:number-columns-repeated="3"/>
        </table:table-row>
        <table:table-row table:style-name="ro1">
          <table:table-cell office:value-type="float" office:value="234">
            <text:p>234</text:p>
          </table:table-cell>
          <table:table-cell table:formula="of:=[.$G$2]*SIN(-2*3.14*[.$A235]*[.$G$3])" office:value-type="float" office:value="0.372406120373166">
            <text:p>0,37</text:p>
          </table:table-cell>
          <table:table-cell table:formula="of:=[.$G$4]*SIN(-2*3.14*[.$A235]*[.$G$11])" office:value-type="float" office:value="-0.355792199092414">
            <text:p>-0,36</text:p>
          </table:table-cell>
          <table:table-cell table:formula="of:=[.B235]+[.C235]" office:value-type="float" office:value="0.016613921280752">
            <text:p>0,02</text:p>
          </table:table-cell>
          <table:table-cell table:number-columns-repeated="3"/>
        </table:table-row>
        <table:table-row table:style-name="ro1">
          <table:table-cell office:value-type="float" office:value="235">
            <text:p>235</text:p>
          </table:table-cell>
          <table:table-cell table:formula="of:=[.$G$2]*SIN(-2*3.14*[.$A236]*[.$G$3])" office:value-type="float" office:value="0.101120123463065">
            <text:p>0,10</text:p>
          </table:table-cell>
          <table:table-cell table:formula="of:=[.$G$4]*SIN(-2*3.14*[.$A236]*[.$G$11])" office:value-type="float" office:value="-0.602998029356649">
            <text:p>-0,60</text:p>
          </table:table-cell>
          <table:table-cell table:formula="of:=[.B236]+[.C236]" office:value-type="float" office:value="-0.501877905893584">
            <text:p>-0,50</text:p>
          </table:table-cell>
          <table:table-cell table:number-columns-repeated="3"/>
        </table:table-row>
        <table:table-row table:style-name="ro1">
          <table:table-cell office:value-type="float" office:value="236">
            <text:p>236</text:p>
          </table:table-cell>
          <table:table-cell table:formula="of:=[.$G$2]*SIN(-2*3.14*[.$A237]*[.$G$3])" office:value-type="float" office:value="-0.178059200445681">
            <text:p>-0,18</text:p>
          </table:table-cell>
          <table:table-cell table:formula="of:=[.$G$4]*SIN(-2*3.14*[.$A237]*[.$G$11])" office:value-type="float" office:value="-0.802065865951455">
            <text:p>-0,80</text:p>
          </table:table-cell>
          <table:table-cell table:formula="of:=[.B237]+[.C237]" office:value-type="float" office:value="-0.980125066397137">
            <text:p>-0,98</text:p>
          </table:table-cell>
          <table:table-cell table:number-columns-repeated="3"/>
        </table:table-row>
        <table:table-row table:style-name="ro1">
          <table:table-cell office:value-type="float" office:value="237">
            <text:p>237</text:p>
          </table:table-cell>
          <table:table-cell table:formula="of:=[.$G$2]*SIN(-2*3.14*[.$A238]*[.$G$3])" office:value-type="float" office:value="-0.443339416568683">
            <text:p>-0,44</text:p>
          </table:table-cell>
          <table:table-cell table:formula="of:=[.$G$4]*SIN(-2*3.14*[.$A238]*[.$G$11])" office:value-type="float" office:value="-0.937103905362766">
            <text:p>-0,94</text:p>
          </table:table-cell>
          <table:table-cell table:formula="of:=[.B238]+[.C238]" office:value-type="float" office:value="-1.38044332193145">
            <text:p>-1,38</text:p>
          </table:table-cell>
          <table:table-cell table:number-columns-repeated="3"/>
        </table:table-row>
        <table:table-row table:style-name="ro1">
          <table:table-cell office:value-type="float" office:value="238">
            <text:p>238</text:p>
          </table:table-cell>
          <table:table-cell table:formula="of:=[.$G$2]*SIN(-2*3.14*[.$A239]*[.$G$3])" office:value-type="float" office:value="-0.674013039336482">
            <text:p>-0,67</text:p>
          </table:table-cell>
          <table:table-cell table:formula="of:=[.$G$4]*SIN(-2*3.14*[.$A239]*[.$G$11])" office:value-type="float" office:value="-0.997331912839505">
            <text:p>-1,00</text:p>
          </table:table-cell>
          <table:table-cell table:formula="of:=[.B239]+[.C239]" office:value-type="float" office:value="-1.67134495217599">
            <text:p>-1,67</text:p>
          </table:table-cell>
          <table:table-cell table:number-columns-repeated="3"/>
        </table:table-row>
        <table:table-row table:style-name="ro1">
          <table:table-cell office:value-type="float" office:value="239">
            <text:p>239</text:p>
          </table:table-cell>
          <table:table-cell table:formula="of:=[.$G$2]*SIN(-2*3.14*[.$A240]*[.$G$3])" office:value-type="float" office:value="-0.852073936278257">
            <text:p>-0,85</text:p>
          </table:table-cell>
          <table:table-cell table:formula="of:=[.$G$4]*SIN(-2*3.14*[.$A240]*[.$G$11])" office:value-type="float" office:value="-0.977941820540672">
            <text:p>-0,98</text:p>
          </table:table-cell>
          <table:table-cell table:formula="of:=[.B240]+[.C240]" office:value-type="float" office:value="-1.83001575681893">
            <text:p>-1,83</text:p>
          </table:table-cell>
          <table:table-cell table:number-columns-repeated="3"/>
        </table:table-row>
        <table:table-row table:style-name="ro1">
          <table:table-cell office:value-type="float" office:value="240">
            <text:p>240</text:p>
          </table:table-cell>
          <table:table-cell table:formula="of:=[.$G$2]*SIN(-2*3.14*[.$A241]*[.$G$3])" office:value-type="float" office:value="-0.963622867189397">
            <text:p>-0,96</text:p>
          </table:table-cell>
          <table:table-cell table:formula="of:=[.$G$4]*SIN(-2*3.14*[.$A241]*[.$G$11])" office:value-type="float" office:value="-0.880481560791761">
            <text:p>-0,88</text:p>
          </table:table-cell>
          <table:table-cell table:formula="of:=[.B241]+[.C241]" office:value-type="float" office:value="-1.84410442798116">
            <text:p>-1,84</text:p>
          </table:table-cell>
          <table:table-cell table:number-columns-repeated="3"/>
        </table:table-row>
        <table:table-row table:style-name="ro1">
          <table:table-cell office:value-type="float" office:value="241">
            <text:p>241</text:p>
          </table:table-cell>
          <table:table-cell table:formula="of:=[.$G$2]*SIN(-2*3.14*[.$A242]*[.$G$3])" office:value-type="float" office:value="-0.999952443651664">
            <text:p>-1,00</text:p>
          </table:table-cell>
          <table:table-cell table:formula="of:=[.$G$4]*SIN(-2*3.14*[.$A242]*[.$G$11])" office:value-type="float" office:value="-0.712731492935647">
            <text:p>-0,71</text:p>
          </table:table-cell>
          <table:table-cell table:formula="of:=[.B242]+[.C242]" office:value-type="float" office:value="-1.71268393658731">
            <text:p>-1,71</text:p>
          </table:table-cell>
          <table:table-cell table:number-columns-repeated="3"/>
        </table:table-row>
        <table:table-row table:style-name="ro1">
          <table:table-cell office:value-type="float" office:value="242">
            <text:p>242</text:p>
          </table:table-cell>
          <table:table-cell table:formula="of:=[.$G$2]*SIN(-2*3.14*[.$A243]*[.$G$3])" office:value-type="float" office:value="-0.958226818391276">
            <text:p>-0,96</text:p>
          </table:table-cell>
          <table:table-cell table:formula="of:=[.$G$4]*SIN(-2*3.14*[.$A243]*[.$G$11])" office:value-type="float" office:value="-0.4880832887676">
            <text:p>-0,49</text:p>
          </table:table-cell>
          <table:table-cell table:formula="of:=[.B243]+[.C243]" office:value-type="float" office:value="-1.44631010715888">
            <text:p>-1,45</text:p>
          </table:table-cell>
          <table:table-cell table:number-columns-repeated="3"/>
        </table:table-row>
        <table:table-row table:style-name="ro1">
          <table:table-cell office:value-type="float" office:value="243">
            <text:p>243</text:p>
          </table:table-cell>
          <table:table-cell table:formula="of:=[.$G$2]*SIN(-2*3.14*[.$A244]*[.$G$3])" office:value-type="float" office:value="-0.841703048390414">
            <text:p>-0,84</text:p>
          </table:table-cell>
          <table:table-cell table:formula="of:=[.$G$4]*SIN(-2*3.14*[.$A244]*[.$G$11])" office:value-type="float" office:value="-0.224470860693469">
            <text:p>-0,22</text:p>
          </table:table-cell>
          <table:table-cell table:formula="of:=[.B244]+[.C244]" office:value-type="float" office:value="-1.06617390908388">
            <text:p>-1,07</text:p>
          </table:table-cell>
          <table:table-cell table:number-columns-repeated="3"/>
        </table:table-row>
        <table:table-row table:style-name="ro1">
          <table:table-cell office:value-type="float" office:value="244">
            <text:p>244</text:p>
          </table:table-cell>
          <table:table-cell table:formula="of:=[.$G$2]*SIN(-2*3.14*[.$A245]*[.$G$3])" office:value-type="float" office:value="-0.659476852604289">
            <text:p>-0,66</text:p>
          </table:table-cell>
          <table:table-cell table:formula="of:=[.$G$4]*SIN(-2*3.14*[.$A245]*[.$G$11])" office:value-type="float" office:value="0.0570613222305324">
            <text:p>0,06</text:p>
          </table:table-cell>
          <table:table-cell table:formula="of:=[.B245]+[.C245]" office:value-type="float" office:value="-0.602415530373756">
            <text:p>-0,60</text:p>
          </table:table-cell>
          <table:table-cell table:number-columns-repeated="3"/>
        </table:table-row>
        <table:table-row table:style-name="ro1">
          <table:table-cell office:value-type="float" office:value="245">
            <text:p>245</text:p>
          </table:table-cell>
          <table:table-cell table:formula="of:=[.$G$2]*SIN(-2*3.14*[.$A246]*[.$G$3])" office:value-type="float" office:value="-0.425772609953916">
            <text:p>-0,43</text:p>
          </table:table-cell>
          <table:table-cell table:formula="of:=[.$G$4]*SIN(-2*3.14*[.$A246]*[.$G$11])" office:value-type="float" office:value="0.334038237256413">
            <text:p>0,33</text:p>
          </table:table-cell>
          <table:table-cell table:formula="of:=[.B246]+[.C246]" office:value-type="float" office:value="-0.0917343726975034">
            <text:p>-0,09</text:p>
          </table:table-cell>
          <table:table-cell table:number-columns-repeated="3"/>
        </table:table-row>
        <table:table-row table:style-name="ro1">
          <table:table-cell office:value-type="float" office:value="246">
            <text:p>246</text:p>
          </table:table-cell>
          <table:table-cell table:formula="of:=[.$G$2]*SIN(-2*3.14*[.$A247]*[.$G$3])" office:value-type="float" office:value="-0.158833019768424">
            <text:p>-0,16</text:p>
          </table:table-cell>
          <table:table-cell table:formula="of:=[.$G$4]*SIN(-2*3.14*[.$A247]*[.$G$11])" office:value-type="float" office:value="0.584348513689097">
            <text:p>0,58</text:p>
          </table:table-cell>
          <table:table-cell table:formula="of:=[.B247]+[.C247]" office:value-type="float" office:value="0.425515493920673">
            <text:p>0,43</text:p>
          </table:table-cell>
          <table:table-cell table:number-columns-repeated="3"/>
        </table:table-row>
        <table:table-row table:style-name="ro1">
          <table:table-cell office:value-type="float" office:value="247">
            <text:p>247</text:p>
          </table:table-cell>
          <table:table-cell table:formula="of:=[.$G$2]*SIN(-2*3.14*[.$A248]*[.$G$3])" office:value-type="float" office:value="0.120504903407185">
            <text:p>0,12</text:p>
          </table:table-cell>
          <table:table-cell table:formula="of:=[.$G$4]*SIN(-2*3.14*[.$A248]*[.$G$11])" office:value-type="float" office:value="0.788009607746827">
            <text:p>0,79</text:p>
          </table:table-cell>
          <table:table-cell table:formula="of:=[.B248]+[.C248]" office:value-type="float" office:value="0.908514511154011">
            <text:p>0,91</text:p>
          </table:table-cell>
          <table:table-cell table:number-columns-repeated="3"/>
        </table:table-row>
        <table:table-row table:style-name="ro1">
          <table:table-cell office:value-type="float" office:value="248">
            <text:p>248</text:p>
          </table:table-cell>
          <table:table-cell table:formula="of:=[.$G$2]*SIN(-2*3.14*[.$A249]*[.$G$3])" office:value-type="float" office:value="0.390436344728579">
            <text:p>0,39</text:p>
          </table:table-cell>
          <table:table-cell table:formula="of:=[.$G$4]*SIN(-2*3.14*[.$A249]*[.$G$11])" office:value-type="float" office:value="0.9287630310979">
            <text:p>0,93</text:p>
          </table:table-cell>
          <table:table-cell table:formula="of:=[.B249]+[.C249]" office:value-type="float" office:value="1.31919937582648">
            <text:p>1,32</text:p>
          </table:table-cell>
          <table:table-cell table:number-columns-repeated="3"/>
        </table:table-row>
        <table:table-row table:style-name="ro1">
          <table:table-cell office:value-type="float" office:value="249">
            <text:p>249</text:p>
          </table:table-cell>
          <table:table-cell table:formula="of:=[.$G$2]*SIN(-2*3.14*[.$A250]*[.$G$3])" office:value-type="float" office:value="0.629890748999885">
            <text:p>0,63</text:p>
          </table:table-cell>
          <table:table-cell table:formula="of:=[.$G$4]*SIN(-2*3.14*[.$A250]*[.$G$11])" office:value-type="float" office:value="0.995372283648795">
            <text:p>1,00</text:p>
          </table:table-cell>
          <table:table-cell table:formula="of:=[.B250]+[.C250]" office:value-type="float" office:value="1.62526303264868">
            <text:p>1,63</text:p>
          </table:table-cell>
          <table:table-cell table:number-columns-repeated="3"/>
        </table:table-row>
        <table:table-row table:style-name="ro1">
          <table:table-cell office:value-type="float" office:value="250">
            <text:p>250</text:p>
          </table:table-cell>
          <table:table-cell table:formula="of:=[.$G$2]*SIN(-2*3.14*[.$A251]*[.$G$3])" office:value-type="float" office:value="0.820176565537835">
            <text:p>0,82</text:p>
          </table:table-cell>
          <table:table-cell table:formula="of:=[.$G$4]*SIN(-2*3.14*[.$A251]*[.$G$11])" office:value-type="float" office:value="0.982519875771007">
            <text:p>0,98</text:p>
          </table:table-cell>
          <table:table-cell table:formula="of:=[.B251]+[.C251]" office:value-type="float" office:value="1.80269644130884">
            <text:p>1,80</text:p>
          </table:table-cell>
          <table:table-cell table:number-columns-repeated="3"/>
        </table:table-row>
        <table:table-row table:style-name="ro1">
          <table:table-cell office:value-type="float" office:value="251">
            <text:p>251</text:p>
          </table:table-cell>
          <table:table-cell table:formula="of:=[.$G$2]*SIN(-2*3.14*[.$A252]*[.$G$3])" office:value-type="float" office:value="0.946440290140803">
            <text:p>0,95</text:p>
          </table:table-cell>
          <table:table-cell table:formula="of:=[.$G$4]*SIN(-2*3.14*[.$A252]*[.$G$11])" office:value-type="float" office:value="0.891231829262262">
            <text:p>0,89</text:p>
          </table:table-cell>
          <table:table-cell table:formula="of:=[.B252]+[.C252]" office:value-type="float" office:value="1.83767211940307">
            <text:p>1,84</text:p>
          </table:table-cell>
          <table:table-cell table:number-columns-repeated="3"/>
        </table:table-row>
        <table:table-row table:style-name="ro1">
          <table:table-cell office:value-type="float" office:value="252">
            <text:p>252</text:p>
          </table:table-cell>
          <table:table-cell table:formula="of:=[.$G$2]*SIN(-2*3.14*[.$A253]*[.$G$3])" office:value-type="float" office:value="0.998825913594974">
            <text:p>1,00</text:p>
          </table:table-cell>
          <table:table-cell table:formula="of:=[.$G$4]*SIN(-2*3.14*[.$A253]*[.$G$11])" office:value-type="float" office:value="0.728795768976793">
            <text:p>0,73</text:p>
          </table:table-cell>
          <table:table-cell table:formula="of:=[.B253]+[.C253]" office:value-type="float" office:value="1.72762168257177">
            <text:p>1,73</text:p>
          </table:table-cell>
          <table:table-cell table:number-columns-repeated="3"/>
        </table:table-row>
        <table:table-row table:style-name="ro1">
          <table:table-cell office:value-type="float" office:value="253">
            <text:p>253</text:p>
          </table:table-cell>
          <table:table-cell table:formula="of:=[.$G$2]*SIN(-2*3.14*[.$A254]*[.$G$3])" office:value-type="float" office:value="0.973244271049692">
            <text:p>0,97</text:p>
          </table:table-cell>
          <table:table-cell table:formula="of:=[.$G$4]*SIN(-2*3.14*[.$A254]*[.$G$11])" office:value-type="float" office:value="0.508179143588439">
            <text:p>0,51</text:p>
          </table:table-cell>
          <table:table-cell table:formula="of:=[.B254]+[.C254]" office:value-type="float" office:value="1.48142341463813">
            <text:p>1,48</text:p>
          </table:table-cell>
          <table:table-cell table:number-columns-repeated="3"/>
        </table:table-row>
        <table:table-row table:style-name="ro1">
          <table:table-cell office:value-type="float" office:value="254">
            <text:p>254</text:p>
          </table:table-cell>
          <table:table-cell table:formula="of:=[.$G$2]*SIN(-2*3.14*[.$A255]*[.$G$3])" office:value-type="float" office:value="0.87169223771974">
            <text:p>0,87</text:p>
          </table:table-cell>
          <table:table-cell table:formula="of:=[.$G$4]*SIN(-2*3.14*[.$A255]*[.$G$11])" office:value-type="float" office:value="0.246994020176262">
            <text:p>0,25</text:p>
          </table:table-cell>
          <table:table-cell table:formula="of:=[.B255]+[.C255]" office:value-type="float" office:value="1.118686257896">
            <text:p>1,12</text:p>
          </table:table-cell>
          <table:table-cell table:number-columns-repeated="3"/>
        </table:table-row>
        <table:table-row table:style-name="ro1">
          <table:table-cell office:value-type="float" office:value="255">
            <text:p>255</text:p>
          </table:table-cell>
          <table:table-cell table:formula="of:=[.$G$2]*SIN(-2*3.14*[.$A256]*[.$G$3])" office:value-type="float" office:value="0.702096855054747">
            <text:p>0,70</text:p>
          </table:table-cell>
          <table:table-cell table:formula="of:=[.$G$4]*SIN(-2*3.14*[.$A256]*[.$G$11])" office:value-type="float" office:value="-0.0339089066238388">
            <text:p>-0,03</text:p>
          </table:table-cell>
          <table:table-cell table:formula="of:=[.B256]+[.C256]" office:value-type="float" office:value="0.668187948430908">
            <text:p>0,67</text:p>
          </table:table-cell>
          <table:table-cell table:number-columns-repeated="3"/>
        </table:table-row>
        <table:table-row table:style-name="ro1">
          <table:table-cell office:value-type="float" office:value="256">
            <text:p>256</text:p>
          </table:table-cell>
          <table:table-cell table:formula="of:=[.$G$2]*SIN(-2*3.14*[.$A257]*[.$G$3])" office:value-type="float" office:value="0.477696554397738">
            <text:p>0,48</text:p>
          </table:table-cell>
          <table:table-cell table:formula="of:=[.$G$4]*SIN(-2*3.14*[.$A257]*[.$G$11])" office:value-type="float" office:value="-0.312104848212676">
            <text:p>-0,31</text:p>
          </table:table-cell>
          <table:table-cell table:formula="of:=[.B257]+[.C257]" office:value-type="float" office:value="0.165591706185063">
            <text:p>0,17</text:p>
          </table:table-cell>
          <table:table-cell table:number-columns-repeated="3"/>
        </table:table-row>
        <table:table-row table:style-name="ro1">
          <table:table-cell office:value-type="float" office:value="257">
            <text:p>257</text:p>
          </table:table-cell>
          <table:table-cell table:formula="of:=[.$G$2]*SIN(-2*3.14*[.$A258]*[.$G$3])" office:value-type="float" office:value="0.216007779545768">
            <text:p>0,22</text:p>
          </table:table-cell>
          <table:table-cell table:formula="of:=[.$G$4]*SIN(-2*3.14*[.$A258]*[.$G$11])" office:value-type="float" office:value="-0.565385117697078">
            <text:p>-0,57</text:p>
          </table:table-cell>
          <table:table-cell table:formula="of:=[.B258]+[.C258]" office:value-type="float" office:value="-0.34937733815131">
            <text:p>-0,35</text:p>
          </table:table-cell>
          <table:table-cell table:number-columns-repeated="3"/>
        </table:table-row>
        <table:table-row table:style-name="ro1">
          <table:table-cell office:value-type="float" office:value="258">
            <text:p>258</text:p>
          </table:table-cell>
          <table:table-cell table:formula="of:=[.$G$2]*SIN(-2*3.14*[.$A259]*[.$G$3])" office:value-type="float" office:value="-0.062542328003086">
            <text:p>-0,06</text:p>
          </table:table-cell>
          <table:table-cell table:formula="of:=[.$G$4]*SIN(-2*3.14*[.$A259]*[.$G$11])" office:value-type="float" office:value="-0.773530073493976">
            <text:p>-0,77</text:p>
          </table:table-cell>
          <table:table-cell table:formula="of:=[.B259]+[.C259]" office:value-type="float" office:value="-0.836072401497062">
            <text:p>-0,84</text:p>
          </table:table-cell>
          <table:table-cell table:number-columns-repeated="3"/>
        </table:table-row>
        <table:table-row table:style-name="ro1">
          <table:table-cell office:value-type="float" office:value="259">
            <text:p>259</text:p>
          </table:table-cell>
          <table:table-cell table:formula="of:=[.$G$2]*SIN(-2*3.14*[.$A260]*[.$G$3])" office:value-type="float" office:value="-0.336210449326088">
            <text:p>-0,34</text:p>
          </table:table-cell>
          <table:table-cell table:formula="of:=[.$G$4]*SIN(-2*3.14*[.$A260]*[.$G$11])" office:value-type="float" office:value="-0.919923275675148">
            <text:p>-0,92</text:p>
          </table:table-cell>
          <table:table-cell table:formula="of:=[.B260]+[.C260]" office:value-type="float" office:value="-1.25613372500124">
            <text:p>-1,26</text:p>
          </table:table-cell>
          <table:table-cell table:number-columns-repeated="3"/>
        </table:table-row>
        <table:table-row table:style-name="ro1">
          <table:table-cell office:value-type="float" office:value="260">
            <text:p>260</text:p>
          </table:table-cell>
          <table:table-cell table:formula="of:=[.$G$2]*SIN(-2*3.14*[.$A261]*[.$G$3])" office:value-type="float" office:value="-0.583634348152539">
            <text:p>-0,58</text:p>
          </table:table-cell>
          <table:table-cell table:formula="of:=[.$G$4]*SIN(-2*3.14*[.$A261]*[.$G$11])" office:value-type="float" office:value="-0.992877994423666">
            <text:p>-0,99</text:p>
          </table:table-cell>
          <table:table-cell table:formula="of:=[.B261]+[.C261]" office:value-type="float" office:value="-1.57651234257621">
            <text:p>-1,58</text:p>
          </table:table-cell>
          <table:table-cell table:number-columns-repeated="3"/>
        </table:table-row>
        <table:table-row table:style-name="ro1">
          <table:table-cell office:value-type="float" office:value="261">
            <text:p>261</text:p>
          </table:table-cell>
          <table:table-cell table:formula="of:=[.$G$2]*SIN(-2*3.14*[.$A262]*[.$G$3])" office:value-type="float" office:value="-0.785500383613185">
            <text:p>-0,79</text:p>
          </table:table-cell>
          <table:table-cell table:formula="of:=[.$G$4]*SIN(-2*3.14*[.$A262]*[.$G$11])" office:value-type="float" office:value="-0.986570174585074">
            <text:p>-0,99</text:p>
          </table:table-cell>
          <table:table-cell table:formula="of:=[.B262]+[.C262]" office:value-type="float" office:value="-1.77207055819826">
            <text:p>-1,77</text:p>
          </table:table-cell>
          <table:table-cell table:number-columns-repeated="3"/>
        </table:table-row>
        <table:table-row table:style-name="ro1">
          <table:table-cell office:value-type="float" office:value="262">
            <text:p>262</text:p>
          </table:table-cell>
          <table:table-cell table:formula="of:=[.$G$2]*SIN(-2*3.14*[.$A263]*[.$G$3])" office:value-type="float" office:value="-0.926051112251702">
            <text:p>-0,93</text:p>
          </table:table-cell>
          <table:table-cell table:formula="of:=[.$G$4]*SIN(-2*3.14*[.$A263]*[.$G$11])" office:value-type="float" office:value="-0.901503376328566">
            <text:p>-0,90</text:p>
          </table:table-cell>
          <table:table-cell table:formula="of:=[.B263]+[.C263]" office:value-type="float" office:value="-1.82755448858027">
            <text:p>-1,83</text:p>
          </table:table-cell>
          <table:table-cell table:number-columns-repeated="3"/>
        </table:table-row>
        <table:table-row table:style-name="ro1">
          <table:table-cell office:value-type="float" office:value="263">
            <text:p>263</text:p>
          </table:table-cell>
          <table:table-cell table:formula="of:=[.$G$2]*SIN(-2*3.14*[.$A264]*[.$G$3])" office:value-type="float" office:value="-0.994315296844157">
            <text:p>-0,99</text:p>
          </table:table-cell>
          <table:table-cell table:formula="of:=[.$G$4]*SIN(-2*3.14*[.$A264]*[.$G$11])" office:value-type="float" office:value="-0.744468575413878">
            <text:p>-0,74</text:p>
          </table:table-cell>
          <table:table-cell table:formula="of:=[.B264]+[.C264]" office:value-type="float" office:value="-1.73878387225803">
            <text:p>-1,74</text:p>
          </table:table-cell>
          <table:table-cell table:number-columns-repeated="3"/>
        </table:table-row>
        <table:table-row table:style-name="ro1">
          <table:table-cell office:value-type="float" office:value="264">
            <text:p>264</text:p>
          </table:table-cell>
          <table:table-cell table:formula="of:=[.$G$2]*SIN(-2*3.14*[.$A265]*[.$G$3])" office:value-type="float" office:value="-0.984964309268108">
            <text:p>-0,98</text:p>
          </table:table-cell>
          <table:table-cell table:formula="of:=[.$G$4]*SIN(-2*3.14*[.$A265]*[.$G$11])" office:value-type="float" office:value="-0.528002032093145">
            <text:p>-0,53</text:p>
          </table:table-cell>
          <table:table-cell table:formula="of:=[.B265]+[.C265]" office:value-type="float" office:value="-1.51296634136125">
            <text:p>-1,51</text:p>
          </table:table-cell>
          <table:table-cell table:number-columns-repeated="3"/>
        </table:table-row>
        <table:table-row table:style-name="ro1">
          <table:table-cell office:value-type="float" office:value="265">
            <text:p>265</text:p>
          </table:table-cell>
          <table:table-cell table:formula="of:=[.$G$2]*SIN(-2*3.14*[.$A266]*[.$G$3])" office:value-type="float" office:value="-0.898728077455966">
            <text:p>-0,90</text:p>
          </table:table-cell>
          <table:table-cell table:formula="of:=[.$G$4]*SIN(-2*3.14*[.$A266]*[.$G$11])" office:value-type="float" office:value="-0.269384507831052">
            <text:p>-0,27</text:p>
          </table:table-cell>
          <table:table-cell table:formula="of:=[.B266]+[.C266]" office:value-type="float" office:value="-1.16811258528702">
            <text:p>-1,17</text:p>
          </table:table-cell>
          <table:table-cell table:number-columns-repeated="3"/>
        </table:table-row>
        <table:table-row table:style-name="ro1">
          <table:table-cell office:value-type="float" office:value="266">
            <text:p>266</text:p>
          </table:table-cell>
          <table:table-cell table:formula="of:=[.$G$2]*SIN(-2*3.14*[.$A267]*[.$G$3])" office:value-type="float" office:value="-0.742338108001119">
            <text:p>-0,74</text:p>
          </table:table-cell>
          <table:table-cell table:formula="of:=[.$G$4]*SIN(-2*3.14*[.$A267]*[.$G$11])" office:value-type="float" office:value="0.010738276990496">
            <text:p>0,01</text:p>
          </table:table-cell>
          <table:table-cell table:formula="of:=[.B267]+[.C267]" office:value-type="float" office:value="-0.731599831010623">
            <text:p>-0,73</text:p>
          </table:table-cell>
          <table:table-cell table:number-columns-repeated="3"/>
        </table:table-row>
        <table:table-row table:style-name="ro1">
          <table:table-cell office:value-type="float" office:value="267">
            <text:p>267</text:p>
          </table:table-cell>
          <table:table-cell table:formula="of:=[.$G$2]*SIN(-2*3.14*[.$A268]*[.$G$3])" office:value-type="float" office:value="-0.528002032093145">
            <text:p>-0,53</text:p>
          </table:table-cell>
          <table:table-cell table:formula="of:=[.$G$4]*SIN(-2*3.14*[.$A268]*[.$G$11])" office:value-type="float" office:value="0.290003813389578">
            <text:p>0,29</text:p>
          </table:table-cell>
          <table:table-cell table:formula="of:=[.B268]+[.C268]" office:value-type="float" office:value="-0.237998218703566">
            <text:p>-0,24</text:p>
          </table:table-cell>
          <table:table-cell table:number-columns-repeated="3"/>
        </table:table-row>
        <table:table-row table:style-name="ro1">
          <table:table-cell office:value-type="float" office:value="268">
            <text:p>268</text:p>
          </table:table-cell>
          <table:table-cell table:formula="of:=[.$G$2]*SIN(-2*3.14*[.$A269]*[.$G$3])" office:value-type="float" office:value="-0.272450690988765">
            <text:p>-0,27</text:p>
          </table:table-cell>
          <table:table-cell table:formula="of:=[.$G$4]*SIN(-2*3.14*[.$A269]*[.$G$11])" office:value-type="float" office:value="0.546118027465813">
            <text:p>0,55</text:p>
          </table:table-cell>
          <table:table-cell table:formula="of:=[.B269]+[.C269]" office:value-type="float" office:value="0.273667336477048">
            <text:p>0,27</text:p>
          </table:table-cell>
          <table:table-cell table:number-columns-repeated="3"/>
        </table:table-row>
        <table:table-row table:style-name="ro1">
          <table:table-cell office:value-type="float" office:value="269">
            <text:p>269</text:p>
          </table:table-cell>
          <table:table-cell table:formula="of:=[.$G$2]*SIN(-2*3.14*[.$A270]*[.$G$3])" office:value-type="float" office:value="0.00436785512399371">
            <text:p>0,00</text:p>
          </table:table-cell>
          <table:table-cell table:formula="of:=[.$G$4]*SIN(-2*3.14*[.$A270]*[.$G$11])" office:value-type="float" office:value="0.758635040813859">
            <text:p>0,76</text:p>
          </table:table-cell>
          <table:table-cell table:formula="of:=[.B270]+[.C270]" office:value-type="float" office:value="0.763002895937853">
            <text:p>0,76</text:p>
          </table:table-cell>
          <table:table-cell table:number-columns-repeated="3"/>
        </table:table-row>
        <table:table-row table:style-name="ro1">
          <table:table-cell office:value-type="float" office:value="270">
            <text:p>270</text:p>
          </table:table-cell>
          <table:table-cell table:formula="of:=[.$G$2]*SIN(-2*3.14*[.$A271]*[.$G$3])" office:value-type="float" office:value="0.28084545120965">
            <text:p>0,28</text:p>
          </table:table-cell>
          <table:table-cell table:formula="of:=[.$G$4]*SIN(-2*3.14*[.$A271]*[.$G$11])" office:value-type="float" office:value="0.910589387319947">
            <text:p>0,91</text:p>
          </table:table-cell>
          <table:table-cell table:formula="of:=[.B271]+[.C271]" office:value-type="float" office:value="1.1914348385296">
            <text:p>1,19</text:p>
          </table:table-cell>
          <table:table-cell table:number-columns-repeated="3"/>
        </table:table-row>
        <table:table-row table:style-name="ro1">
          <table:table-cell office:value-type="float" office:value="271">
            <text:p>271</text:p>
          </table:table-cell>
          <table:table-cell table:formula="of:=[.$G$2]*SIN(-2*3.14*[.$A272]*[.$G$3])" office:value-type="float" office:value="0.535400556421399">
            <text:p>0,54</text:p>
          </table:table-cell>
          <table:table-cell table:formula="of:=[.$G$4]*SIN(-2*3.14*[.$A272]*[.$G$11])" office:value-type="float" office:value="0.989850384950691">
            <text:p>0,99</text:p>
          </table:table-cell>
          <table:table-cell table:formula="of:=[.B272]+[.C272]" office:value-type="float" office:value="1.52525094137209">
            <text:p>1,53</text:p>
          </table:table-cell>
          <table:table-cell table:number-columns-repeated="3"/>
        </table:table-row>
        <table:table-row table:style-name="ro1">
          <table:table-cell office:value-type="float" office:value="272">
            <text:p>272</text:p>
          </table:table-cell>
          <table:table-cell table:formula="of:=[.$G$2]*SIN(-2*3.14*[.$A273]*[.$G$3])" office:value-type="float" office:value="0.748162875663201">
            <text:p>0,75</text:p>
          </table:table-cell>
          <table:table-cell table:formula="of:=[.$G$4]*SIN(-2*3.14*[.$A273]*[.$G$11])" office:value-type="float" office:value="0.990090541371719">
            <text:p>0,99</text:p>
          </table:table-cell>
          <table:table-cell table:formula="of:=[.B273]+[.C273]" office:value-type="float" office:value="1.73825341703492">
            <text:p>1,74</text:p>
          </table:table-cell>
          <table:table-cell table:number-columns-repeated="3"/>
        </table:table-row>
        <table:table-row table:style-name="ro1">
          <table:table-cell office:value-type="float" office:value="273">
            <text:p>273</text:p>
          </table:table-cell>
          <table:table-cell table:formula="of:=[.$G$2]*SIN(-2*3.14*[.$A274]*[.$G$3])" office:value-type="float" office:value="0.902524413414154">
            <text:p>0,90</text:p>
          </table:table-cell>
          <table:table-cell table:formula="of:=[.$G$4]*SIN(-2*3.14*[.$A274]*[.$G$11])" office:value-type="float" office:value="0.911290684632752">
            <text:p>0,91</text:p>
          </table:table-cell>
          <table:table-cell table:formula="of:=[.B274]+[.C274]" office:value-type="float" office:value="1.81381509804691">
            <text:p>1,81</text:p>
          </table:table-cell>
          <table:table-cell table:number-columns-repeated="3"/>
        </table:table-row>
        <table:table-row table:style-name="ro1">
          <table:table-cell office:value-type="float" office:value="274">
            <text:p>274</text:p>
          </table:table-cell>
          <table:table-cell table:formula="of:=[.$G$2]*SIN(-2*3.14*[.$A275]*[.$G$3])" office:value-type="float" office:value="0.986435875655825">
            <text:p>0,99</text:p>
          </table:table-cell>
          <table:table-cell table:formula="of:=[.$G$4]*SIN(-2*3.14*[.$A275]*[.$G$11])" office:value-type="float" office:value="0.759741493685224">
            <text:p>0,76</text:p>
          </table:table-cell>
          <table:table-cell table:formula="of:=[.B275]+[.C275]" office:value-type="float" office:value="1.74617736934105">
            <text:p>1,75</text:p>
          </table:table-cell>
          <table:table-cell table:number-columns-repeated="3"/>
        </table:table-row>
        <table:table-row table:style-name="ro1">
          <table:table-cell office:value-type="float" office:value="275">
            <text:p>275</text:p>
          </table:table-cell>
          <table:table-cell table:formula="of:=[.$G$2]*SIN(-2*3.14*[.$A276]*[.$G$3])" office:value-type="float" office:value="0.993347224796839">
            <text:p>0,99</text:p>
          </table:table-cell>
          <table:table-cell table:formula="of:=[.$G$4]*SIN(-2*3.14*[.$A276]*[.$G$11])" office:value-type="float" office:value="0.54754130652589">
            <text:p>0,55</text:p>
          </table:table-cell>
          <table:table-cell table:formula="of:=[.B276]+[.C276]" office:value-type="float" office:value="1.54088853132273">
            <text:p>1,54</text:p>
          </table:table-cell>
          <table:table-cell table:number-columns-repeated="3"/>
        </table:table-row>
        <table:table-row table:style-name="ro1">
          <table:table-cell office:value-type="float" office:value="276">
            <text:p>276</text:p>
          </table:table-cell>
          <table:table-cell table:formula="of:=[.$G$2]*SIN(-2*3.14*[.$A277]*[.$G$3])" office:value-type="float" office:value="0.922718968416938">
            <text:p>0,92</text:p>
          </table:table-cell>
          <table:table-cell table:formula="of:=[.$G$4]*SIN(-2*3.14*[.$A277]*[.$G$11])" office:value-type="float" office:value="0.291630296702041">
            <text:p>0,29</text:p>
          </table:table-cell>
          <table:table-cell table:formula="of:=[.B277]+[.C277]" office:value-type="float" office:value="1.21434926511898">
            <text:p>1,21</text:p>
          </table:table-cell>
          <table:table-cell table:number-columns-repeated="3"/>
        </table:table-row>
        <table:table-row table:style-name="ro1">
          <table:table-cell office:value-type="float" office:value="277">
            <text:p>277</text:p>
          </table:table-cell>
          <table:table-cell table:formula="of:=[.$G$2]*SIN(-2*3.14*[.$A278]*[.$G$3])" office:value-type="float" office:value="0.780064271538178">
            <text:p>0,78</text:p>
          </table:table-cell>
          <table:table-cell table:formula="of:=[.$G$4]*SIN(-2*3.14*[.$A278]*[.$G$11])" office:value-type="float" office:value="0.0124381206922929">
            <text:p>0,01</text:p>
          </table:table-cell>
          <table:table-cell table:formula="of:=[.B278]+[.C278]" office:value-type="float" office:value="0.792502392230471">
            <text:p>0,79</text:p>
          </table:table-cell>
          <table:table-cell table:number-columns-repeated="3"/>
        </table:table-row>
        <table:table-row table:style-name="ro1">
          <table:table-cell office:value-type="float" office:value="278">
            <text:p>278</text:p>
          </table:table-cell>
          <table:table-cell table:formula="of:=[.$G$2]*SIN(-2*3.14*[.$A279]*[.$G$3])" office:value-type="float" office:value="0.576518604806768">
            <text:p>0,58</text:p>
          </table:table-cell>
          <table:table-cell table:formula="of:=[.$G$4]*SIN(-2*3.14*[.$A279]*[.$G$11])" office:value-type="float" office:value="-0.267747004181525">
            <text:p>-0,27</text:p>
          </table:table-cell>
          <table:table-cell table:formula="of:=[.B279]+[.C279]" office:value-type="float" office:value="0.308771600625242">
            <text:p>0,31</text:p>
          </table:table-cell>
          <table:table-cell table:number-columns-repeated="3"/>
        </table:table-row>
        <table:table-row table:style-name="ro1">
          <table:table-cell office:value-type="float" office:value="279">
            <text:p>279</text:p>
          </table:table-cell>
          <table:table-cell table:formula="of:=[.$G$2]*SIN(-2*3.14*[.$A280]*[.$G$3])" office:value-type="float" office:value="0.327970521924925">
            <text:p>0,33</text:p>
          </table:table-cell>
          <table:table-cell table:formula="of:=[.$G$4]*SIN(-2*3.14*[.$A280]*[.$G$11])" office:value-type="float" office:value="-0.526557592207086">
            <text:p>-0,53</text:p>
          </table:table-cell>
          <table:table-cell table:formula="of:=[.B280]+[.C280]" office:value-type="float" office:value="-0.198587070282161">
            <text:p>-0,20</text:p>
          </table:table-cell>
          <table:table-cell table:number-columns-repeated="3"/>
        </table:table-row>
        <table:table-row table:style-name="ro1">
          <table:table-cell office:value-type="float" office:value="280">
            <text:p>280</text:p>
          </table:table-cell>
          <table:table-cell table:formula="of:=[.$G$2]*SIN(-2*3.14*[.$A281]*[.$G$3])" office:value-type="float" office:value="0.0538214163303238">
            <text:p>0,05</text:p>
          </table:table-cell>
          <table:table-cell table:formula="of:=[.$G$4]*SIN(-2*3.14*[.$A281]*[.$G$11])" office:value-type="float" office:value="-0.743332510510666">
            <text:p>-0,74</text:p>
          </table:table-cell>
          <table:table-cell table:formula="of:=[.B281]+[.C281]" office:value-type="float" office:value="-0.689511094180342">
            <text:p>-0,69</text:p>
          </table:table-cell>
          <table:table-cell table:number-columns-repeated="3"/>
        </table:table-row>
        <table:table-row table:style-name="ro1">
          <table:table-cell office:value-type="float" office:value="281">
            <text:p>281</text:p>
          </table:table-cell>
          <table:table-cell table:formula="of:=[.$G$2]*SIN(-2*3.14*[.$A282]*[.$G$3])" office:value-type="float" office:value="-0.224528930596576">
            <text:p>-0,22</text:p>
          </table:table-cell>
          <table:table-cell table:formula="of:=[.$G$4]*SIN(-2*3.14*[.$A282]*[.$G$11])" office:value-type="float" office:value="-0.900766379714631">
            <text:p>-0,90</text:p>
          </table:table-cell>
          <table:table-cell table:formula="of:=[.B282]+[.C282]" office:value-type="float" office:value="-1.12529531031121">
            <text:p>-1,13</text:p>
          </table:table-cell>
          <table:table-cell table:number-columns-repeated="3"/>
        </table:table-row>
        <table:table-row table:style-name="ro1">
          <table:table-cell office:value-type="float" office:value="282">
            <text:p>282</text:p>
          </table:table-cell>
          <table:table-cell table:formula="of:=[.$G$2]*SIN(-2*3.14*[.$A283]*[.$G$3])" office:value-type="float" office:value="-0.485352793030274">
            <text:p>-0,49</text:p>
          </table:table-cell>
          <table:table-cell table:formula="of:=[.$G$4]*SIN(-2*3.14*[.$A283]*[.$G$11])" office:value-type="float" office:value="-0.98629108150797">
            <text:p>-0,99</text:p>
          </table:table-cell>
          <table:table-cell table:formula="of:=[.B283]+[.C283]" office:value-type="float" office:value="-1.47164387453824">
            <text:p>-1,47</text:p>
          </table:table-cell>
          <table:table-cell table:number-columns-repeated="3"/>
        </table:table-row>
        <table:table-row table:style-name="ro1">
          <table:table-cell office:value-type="float" office:value="283">
            <text:p>283</text:p>
          </table:table-cell>
          <table:table-cell table:formula="of:=[.$G$2]*SIN(-2*3.14*[.$A284]*[.$G$3])" office:value-type="float" office:value="-0.708290543596525">
            <text:p>-0,71</text:p>
          </table:table-cell>
          <table:table-cell table:formula="of:=[.$G$4]*SIN(-2*3.14*[.$A284]*[.$G$11])" office:value-type="float" office:value="-0.993079085186139">
            <text:p>-0,99</text:p>
          </table:table-cell>
          <table:table-cell table:formula="of:=[.B284]+[.C284]" office:value-type="float" office:value="-1.70136962878266">
            <text:p>-1,70</text:p>
          </table:table-cell>
          <table:table-cell table:number-columns-repeated="3"/>
        </table:table-row>
        <table:table-row table:style-name="ro1">
          <table:table-cell office:value-type="float" office:value="284">
            <text:p>284</text:p>
          </table:table-cell>
          <table:table-cell table:formula="of:=[.$G$2]*SIN(-2*3.14*[.$A285]*[.$G$3])" office:value-type="float" office:value="-0.875939903570205">
            <text:p>-0,88</text:p>
          </table:table-cell>
          <table:table-cell table:formula="of:=[.$G$4]*SIN(-2*3.14*[.$A285]*[.$G$11])" office:value-type="float" office:value="-0.920588496976507">
            <text:p>-0,92</text:p>
          </table:table-cell>
          <table:table-cell table:formula="of:=[.B285]+[.C285]" office:value-type="float" office:value="-1.79652840054671">
            <text:p>-1,80</text:p>
          </table:table-cell>
          <table:table-cell table:number-columns-repeated="3"/>
        </table:table-row>
        <table:table-row table:style-name="ro1">
          <table:table-cell office:value-type="float" office:value="285">
            <text:p>285</text:p>
          </table:table-cell>
          <table:table-cell table:formula="of:=[.$G$2]*SIN(-2*3.14*[.$A286]*[.$G$3])" office:value-type="float" office:value="-0.975214346019208">
            <text:p>-0,98</text:p>
          </table:table-cell>
          <table:table-cell table:formula="of:=[.$G$4]*SIN(-2*3.14*[.$A286]*[.$G$11])" office:value-type="float" office:value="-0.774606320006985">
            <text:p>-0,77</text:p>
          </table:table-cell>
          <table:table-cell table:formula="of:=[.B286]+[.C286]" office:value-type="float" office:value="-1.74982066602619">
            <text:p>-1,75</text:p>
          </table:table-cell>
          <table:table-cell table:number-columns-repeated="3"/>
        </table:table-row>
        <table:table-row table:style-name="ro1">
          <table:table-cell office:value-type="float" office:value="286">
            <text:p>286</text:p>
          </table:table-cell>
          <table:table-cell table:formula="of:=[.$G$2]*SIN(-2*3.14*[.$A287]*[.$G$3])" office:value-type="float" office:value="-0.998364615785104">
            <text:p>-1,00</text:p>
          </table:table-cell>
          <table:table-cell table:formula="of:=[.$G$4]*SIN(-2*3.14*[.$A287]*[.$G$11])" office:value-type="float" office:value="-0.566786471471527">
            <text:p>-0,57</text:p>
          </table:table-cell>
          <table:table-cell table:formula="of:=[.B287]+[.C287]" office:value-type="float" office:value="-1.56515108725663">
            <text:p>-1,57</text:p>
          </table:table-cell>
          <table:table-cell table:number-columns-repeated="3"/>
        </table:table-row>
        <table:table-row table:style-name="ro1">
          <table:table-cell office:value-type="float" office:value="287">
            <text:p>287</text:p>
          </table:table-cell>
          <table:table-cell table:formula="of:=[.$G$2]*SIN(-2*3.14*[.$A288]*[.$G$3])" office:value-type="float" office:value="-0.943583627948428">
            <text:p>-0,94</text:p>
          </table:table-cell>
          <table:table-cell table:formula="of:=[.$G$4]*SIN(-2*3.14*[.$A288]*[.$G$11])" office:value-type="float" office:value="-0.313719437640754">
            <text:p>-0,31</text:p>
          </table:table-cell>
          <table:table-cell table:formula="of:=[.B288]+[.C288]" office:value-type="float" office:value="-1.25730306558918">
            <text:p>-1,26</text:p>
          </table:table-cell>
          <table:table-cell table:number-columns-repeated="3"/>
        </table:table-row>
        <table:table-row table:style-name="ro1">
          <table:table-cell office:value-type="float" office:value="288">
            <text:p>288</text:p>
          </table:table-cell>
          <table:table-cell table:formula="of:=[.$G$2]*SIN(-2*3.14*[.$A289]*[.$G$3])" office:value-type="float" office:value="-0.815147526912305">
            <text:p>-0,82</text:p>
          </table:table-cell>
          <table:table-cell table:formula="of:=[.$G$4]*SIN(-2*3.14*[.$A289]*[.$G$11])" office:value-type="float" office:value="-0.0356078372617363">
            <text:p>-0,04</text:p>
          </table:table-cell>
          <table:table-cell table:formula="of:=[.B289]+[.C289]" office:value-type="float" office:value="-0.850755364174041">
            <text:p>-0,85</text:p>
          </table:table-cell>
          <table:table-cell table:number-columns-repeated="3"/>
        </table:table-row>
        <table:table-row table:style-name="ro1">
          <table:table-cell office:value-type="float" office:value="289">
            <text:p>289</text:p>
          </table:table-cell>
          <table:table-cell table:formula="of:=[.$G$2]*SIN(-2*3.14*[.$A290]*[.$G$3])" office:value-type="float" office:value="-0.623081895257174">
            <text:p>-0,62</text:p>
          </table:table-cell>
          <table:table-cell table:formula="of:=[.$G$4]*SIN(-2*3.14*[.$A290]*[.$G$11])" office:value-type="float" office:value="0.245346375823565">
            <text:p>0,25</text:p>
          </table:table-cell>
          <table:table-cell table:formula="of:=[.B290]+[.C290]" office:value-type="float" office:value="-0.377735519433609">
            <text:p>-0,38</text:p>
          </table:table-cell>
          <table:table-cell table:number-columns-repeated="3"/>
        </table:table-row>
        <table:table-row table:style-name="ro1">
          <table:table-cell office:value-type="float" office:value="290">
            <text:p>290</text:p>
          </table:table-cell>
          <table:table-cell table:formula="of:=[.$G$2]*SIN(-2*3.14*[.$A291]*[.$G$3])" office:value-type="float" office:value="-0.382379167553286">
            <text:p>-0,38</text:p>
          </table:table-cell>
          <table:table-cell table:formula="of:=[.$G$4]*SIN(-2*3.14*[.$A291]*[.$G$11])" office:value-type="float" office:value="0.50671431877559">
            <text:p>0,51</text:p>
          </table:table-cell>
          <table:table-cell table:formula="of:=[.B291]+[.C291]" office:value-type="float" office:value="0.124335151222305">
            <text:p>0,12</text:p>
          </table:table-cell>
          <table:table-cell table:number-columns-repeated="3"/>
        </table:table-row>
        <table:table-row table:style-name="ro1">
          <table:table-cell office:value-type="float" office:value="291">
            <text:p>291</text:p>
          </table:table-cell>
          <table:table-cell table:formula="of:=[.$G$2]*SIN(-2*3.14*[.$A292]*[.$G$3])" office:value-type="float" office:value="-0.11182833732154">
            <text:p>-0,11</text:p>
          </table:table-cell>
          <table:table-cell table:formula="of:=[.$G$4]*SIN(-2*3.14*[.$A292]*[.$G$11])" office:value-type="float" office:value="0.727630702274221">
            <text:p>0,73</text:p>
          </table:table-cell>
          <table:table-cell table:formula="of:=[.B292]+[.C292]" office:value-type="float" office:value="0.61580236495268">
            <text:p>0,62</text:p>
          </table:table-cell>
          <table:table-cell table:number-columns-repeated="3"/>
        </table:table-row>
        <table:table-row table:style-name="ro1">
          <table:table-cell office:value-type="float" office:value="292">
            <text:p>292</text:p>
          </table:table-cell>
          <table:table-cell table:formula="of:=[.$G$2]*SIN(-2*3.14*[.$A293]*[.$G$3])" office:value-type="float" office:value="0.167451691439192">
            <text:p>0,17</text:p>
          </table:table-cell>
          <table:table-cell table:formula="of:=[.$G$4]*SIN(-2*3.14*[.$A293]*[.$G$11])" office:value-type="float" office:value="0.890459529248273">
            <text:p>0,89</text:p>
          </table:table-cell>
          <table:table-cell table:formula="of:=[.B293]+[.C293]" office:value-type="float" office:value="1.05791122068746">
            <text:p>1,06</text:p>
          </table:table-cell>
          <table:table-cell table:number-columns-repeated="3"/>
        </table:table-row>
        <table:table-row table:style-name="ro1">
          <table:table-cell office:value-type="float" office:value="293">
            <text:p>293</text:p>
          </table:table-cell>
          <table:table-cell table:formula="of:=[.$G$2]*SIN(-2*3.14*[.$A294]*[.$G$3])" office:value-type="float" office:value="0.433660623059716">
            <text:p>0,43</text:p>
          </table:table-cell>
          <table:table-cell table:formula="of:=[.$G$4]*SIN(-2*3.14*[.$A294]*[.$G$11])" office:value-type="float" office:value="0.982201995956918">
            <text:p>0,98</text:p>
          </table:table-cell>
          <table:table-cell table:formula="of:=[.B294]+[.C294]" office:value-type="float" office:value="1.41586261901663">
            <text:p>1,42</text:p>
          </table:table-cell>
          <table:table-cell table:number-columns-repeated="3"/>
        </table:table-row>
        <table:table-row table:style-name="ro1">
          <table:table-cell office:value-type="float" office:value="294">
            <text:p>294</text:p>
          </table:table-cell>
          <table:table-cell table:formula="of:=[.$G$2]*SIN(-2*3.14*[.$A295]*[.$G$3])" office:value-type="float" office:value="0.666018477409201">
            <text:p>0,67</text:p>
          </table:table-cell>
          <table:table-cell table:formula="of:=[.$G$4]*SIN(-2*3.14*[.$A295]*[.$G$11])" office:value-type="float" office:value="0.995534200744587">
            <text:p>1,00</text:p>
          </table:table-cell>
          <table:table-cell table:formula="of:=[.B295]+[.C295]" office:value-type="float" office:value="1.66155267815379">
            <text:p>1,66</text:p>
          </table:table-cell>
          <table:table-cell table:number-columns-repeated="3"/>
        </table:table-row>
        <table:table-row table:style-name="ro1">
          <table:table-cell office:value-type="float" office:value="295">
            <text:p>295</text:p>
          </table:table-cell>
          <table:table-cell table:formula="of:=[.$G$2]*SIN(-2*3.14*[.$A296]*[.$G$3])" office:value-type="float" office:value="0.846387652766949">
            <text:p>0,85</text:p>
          </table:table-cell>
          <table:table-cell table:formula="of:=[.$G$4]*SIN(-2*3.14*[.$A296]*[.$G$11])" office:value-type="float" office:value="0.929391819089757">
            <text:p>0,93</text:p>
          </table:table-cell>
          <table:table-cell table:formula="of:=[.B296]+[.C296]" office:value-type="float" office:value="1.77577947185671">
            <text:p>1,78</text:p>
          </table:table-cell>
          <table:table-cell table:number-columns-repeated="3"/>
        </table:table-row>
        <table:table-row table:style-name="ro1">
          <table:table-cell office:value-type="float" office:value="296">
            <text:p>296</text:p>
          </table:table-cell>
          <table:table-cell table:formula="of:=[.$G$2]*SIN(-2*3.14*[.$A297]*[.$G$3])" office:value-type="float" office:value="0.960688727209451">
            <text:p>0,96</text:p>
          </table:table-cell>
          <table:table-cell table:formula="of:=[.$G$4]*SIN(-2*3.14*[.$A297]*[.$G$11])" office:value-type="float" office:value="0.78905506980019">
            <text:p>0,79</text:p>
          </table:table-cell>
          <table:table-cell table:formula="of:=[.B297]+[.C297]" office:value-type="float" office:value="1.74974379700964">
            <text:p>1,75</text:p>
          </table:table-cell>
          <table:table-cell table:number-columns-repeated="3"/>
        </table:table-row>
        <table:table-row table:style-name="ro1">
          <table:table-cell office:value-type="float" office:value="297">
            <text:p>297</text:p>
          </table:table-cell>
          <table:table-cell table:formula="of:=[.$G$2]*SIN(-2*3.14*[.$A298]*[.$G$3])" office:value-type="float" office:value="0.999999482983197">
            <text:p>1,00</text:p>
          </table:table-cell>
          <table:table-cell table:formula="of:=[.$G$4]*SIN(-2*3.14*[.$A298]*[.$G$11])" office:value-type="float" office:value="0.585727189422278">
            <text:p>0,59</text:p>
          </table:table-cell>
          <table:table-cell table:formula="of:=[.B298]+[.C298]" office:value-type="float" office:value="1.58572667240547">
            <text:p>1,59</text:p>
          </table:table-cell>
          <table:table-cell table:number-columns-repeated="3"/>
        </table:table-row>
        <table:table-row table:style-name="ro1">
          <table:table-cell office:value-type="float" office:value="298">
            <text:p>298</text:p>
          </table:table-cell>
          <table:table-cell table:formula="of:=[.$G$2]*SIN(-2*3.14*[.$A299]*[.$G$3])" office:value-type="float" office:value="0.961251365194913">
            <text:p>0,96</text:p>
          </table:table-cell>
          <table:table-cell table:formula="of:=[.$G$4]*SIN(-2*3.14*[.$A299]*[.$G$11])" office:value-type="float" office:value="0.335640065474492">
            <text:p>0,34</text:p>
          </table:table-cell>
          <table:table-cell table:formula="of:=[.B299]+[.C299]" office:value-type="float" office:value="1.29689143066941">
            <text:p>1,30</text:p>
          </table:table-cell>
          <table:table-cell table:number-columns-repeated="3"/>
        </table:table-row>
        <table:table-row table:style-name="ro1">
          <table:table-cell office:value-type="float" office:value="299">
            <text:p>299</text:p>
          </table:table-cell>
          <table:table-cell table:formula="of:=[.$G$2]*SIN(-2*3.14*[.$A300]*[.$G$3])" office:value-type="float" office:value="0.847469009843273">
            <text:p>0,85</text:p>
          </table:table-cell>
          <table:table-cell table:formula="of:=[.$G$4]*SIN(-2*3.14*[.$A300]*[.$G$11])" office:value-type="float" office:value="0.0587584272310804">
            <text:p>0,06</text:p>
          </table:table-cell>
          <table:table-cell table:formula="of:=[.B300]+[.C300]" office:value-type="float" office:value="0.906227437074353">
            <text:p>0,91</text:p>
          </table:table-cell>
          <table:table-cell table:number-columns-repeated="3"/>
        </table:table-row>
        <table:table-row table:style-name="ro1" table:number-rows-repeated="10482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.05.2010</text:date>, <text:time>21:2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bias Schulz</meta:initial-creator>
    <meta:creation-date>2010-05-09T20:40:17</meta:creation-date>
    <dc:date>2010-05-09T21:21:08</dc:date>
    <dc:creator>Tobias Schulz</dc:creator>
    <meta:editing-duration>PT00H25M06S</meta:editing-duration>
    <meta:editing-cycles>9</meta:editing-cycles>
    <meta:generator>OpenOffice.org/3.2$Unix OpenOffice.org_project/320m12$Build-9483</meta:generator>
    <meta:document-statistic meta:table-count="3" meta:cell-count="121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2">
      <style:chart-properties chart:symbol-type="none"/>
      <style:graphic-properties svg:stroke-color="#004586" draw:fill-color="#004586"/>
      <style:text-properties fo:font-size="6pt" style:font-size-asian="6pt" style:font-size-complex="6pt"/>
    </style:style>
    <style:style style:name="ch7" style:family="chart" style:data-style-name="N2">
      <style:chart-properties chart:symbol-type="none"/>
      <style:graphic-properties svg:stroke-color="#ff420e" draw:fill-color="#ff420e"/>
      <style:text-properties fo:font-size="6pt" style:font-size-asian="6pt" style:font-size-complex="6pt"/>
    </style:style>
    <style:style style:name="ch8" style:family="chart" style:data-style-name="N2">
      <style:chart-properties chart:symbol-type="none"/>
      <style:graphic-properties draw:stroke="dash" draw:stroke-dash="Ultrafine_20_Dashed" svg:stroke-color="#ffd320" draw:fill-color="#ffd320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702cm" svg:height="8.238cm" xlink:href=".." chart:class="chart:line" chart:style-name="ch1">
        <chart:legend chart:legend-position="bottom" svg:x="7.542cm" svg:y="7.51cm" chart:style-name="ch2"/>
        <chart:plot-area chart:style-name="ch3" table:cell-range-address="Sheet1.A1:Sheet1.D199" chart:data-source-has-labels="both" svg:x="-0.002cm" svg:y="-0.001cm" svg:width="20.833cm" svg:height="6.871cm">
          <chart:axis chart:dimension="x" chart:name="primary-x" chart:style-name="ch4">
            <chart:categories table:cell-range-address="Sheet1.A2:Sheet1.A199"/>
          </chart:axis>
          <chart:axis chart:dimension="y" chart:name="primary-y" chart:style-name="ch5"/>
          <chart:series chart:style-name="ch6" chart:values-cell-range-address="Sheet1.B2:Sheet1.B199" chart:label-cell-address="Sheet1.B1:Sheet1.B1" chart:class="chart:line">
            <chart:data-point chart:repeated="198"/>
          </chart:series>
          <chart:series chart:style-name="ch7" chart:values-cell-range-address="Sheet1.C2:Sheet1.C199" chart:label-cell-address="Sheet1.C1:Sheet1.C1" chart:class="chart:line">
            <chart:data-point chart:repeated="198"/>
          </chart:series>
          <chart:series chart:style-name="ch8" chart:values-cell-range-address="Sheet1.D2:Sheet1.D199" chart:label-cell-address="Sheet1.D1:Sheet1.D1" chart:class="chart:line">
            <chart:data-point chart:repeated="19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timmgabel</text:p>
              </table:table-cell>
              <table:table-cell office:value-type="string">
                <text:p text:id="Sheet1.C1:Sheet1.C1">Tonerzeuger</text:p>
              </table:table-cell>
              <table:table-cell office:value-type="string">
                <text:p text:id="Sheet1.D1:Sheet1.D1">Überlagerung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199">1</text:p>
              </table:table-cell>
              <table:table-cell office:value-type="float" office:value="0.276650710118264">
                <text:p text:id="Sheet1.B2:Sheet1.B199">0.276650710118264</text:p>
              </table:table-cell>
              <table:table-cell office:value-type="float" office:value="0.279710287839063">
                <text:p text:id="Sheet1.C2:Sheet1.C199">0.279710287839063</text:p>
              </table:table-cell>
              <table:table-cell office:value-type="float" office:value="0.556360997957328">
                <text:p text:id="Sheet1.D2:Sheet1.D199">0.55636099795732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31706366269635">
                <text:p>0.531706366269635</text:p>
              </table:table-cell>
              <table:table-cell office:value-type="float" office:value="0.537090996809737">
                <text:p>0.537090996809737</text:p>
              </table:table-cell>
              <table:table-cell office:value-type="float" office:value="1.06879736307937">
                <text:p>1.068797363079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5257600945831">
                <text:p>0.745257600945831</text:p>
              </table:table-cell>
              <table:table-cell office:value-type="float" office:value="0.751595142800278">
                <text:p>0.751595142800278</text:p>
              </table:table-cell>
              <table:table-cell office:value-type="float" office:value="1.49685274374611">
                <text:p>1.496852743746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0634836702079">
                <text:p>0.900634836702079</text:p>
              </table:table-cell>
              <table:table-cell office:value-type="float" office:value="0.906098624718018">
                <text:p>0.906098624718018</text:p>
              </table:table-cell>
              <table:table-cell office:value-type="float" office:value="1.8067334614201">
                <text:p>1.80673346142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85709495267151">
                <text:p>0.985709495267151</text:p>
              </table:table-cell>
              <table:table-cell office:value-type="float" office:value="0.988267260250775">
                <text:p>0.988267260250775</text:p>
              </table:table-cell>
              <table:table-cell office:value-type="float" office:value="1.97397675551793">
                <text:p>1.973976755517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3840741191653">
                <text:p>0.993840741191653</text:p>
              </table:table-cell>
              <table:table-cell office:value-type="float" office:value="0.991541437158791">
                <text:p>0.991541437158791</text:p>
              </table:table-cell>
              <table:table-cell office:value-type="float" office:value="1.98538217835044">
                <text:p>1.98538217835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4393858249708">
                <text:p>0.924393858249708</text:p>
              </table:table-cell>
              <table:table-cell office:value-type="float" office:value="0.915659774310666">
                <text:p>0.915659774310666</text:p>
              </table:table-cell>
              <table:table-cell office:value-type="float" office:value="1.84005363256037">
                <text:p>1.84005363256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82789794698863">
                <text:p>0.782789794698863</text:p>
              </table:table-cell>
              <table:table-cell office:value-type="float" office:value="0.766679988025752">
                <text:p>0.766679988025752</text:p>
              </table:table-cell>
              <table:table-cell office:value-type="float" office:value="1.54946978272461">
                <text:p>1.54946978272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0082009946868">
                <text:p>0.580082009946868</text:p>
              </table:table-cell>
              <table:table-cell office:value-type="float" office:value="0.556495297939307">
                <text:p>0.556495297939307</text:p>
              </table:table-cell>
              <table:table-cell office:value-type="float" office:value="1.13657730788618">
                <text:p>1.136577307886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2093653514281">
                <text:p>0.332093653514281</text:p>
              </table:table-cell>
              <table:table-cell office:value-type="float" office:value="0.301884978244368">
                <text:p>0.301884978244368</text:p>
              </table:table-cell>
              <table:table-cell office:value-type="float" office:value="0.63397863175865">
                <text:p>0.633978631758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81824271679609">
                <text:p>0.0581824271679609</text:p>
              </table:table-cell>
              <table:table-cell office:value-type="float" office:value="0.0231748498394171">
                <text:p>0.0231748498394171</text:p>
              </table:table-cell>
              <table:table-cell office:value-type="float" office:value="0.081357277007378">
                <text:p>0.081357277007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220270456251423">
                <text:p>-0.220270456251423</text:p>
              </table:table-cell>
              <table:table-cell office:value-type="float" office:value="-0.25738535222928">
                <text:p>-0.25738535222928</text:p>
              </table:table-cell>
              <table:table-cell office:value-type="float" office:value="-0.477655808480703">
                <text:p>-0.477655808480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81529267088103">
                <text:p>-0.481529267088103</text:p>
              </table:table-cell>
              <table:table-cell office:value-type="float" office:value="-0.517398199509659">
                <text:p>-0.517398199509659</text:p>
              </table:table-cell>
              <table:table-cell office:value-type="float" office:value="-0.998927466597762">
                <text:p>-0.998927466597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5200426314631">
                <text:p>-0.705200426314631</text:p>
              </table:table-cell>
              <table:table-cell office:value-type="float" office:value="-0.736106581403477">
                <text:p>-0.736106581403477</text:p>
              </table:table-cell>
              <table:table-cell office:value-type="float" office:value="-1.44130700771811">
                <text:p>-1.441307007718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873824406167593">
                <text:p>-0.873824406167593</text:p>
              </table:table-cell>
              <table:table-cell office:value-type="float" office:value="-0.896050768057684">
                <text:p>-0.896050768057684</text:p>
              </table:table-cell>
              <table:table-cell office:value-type="float" office:value="-1.76987517422528">
                <text:p>-1.769875174225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7423860191912">
                <text:p>-0.97423860191912</text:p>
              </table:table-cell>
              <table:table-cell office:value-type="float" office:value="-0.984462239738014">
                <text:p>-0.984462239738014</text:p>
              </table:table-cell>
              <table:table-cell office:value-type="float" office:value="-1.95870084165713">
                <text:p>-1.958700841657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998604790506164">
                <text:p>-0.998604790506164</text:p>
              </table:table-cell>
              <table:table-cell office:value-type="float" office:value="-0.994283011751876">
                <text:p>-0.994283011751876</text:p>
              </table:table-cell>
              <table:table-cell office:value-type="float" office:value="-1.99288780225804">
                <text:p>-1.99288780225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94502097371157">
                <text:p>-0.94502097371157</text:p>
              </table:table-cell>
              <table:table-cell office:value-type="float" office:value="-0.924729081104864">
                <text:p>-0.924729081104864</text:p>
              </table:table-cell>
              <table:table-cell office:value-type="float" office:value="-1.86975005481643">
                <text:p>-1.869750054816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817669846077592">
                <text:p>-0.817669846077592</text:p>
              </table:table-cell>
              <table:table-cell office:value-type="float" office:value="-0.781353014318529">
                <text:p>-0.781353014318529</text:p>
              </table:table-cell>
              <table:table-cell office:value-type="float" office:value="-1.59902286039612">
                <text:p>-1.59902286039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26492298315223">
                <text:p>-0.626492298315223</text:p>
              </table:table-cell>
              <table:table-cell office:value-type="float" office:value="-0.575600679958804">
                <text:p>-0.575600679958804</text:p>
              </table:table-cell>
              <table:table-cell office:value-type="float" office:value="-1.20209297827403">
                <text:p>-1.202092978274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386411442164505">
                <text:p>-0.386411442164505</text:p>
              </table:table-cell>
              <table:table-cell office:value-type="float" office:value="-0.323897512400855">
                <text:p>-0.323897512400855</text:p>
              </table:table-cell>
              <table:table-cell office:value-type="float" office:value="-0.71030895456536">
                <text:p>-0.710308954565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116167728515456">
                <text:p>-0.116167728515456</text:p>
              </table:table-cell>
              <table:table-cell office:value-type="float" office:value="-0.0463372514056588">
                <text:p>-0.0463372514056588</text:p>
              </table:table-cell>
              <table:table-cell office:value-type="float" office:value="-0.162504979921115">
                <text:p>-0.1625049799211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314391185572">
                <text:p>0.16314391185572</text:p>
              </table:table-cell>
              <table:table-cell office:value-type="float" office:value="0.234922163159471">
                <text:p>0.234922163159471</text:p>
              </table:table-cell>
              <table:table-cell office:value-type="float" office:value="0.398066075015191">
                <text:p>0.3980660750151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29720715653165">
                <text:p>0.429720715653165</text:p>
              </table:table-cell>
              <table:table-cell office:value-type="float" office:value="0.497427483941607">
                <text:p>0.497427483941607</text:p>
              </table:table-cell>
              <table:table-cell office:value-type="float" office:value="0.927148199594771">
                <text:p>0.9271481995947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2753987099666">
                <text:p>0.662753987099666</text:p>
              </table:table-cell>
              <table:table-cell office:value-type="float" office:value="0.720222623450863">
                <text:p>0.720222623450863</text:p>
              </table:table-cell>
              <table:table-cell office:value-type="float" office:value="1.38297661055053">
                <text:p>1.382976610550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44053402117132">
                <text:p>0.844053402117132</text:p>
              </table:table-cell>
              <table:table-cell office:value-type="float" office:value="0.885521601494661">
                <text:p>0.885521601494661</text:p>
              </table:table-cell>
              <table:table-cell office:value-type="float" office:value="1.72957500361179">
                <text:p>1.72957500361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59466925274487">
                <text:p>0.959466925274487</text:p>
              </table:table-cell>
              <table:table-cell office:value-type="float" office:value="0.980128419471703">
                <text:p>0.980128419471703</text:p>
              </table:table-cell>
              <table:table-cell office:value-type="float" office:value="1.93959534474619">
                <text:p>1.939595344746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9985502303893">
                <text:p>0.999985502303893</text:p>
              </table:table-cell>
              <table:table-cell office:value-type="float" office:value="0.996490511404433">
                <text:p>0.996490511404433</text:p>
              </table:table-cell>
              <table:table-cell office:value-type="float" office:value="1.99647601370833">
                <text:p>1.99647601370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2446297088378">
                <text:p>0.962446297088378</text:p>
              </table:table-cell>
              <table:table-cell office:value-type="float" office:value="0.933301673559387">
                <text:p>0.933301673559387</text:p>
              </table:table-cell>
              <table:table-cell office:value-type="float" office:value="1.89574797064776">
                <text:p>1.89574797064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49779579215993">
                <text:p>0.849779579215993</text:p>
              </table:table-cell>
              <table:table-cell office:value-type="float" office:value="0.795606340124064">
                <text:p>0.795606340124064</text:p>
              </table:table-cell>
              <table:table-cell office:value-type="float" office:value="1.64538591934006">
                <text:p>1.645385919340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7077999031876">
                <text:p>0.67077999031876</text:p>
              </table:table-cell>
              <table:table-cell office:value-type="float" office:value="0.594396880491122">
                <text:p>0.594396880491122</text:p>
              </table:table-cell>
              <table:table-cell office:value-type="float" office:value="1.26517687080988">
                <text:p>1.265176870809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39420043898092">
                <text:p>0.439420043898092</text:p>
              </table:table-cell>
              <table:table-cell office:value-type="float" office:value="0.345736066373492">
                <text:p>0.345736066373492</text:p>
              </table:table-cell>
              <table:table-cell office:value-type="float" office:value="0.785156110271584">
                <text:p>0.7851561102715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73759446099718">
                <text:p>0.173759446099718</text:p>
              </table:table-cell>
              <table:table-cell office:value-type="float" office:value="0.0694747631129948">
                <text:p>0.0694747631129948</text:p>
              </table:table-cell>
              <table:table-cell office:value-type="float" office:value="0.243234209212712">
                <text:p>0.2432342092127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05464625347779">
                <text:p>-0.105464625347779</text:p>
              </table:table-cell>
              <table:table-cell office:value-type="float" office:value="-0.212332786634554">
                <text:p>-0.212332786634554</text:p>
              </table:table-cell>
              <table:table-cell office:value-type="float" office:value="-0.317797411982334">
                <text:p>-0.3177974119823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76456242683667">
                <text:p>-0.376456242683667</text:p>
              </table:table-cell>
              <table:table-cell office:value-type="float" office:value="-0.477189577290702">
                <text:p>-0.477189577290702</text:p>
              </table:table-cell>
              <table:table-cell office:value-type="float" office:value="-0.853645819974369">
                <text:p>-0.8536458199743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618062094577328">
                <text:p>-0.618062094577328</text:p>
              </table:table-cell>
              <table:table-cell office:value-type="float" office:value="-0.703951800941594">
                <text:p>-0.703951800941594</text:p>
              </table:table-cell>
              <table:table-cell office:value-type="float" office:value="-1.32201389551892">
                <text:p>-1.322013895518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811422690633269">
                <text:p>-0.811422690633269</text:p>
              </table:table-cell>
              <table:table-cell office:value-type="float" office:value="-0.874516780724858">
                <text:p>-0.874516780724858</text:p>
              </table:table-cell>
              <table:table-cell office:value-type="float" office:value="-1.68593947135813">
                <text:p>-1.685939471358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941444512728473">
                <text:p>-0.941444512728473</text:p>
              </table:table-cell>
              <table:table-cell office:value-type="float" office:value="-0.975268127344099">
                <text:p>-0.975268127344099</text:p>
              </table:table-cell>
              <table:table-cell office:value-type="float" office:value="-1.91671264007257">
                <text:p>-1.916712640072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997978198644079">
                <text:p>-0.997978198644079</text:p>
              </table:table-cell>
              <table:table-cell office:value-type="float" office:value="-0.998162750367708">
                <text:p>-0.998162750367708</text:p>
              </table:table-cell>
              <table:table-cell office:value-type="float" office:value="-1.99614094901179">
                <text:p>-1.996140949011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976610790259088">
                <text:p>-0.976610790259088</text:p>
              </table:table-cell>
              <table:table-cell office:value-type="float" office:value="-0.941372946944375">
                <text:p>-0.941372946944375</text:p>
              </table:table-cell>
              <table:table-cell office:value-type="float" office:value="-1.91798373720346">
                <text:p>-1.917983737203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879010204264088">
                <text:p>-0.879010204264088</text:p>
              </table:table-cell>
              <table:table-cell office:value-type="float" office:value="-0.809432309327246">
                <text:p>-0.809432309327246</text:p>
              </table:table-cell>
              <table:table-cell office:value-type="float" office:value="-1.68844251359133">
                <text:p>-1.68844251359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712795036397236">
                <text:p>-0.712795036397236</text:p>
              </table:table-cell>
              <table:table-cell office:value-type="float" office:value="-0.612873803237668">
                <text:p>-0.612873803237668</text:p>
              </table:table-cell>
              <table:table-cell office:value-type="float" office:value="-1.3256688396349">
                <text:p>-1.32566883963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490939862146675">
                <text:p>-0.490939862146675</text:p>
              </table:table-cell>
              <table:table-cell office:value-type="float" office:value="-0.367388909667957">
                <text:p>-0.367388909667957</text:p>
              </table:table-cell>
              <table:table-cell office:value-type="float" office:value="-0.858328771814632">
                <text:p>-0.8583287718146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230762455454443">
                <text:p>-0.230762455454443</text:p>
              </table:table-cell>
              <table:table-cell office:value-type="float" office:value="-0.092574956741549">
                <text:p>-0.092574956741549</text:p>
              </table:table-cell>
              <table:table-cell office:value-type="float" office:value="-0.323337412195992">
                <text:p>-0.3233374121959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7428017880402">
                <text:p>0.047428017880402</text:p>
              </table:table-cell>
              <table:table-cell office:value-type="float" office:value="0.189629356449387">
                <text:p>0.189629356449387</text:p>
              </table:table-cell>
              <table:table-cell office:value-type="float" office:value="0.237057374329789">
                <text:p>0.2370573743297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1916311657116">
                <text:p>0.321916311657116</text:p>
              </table:table-cell>
              <table:table-cell office:value-type="float" office:value="0.456695350265829">
                <text:p>0.456695350265829</text:p>
              </table:table-cell>
              <table:table-cell office:value-type="float" office:value="0.778611661922946">
                <text:p>0.7786116619229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7127616776618">
                <text:p>0.57127616776618</text:p>
              </table:table-cell>
              <table:table-cell office:value-type="float" office:value="0.687302853684077">
                <text:p>0.687302853684077</text:p>
              </table:table-cell>
              <table:table-cell office:value-type="float" office:value="1.25857902145026">
                <text:p>1.25857902145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76042826674578">
                <text:p>0.776042826674578</text:p>
              </table:table-cell>
              <table:table-cell office:value-type="float" office:value="0.863042216943217">
                <text:p>0.863042216943217</text:p>
              </table:table-cell>
              <table:table-cell office:value-type="float" office:value="1.6390850436178">
                <text:p>1.6390850436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20232425377485">
                <text:p>0.920232425377485</text:p>
              </table:table-cell>
              <table:table-cell office:value-type="float" office:value="0.969883974042212">
                <text:p>0.969883974042212</text:p>
              </table:table-cell>
              <table:table-cell office:value-type="float" office:value="1.8901163994197">
                <text:p>1.89011639941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2589680401617">
                <text:p>0.992589680401617</text:p>
              </table:table-cell>
              <table:table-cell office:value-type="float" office:value="0.999298830405309">
                <text:p>0.999298830405309</text:p>
              </table:table-cell>
              <table:table-cell office:value-type="float" office:value="1.99188851080693">
                <text:p>1.9918885108069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87466463006143">
                <text:p>0.987466463006143</text:p>
              </table:table-cell>
              <table:table-cell office:value-type="float" office:value="0.948938565806724">
                <text:p>0.948938565806724</text:p>
              </table:table-cell>
              <table:table-cell office:value-type="float" office:value="1.93640502881287">
                <text:p>1.936405028812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05262685975052">
                <text:p>0.905262685975052</text:p>
              </table:table-cell>
              <table:table-cell office:value-type="float" office:value="0.822823495367972">
                <text:p>0.822823495367972</text:p>
              </table:table-cell>
              <table:table-cell office:value-type="float" office:value="1.72808618134302">
                <text:p>1.728086181343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52395086867573">
                <text:p>0.752395086867573</text:p>
              </table:table-cell>
              <table:table-cell office:value-type="float" office:value="0.631021523399879">
                <text:p>0.631021523399879</text:p>
              </table:table-cell>
              <table:table-cell office:value-type="float" office:value="1.38341661026745">
                <text:p>1.383416610267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0796344439051">
                <text:p>0.540796344439051</text:p>
              </table:table-cell>
              <table:table-cell office:value-type="float" office:value="0.388844411553936">
                <text:p>0.388844411553936</text:p>
              </table:table-cell>
              <table:table-cell office:value-type="float" office:value="0.929640755992987">
                <text:p>0.929640755992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6983626715288">
                <text:p>0.286983626715288</text:p>
              </table:table-cell>
              <table:table-cell office:value-type="float" office:value="0.115625424124848">
                <text:p>0.115625424124848</text:p>
              </table:table-cell>
              <table:table-cell office:value-type="float" office:value="0.402609050840136">
                <text:p>0.4026090508401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0769278770659">
                <text:p>0.010769278770659</text:p>
              </table:table-cell>
              <table:table-cell office:value-type="float" office:value="-0.166824067652521">
                <text:p>-0.166824067652521</text:p>
              </table:table-cell>
              <table:table-cell office:value-type="float" office:value="-0.156054788881862">
                <text:p>-0.1560547888818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266285707371516">
                <text:p>-0.266285707371516</text:p>
              </table:table-cell>
              <table:table-cell office:value-type="float" office:value="-0.435955811250034">
                <text:p>-0.435955811250034</text:p>
              </table:table-cell>
              <table:table-cell office:value-type="float" office:value="-0.70224151862155">
                <text:p>-0.70224151862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522554720407536">
                <text:p>-0.522554720407536</text:p>
              </table:table-cell>
              <table:table-cell office:value-type="float" office:value="-0.670284724587823">
                <text:p>-0.670284724587823</text:p>
              </table:table-cell>
              <table:table-cell office:value-type="float" office:value="-1.19283944499536">
                <text:p>-1.192839444995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738033679504863">
                <text:p>-0.738033679504863</text:p>
              </table:table-cell>
              <table:table-cell office:value-type="float" office:value="-0.851104073658777">
                <text:p>-0.851104073658777</text:p>
              </table:table-cell>
              <table:table-cell office:value-type="float" office:value="-1.58913775316364">
                <text:p>-1.589137753163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95902531143787">
                <text:p>-0.895902531143787</text:p>
              </table:table-cell>
              <table:table-cell office:value-type="float" office:value="-0.963978851639667">
                <text:p>-0.963978851639667</text:p>
              </table:table-cell>
              <table:table-cell office:value-type="float" office:value="-1.85988138278345">
                <text:p>-1.859881382783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983838204223602">
                <text:p>-0.983838204223602</text:p>
              </table:table-cell>
              <table:table-cell office:value-type="float" office:value="-0.999898141276823">
                <text:p>-0.999898141276823</text:p>
              </table:table-cell>
              <table:table-cell office:value-type="float" office:value="-1.98373634550042">
                <text:p>-1.98373634550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994976535608888">
                <text:p>-0.994976535608888</text:p>
              </table:table-cell>
              <table:table-cell office:value-type="float" office:value="-0.955994466307372">
                <text:p>-0.955994466307372</text:p>
              </table:table-cell>
              <table:table-cell office:value-type="float" office:value="-1.95097100191626">
                <text:p>-1.950971001916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928448079251534">
                <text:p>-0.928448079251534</text:p>
              </table:table-cell>
              <table:table-cell office:value-type="float" office:value="-0.835772705230944">
                <text:p>-0.835772705230944</text:p>
              </table:table-cell>
              <table:table-cell office:value-type="float" office:value="-1.76422078448248">
                <text:p>-1.764220784482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89445974191661">
                <text:p>-0.789445974191661</text:p>
              </table:table-cell>
              <table:table-cell office:value-type="float" office:value="-0.648830293003227">
                <text:p>-0.648830293003227</text:p>
              </table:table-cell>
              <table:table-cell office:value-type="float" office:value="-1.43827626719489">
                <text:p>-1.438276267194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588820573790709">
                <text:p>-0.588820573790709</text:p>
              </table:table-cell>
              <table:table-cell office:value-type="float" office:value="-0.410091047295462">
                <text:p>-0.410091047295462</text:p>
              </table:table-cell>
              <table:table-cell office:value-type="float" office:value="-0.998911621086171">
                <text:p>-0.9989116210861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4223247891284">
                <text:p>-0.34223247891284</text:p>
              </table:table-cell>
              <table:table-cell office:value-type="float" office:value="-0.138613783793994">
                <text:p>-0.138613783793994</text:p>
              </table:table-cell>
              <table:table-cell office:value-type="float" office:value="-0.480846262706834">
                <text:p>-0.4808462627068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689300884098056">
                <text:p>-0.0689300884098056</text:p>
              </table:table-cell>
              <table:table-cell office:value-type="float" office:value="0.143929170008971">
                <text:p>0.143929170008971</text:p>
              </table:table-cell>
              <table:table-cell office:value-type="float" office:value="0.0749990815991656">
                <text:p>0.07499908159916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09752909916946">
                <text:p>0.209752909916946</text:p>
              </table:table-cell>
              <table:table-cell office:value-type="float" office:value="0.414982100402718">
                <text:p>0.414982100402718</text:p>
              </table:table-cell>
              <table:table-cell office:value-type="float" office:value="0.624735010319664">
                <text:p>0.6247350103196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72062823917729">
                <text:p>0.472062823917729</text:p>
              </table:table-cell>
              <table:table-cell office:value-type="float" office:value="0.652906554872096">
                <text:p>0.652906554872096</text:p>
              </table:table-cell>
              <table:table-cell office:value-type="float" office:value="1.12496937878983">
                <text:p>1.1249693787898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752402656924">
                <text:p>0.69752402656924</text:p>
              </table:table-cell>
              <table:table-cell office:value-type="float" office:value="0.838708763404494">
                <text:p>0.838708763404494</text:p>
              </table:table-cell>
              <table:table-cell office:value-type="float" office:value="1.53623278997373">
                <text:p>1.536232789973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68537261280185">
                <text:p>0.868537261280185</text:p>
              </table:table-cell>
              <table:table-cell office:value-type="float" office:value="0.957555932051043">
                <text:p>0.957555932051043</text:p>
              </table:table-cell>
              <table:table-cell office:value-type="float" office:value="1.82609319333123">
                <text:p>1.826093193331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71753420676697">
                <text:p>0.971753420676697</text:p>
              </table:table-cell>
              <table:table-cell office:value-type="float" office:value="0.999960361064714">
                <text:p>0.999960361064714</text:p>
              </table:table-cell>
              <table:table-cell office:value-type="float" office:value="1.97171378174141">
                <text:p>1.9717137817414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99115563457308">
                <text:p>0.999115563457308</text:p>
              </table:table-cell>
              <table:table-cell office:value-type="float" office:value="0.962536858398037">
                <text:p>0.962536858398037</text:p>
              </table:table-cell>
              <table:table-cell office:value-type="float" office:value="1.96165242185535">
                <text:p>1.96165242185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48487830474045">
                <text:p>0.948487830474045</text:p>
              </table:table-cell>
              <table:table-cell office:value-type="float" office:value="0.848272983292461">
                <text:p>0.848272983292461</text:p>
              </table:table-cell>
              <table:table-cell office:value-type="float" office:value="1.79676081376651">
                <text:p>1.7967608137665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3822167577804">
                <text:p>0.823822167577804</text:p>
              </table:table-cell>
              <table:table-cell office:value-type="float" office:value="0.666290546136551">
                <text:p>0.666290546136551</text:p>
              </table:table-cell>
              <table:table-cell office:value-type="float" office:value="1.49011271371436">
                <text:p>1.4901127137143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3484984101736">
                <text:p>0.63484984101736</text:p>
              </table:table-cell>
              <table:table-cell office:value-type="float" office:value="0.431117404367975">
                <text:p>0.431117404367975</text:p>
              </table:table-cell>
              <table:table-cell office:value-type="float" office:value="1.06596724538534">
                <text:p>1.065967245385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96321825364927">
                <text:p>0.396321825364927</text:p>
              </table:table-cell>
              <table:table-cell office:value-type="float" office:value="0.161527687655436">
                <text:p>0.161527687655436</text:p>
              </table:table-cell>
              <table:table-cell office:value-type="float" office:value="0.557849513020363">
                <text:p>0.5578495130203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26857358469">
                <text:p>0.126857358469</text:p>
              </table:table-cell>
              <table:table-cell office:value-type="float" office:value="-0.120956961413154">
                <text:p>-0.120956961413154</text:p>
              </table:table-cell>
              <table:table-cell office:value-type="float" office:value="0.00590039705584568">
                <text:p>0.005900397055845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52509456065626">
                <text:p>-0.152509456065626</text:p>
              </table:table-cell>
              <table:table-cell office:value-type="float" office:value="-0.393785483671193">
                <text:p>-0.393785483671193</text:p>
              </table:table-cell>
              <table:table-cell office:value-type="float" office:value="-0.546294939736818">
                <text:p>-0.546294939736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419971548083445">
                <text:p>-0.419971548083445</text:p>
              </table:table-cell>
              <table:table-cell office:value-type="float" office:value="-0.635177679133822">
                <text:p>-0.635177679133822</text:p>
              </table:table-cell>
              <table:table-cell office:value-type="float" office:value="-1.05514922721727">
                <text:p>-1.055149227217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654651117187832">
                <text:p>-0.654651117187832</text:p>
              </table:table-cell>
              <table:table-cell office:value-type="float" office:value="-0.825862944259552">
                <text:p>-0.825862944259552</text:p>
              </table:table-cell>
              <table:table-cell office:value-type="float" office:value="-1.48051406144738">
                <text:p>-1.480514061447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838229331088136">
                <text:p>-0.838229331088136</text:p>
              </table:table-cell>
              <table:table-cell office:value-type="float" office:value="-0.950618665316565">
                <text:p>-0.950618665316565</text:p>
              </table:table-cell>
              <table:table-cell office:value-type="float" office:value="-1.7888479964047">
                <text:p>-1.788847996404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56376273787955">
                <text:p>-0.956376273787955</text:p>
              </table:table-cell>
              <table:table-cell office:value-type="float" office:value="-0.999485456348119">
                <text:p>-0.999485456348119</text:p>
              </table:table-cell>
              <table:table-cell office:value-type="float" office:value="-1.95586173013607">
                <text:p>-1.95586173013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999869523257312">
                <text:p>-0.999869523257312</text:p>
              </table:table-cell>
              <table:table-cell office:value-type="float" office:value="-0.968562227863268">
                <text:p>-0.968562227863268</text:p>
              </table:table-cell>
              <table:table-cell office:value-type="float" office:value="-1.96843175112058">
                <text:p>-1.968431751120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65314043681341">
                <text:p>-0.965314043681341</text:p>
              </table:table-cell>
              <table:table-cell office:value-type="float" office:value="-0.860317615090622">
                <text:p>-0.860317615090622</text:p>
              </table:table-cell>
              <table:table-cell office:value-type="float" office:value="-1.82563165877196">
                <text:p>-1.825631658771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55407198260513">
                <text:p>-0.855407198260513</text:p>
              </table:table-cell>
              <table:table-cell office:value-type="float" office:value="-0.683392904109235">
                <text:p>-0.683392904109235</text:p>
              </table:table-cell>
              <table:table-cell office:value-type="float" office:value="-1.53880010236975">
                <text:p>-1.53880010236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678728195986167">
                <text:p>-0.678728195986167</text:p>
              </table:table-cell>
              <table:table-cell office:value-type="float" office:value="-0.451912188525761">
                <text:p>-0.451912188525761</text:p>
              </table:table-cell>
              <table:table-cell office:value-type="float" office:value="-1.13064038451193">
                <text:p>-1.130640384511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449068407886376">
                <text:p>-0.449068407886376</text:p>
              </table:table-cell>
              <table:table-cell office:value-type="float" office:value="-0.184354827591268">
                <text:p>-0.184354827591268</text:p>
              </table:table-cell>
              <table:table-cell office:value-type="float" office:value="-0.633423235477644">
                <text:p>-0.6334232354776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184354827598419">
                <text:p>-0.184354827598419</text:p>
              </table:table-cell>
              <table:table-cell office:value-type="float" office:value="0.0979197812939443">
                <text:p>0.0979197812939443</text:p>
              </table:table-cell>
              <table:table-cell office:value-type="float" office:value="-0.086435046304475">
                <text:p>-0.0864350463044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47492903142481">
                <text:p>0.0947492903142481</text:p>
              </table:table-cell>
              <table:table-cell office:value-type="float" office:value="0.372377346715728">
                <text:p>0.372377346715728</text:p>
              </table:table-cell>
              <table:table-cell office:value-type="float" office:value="0.467126637029976">
                <text:p>0.4671266370299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66457381530311">
                <text:p>0.366457381530311</text:p>
              </table:table-cell>
              <table:table-cell office:value-type="float" office:value="0.617107620386338">
                <text:p>0.617107620386338</text:p>
              </table:table-cell>
              <table:table-cell office:value-type="float" office:value="0.983565001916649">
                <text:p>0.9835650019166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609560207551981">
                <text:p>0.609560207551981</text:p>
              </table:table-cell>
              <table:table-cell office:value-type="float" office:value="0.812573516309767">
                <text:p>0.812573516309767</text:p>
              </table:table-cell>
              <table:table-cell office:value-type="float" office:value="1.42213372386175">
                <text:p>1.422133723861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05081425792313">
                <text:p>0.805081425792313</text:p>
              </table:table-cell>
              <table:table-cell office:value-type="float" office:value="0.943170777761836">
                <text:p>0.943170777761836</text:p>
              </table:table-cell>
              <table:table-cell office:value-type="float" office:value="1.74825220355415">
                <text:p>1.748252203554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758862324039">
                <text:p>0.937758862324039</text:p>
              </table:table-cell>
              <table:table-cell office:value-type="float" office:value="0.998473682219811">
                <text:p>0.998473682219811</text:p>
              </table:table-cell>
              <table:table-cell office:value-type="float" office:value="1.93623254454385">
                <text:p>1.936232544543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97235860544057">
                <text:p>0.997235860544057</text:p>
              </table:table-cell>
              <table:table-cell office:value-type="float" office:value="0.974067338199049">
                <text:p>0.974067338199049</text:p>
              </table:table-cell>
              <table:table-cell office:value-type="float" office:value="1.97130319874311">
                <text:p>1.971303198743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88697105681">
                <text:p>0.9788697105681</text:p>
              </table:table-cell>
              <table:table-cell office:value-type="float" office:value="0.871900130894526">
                <text:p>0.871900130894526</text:p>
              </table:table-cell>
              <table:table-cell office:value-type="float" office:value="1.85076984146263">
                <text:p>1.850769841462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84094054112781">
                <text:p>0.884094054112781</text:p>
              </table:table-cell>
              <table:table-cell office:value-type="float" office:value="0.70012818045085">
                <text:p>0.70012818045085</text:p>
              </table:table-cell>
              <table:table-cell office:value-type="float" office:value="1.58422223456363">
                <text:p>1.58422223456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720306975996975">
                <text:p>0.720306975996975</text:p>
              </table:table-cell>
              <table:table-cell office:value-type="float" office:value="0.472464229957609">
                <text:p>0.472464229957609</text:p>
              </table:table-cell>
              <table:table-cell office:value-type="float" office:value="1.19277120595458">
                <text:p>1.1927712059545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0029351764257">
                <text:p>0.50029351764257</text:p>
              </table:table-cell>
              <table:table-cell office:value-type="float" office:value="0.207082942113555">
                <text:p>0.207082942113555</text:p>
              </table:table-cell>
              <table:table-cell office:value-type="float" office:value="0.707376459756125">
                <text:p>0.707376459756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41227690659856">
                <text:p>0.241227690659856</text:p>
              </table:table-cell>
              <table:table-cell office:value-type="float" office:value="-0.0748300039830629">
                <text:p>-0.0748300039830629</text:p>
              </table:table-cell>
              <table:table-cell office:value-type="float" office:value="0.166397686676793">
                <text:p>0.1663976866767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366681078631553">
                <text:p>-0.0366681078631553</text:p>
              </table:table-cell>
              <table:table-cell office:value-type="float" office:value="-0.350769188840536">
                <text:p>-0.350769188840536</text:p>
              </table:table-cell>
              <table:table-cell office:value-type="float" office:value="-0.387437296703692">
                <text:p>-0.38743729670369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1170163370396">
                <text:p>-0.31170163370396</text:p>
              </table:table-cell>
              <table:table-cell office:value-type="float" office:value="-0.59870608486889">
                <text:p>-0.59870608486889</text:p>
              </table:table-cell>
              <table:table-cell office:value-type="float" office:value="-0.91040771857285">
                <text:p>-0.910407718572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562404068558068">
                <text:p>-0.562404068558068</text:p>
              </table:table-cell>
              <table:table-cell office:value-type="float" office:value="-0.798847617907159">
                <text:p>-0.798847617907159</text:p>
              </table:table-cell>
              <table:table-cell office:value-type="float" office:value="-1.36125168646523">
                <text:p>-1.361251686465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769205852641091">
                <text:p>-0.769205852641091</text:p>
              </table:table-cell>
              <table:table-cell office:value-type="float" office:value="-0.935216269990925">
                <text:p>-0.935216269990925</text:p>
              </table:table-cell>
              <table:table-cell office:value-type="float" office:value="-1.70442212263202">
                <text:p>-1.704422122632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915964263280158">
                <text:p>-0.915964263280158</text:p>
              </table:table-cell>
              <table:table-cell office:value-type="float" office:value="-0.996925582150645">
                <text:p>-0.996925582150645</text:p>
              </table:table-cell>
              <table:table-cell office:value-type="float" office:value="-1.9128898454308">
                <text:p>-1.9128898454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99122349833724">
                <text:p>-0.99122349833724</text:p>
              </table:table-cell>
              <table:table-cell office:value-type="float" office:value="-0.979049232358504">
                <text:p>-0.979049232358504</text:p>
              </table:table-cell>
              <table:table-cell office:value-type="float" office:value="-1.97027273069574">
                <text:p>-1.970272730695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989108903665223">
                <text:p>-0.989108903665223</text:p>
              </table:table-cell>
              <table:table-cell office:value-type="float" office:value="-0.883014309211768">
                <text:p>-0.883014309211768</text:p>
              </table:table-cell>
              <table:table-cell office:value-type="float" office:value="-1.87212321287699">
                <text:p>-1.872123212876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909785542224667">
                <text:p>-0.909785542224667</text:p>
              </table:table-cell>
              <table:table-cell office:value-type="float" office:value="-0.716487385888561">
                <text:p>-0.716487385888561</text:p>
              </table:table-cell>
              <table:table-cell office:value-type="float" office:value="-1.62627292811323">
                <text:p>-1.626272928113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759445309453358">
                <text:p>-0.759445309453358</text:p>
              </table:table-cell>
              <table:table-cell office:value-type="float" office:value="-0.492762489207957">
                <text:p>-0.492762489207957</text:p>
              </table:table-cell>
              <table:table-cell office:value-type="float" office:value="-1.25220779866132">
                <text:p>-1.252207798661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549823600659788">
                <text:p>-0.549823600659788</text:p>
              </table:table-cell>
              <table:table-cell office:value-type="float" office:value="-0.229699822903937">
                <text:p>-0.229699822903937</text:p>
              </table:table-cell>
              <table:table-cell office:value-type="float" office:value="-0.779523423563724">
                <text:p>-0.7795234235637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97283258734811">
                <text:p>-0.297283258734811</text:p>
              </table:table-cell>
              <table:table-cell office:value-type="float" office:value="0.0517000320428409">
                <text:p>0.0517000320428409</text:p>
              </table:table-cell>
              <table:table-cell office:value-type="float" office:value="-0.24558322669197">
                <text:p>-0.245583226691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215373085125248">
                <text:p>-0.0215373085125248</text:p>
              </table:table-cell>
              <table:table-cell office:value-type="float" office:value="0.328972616763227">
                <text:p>0.328972616763227</text:p>
              </table:table-cell>
              <table:table-cell office:value-type="float" office:value="0.307435308250702">
                <text:p>0.307435308250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255889820621005">
                <text:p>0.255889820621005</text:p>
              </table:table-cell>
              <table:table-cell office:value-type="float" office:value="0.579982956900478">
                <text:p>0.579982956900478</text:p>
              </table:table-cell>
              <table:table-cell office:value-type="float" office:value="0.835872777521483">
                <text:p>0.8358727775214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513342468267476">
                <text:p>0.513342468267476</text:p>
              </table:table-cell>
              <table:table-cell office:value-type="float" office:value="0.784692621864462">
                <text:p>0.784692621864462</text:p>
              </table:table-cell>
              <table:table-cell office:value-type="float" office:value="1.29803509013194">
                <text:p>1.298035090131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730724160379097">
                <text:p>0.730724160379097</text:p>
              </table:table-cell>
              <table:table-cell office:value-type="float" office:value="0.926759414729252">
                <text:p>0.926759414729252</text:p>
              </table:table-cell>
              <table:table-cell office:value-type="float" office:value="1.65748357510835">
                <text:p>1.657483575108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91066318156548">
                <text:p>0.891066318156548</text:p>
              </table:table-cell>
              <table:table-cell office:value-type="float" office:value="0.994841987695094">
                <text:p>0.994841987695094</text:p>
              </table:table-cell>
              <table:table-cell office:value-type="float" office:value="1.88590830585164">
                <text:p>1.885908305851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1852806909538">
                <text:p>0.981852806909538</text:p>
              </table:table-cell>
              <table:table-cell office:value-type="float" office:value="0.98350523433681">
                <text:p>0.98350523433681</text:p>
              </table:table-cell>
              <table:table-cell office:value-type="float" office:value="1.96535804124635">
                <text:p>1.9653580412463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95996931923384">
                <text:p>0.995996931923384</text:p>
              </table:table-cell>
              <table:table-cell office:value-type="float" office:value="0.893654180107738">
                <text:p>0.893654180107738</text:p>
              </table:table-cell>
              <table:table-cell office:value-type="float" office:value="1.88965111203112">
                <text:p>1.889651112031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32394618165189">
                <text:p>0.932394618165189</text:p>
              </table:table-cell>
              <table:table-cell office:value-type="float" office:value="0.732461733143574">
                <text:p>0.732461733143574</text:p>
              </table:table-cell>
              <table:table-cell office:value-type="float" office:value="1.66485635130876">
                <text:p>1.664856351308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796010593168326">
                <text:p>0.796010593168326</text:p>
              </table:table-cell>
              <table:table-cell office:value-type="float" office:value="0.51279606317116">
                <text:p>0.51279606317116</text:p>
              </table:table-cell>
              <table:table-cell office:value-type="float" office:value="1.30880665633949">
                <text:p>1.308806656339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597490845800066">
                <text:p>0.597490845800066</text:p>
              </table:table-cell>
              <table:table-cell office:value-type="float" office:value="0.252193321385882">
                <text:p>0.252193321385882</text:p>
              </table:table-cell>
              <table:table-cell office:value-type="float" office:value="0.849684167185949">
                <text:p>0.8496841671859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2331611931614">
                <text:p>0.352331611931614</text:p>
              </table:table-cell>
              <table:table-cell office:value-type="float" office:value="-0.0285422896477226">
                <text:p>-0.0285422896477226</text:p>
              </table:table-cell>
              <table:table-cell office:value-type="float" office:value="0.323789322283891">
                <text:p>0.323789322283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796697550961572">
                <text:p>0.0796697550961572</text:p>
              </table:table-cell>
              <table:table-cell office:value-type="float" office:value="-0.306999338427624">
                <text:p>-0.306999338427624</text:p>
              </table:table-cell>
              <table:table-cell office:value-type="float" office:value="-0.227329583331467">
                <text:p>-0.22732958333146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199211036294364">
                <text:p>-0.199211036294364</text:p>
              </table:table-cell>
              <table:table-cell office:value-type="float" office:value="-0.560948293518835">
                <text:p>-0.560948293518835</text:p>
              </table:table-cell>
              <table:table-cell office:value-type="float" office:value="-0.760159329813199">
                <text:p>-0.760159329813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62541630550904">
                <text:p>-0.462541630550904</text:p>
              </table:table-cell>
              <table:table-cell office:value-type="float" office:value="-0.770116131482943">
                <text:p>-0.770116131482943</text:p>
              </table:table-cell>
              <table:table-cell office:value-type="float" office:value="-1.23265776203385">
                <text:p>-1.232657762033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689766727473398">
                <text:p>-0.689766727473398</text:p>
              </table:table-cell>
              <table:table-cell office:value-type="float" office:value="-0.917804754540601">
                <text:p>-0.917804754540601</text:p>
              </table:table-cell>
              <table:table-cell office:value-type="float" office:value="-1.607571482014">
                <text:p>-1.607571482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863149382811534">
                <text:p>-0.863149382811534</text:p>
              </table:table-cell>
              <table:table-cell office:value-type="float" office:value="-0.992224018046659">
                <text:p>-0.992224018046659</text:p>
              </table:table-cell>
              <table:table-cell office:value-type="float" office:value="-1.85537340085819">
                <text:p>-1.855373400858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969155534766296">
                <text:p>-0.969155534766296</text:p>
              </table:table-cell>
              <table:table-cell office:value-type="float" office:value="-0.987432950615182">
                <text:p>-0.987432950615182</text:p>
              </table:table-cell>
              <table:table-cell office:value-type="float" office:value="-1.95658848538148">
                <text:p>-1.956588485381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999510458257811">
                <text:p>-0.999510458257811</text:p>
              </table:table-cell>
              <table:table-cell office:value-type="float" office:value="-0.903814028410713">
                <text:p>-0.903814028410713</text:p>
              </table:table-cell>
              <table:table-cell office:value-type="float" office:value="-1.90332448666852">
                <text:p>-1.903324486668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951844680926211">
                <text:p>-0.951844680926211</text:p>
              </table:table-cell>
              <table:table-cell office:value-type="float" office:value="-0.74804264163789">
                <text:p>-0.74804264163789</text:p>
              </table:table-cell>
              <table:table-cell office:value-type="float" office:value="-1.6998873225641">
                <text:p>-1.699887322564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829878941589265">
                <text:p>-0.829878941589265</text:p>
              </table:table-cell>
              <table:table-cell office:value-type="float" office:value="-0.532554190872024">
                <text:p>-0.532554190872024</text:p>
              </table:table-cell>
              <table:table-cell office:value-type="float" office:value="-1.36243313246129">
                <text:p>-1.362433132461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643133753382464">
                <text:p>-0.643133753382464</text:p>
              </table:table-cell>
              <table:table-cell office:value-type="float" office:value="-0.274551355306472">
                <text:p>-0.274551355306472</text:p>
              </table:table-cell>
              <table:table-cell office:value-type="float" office:value="-0.917685108688936">
                <text:p>-0.91768510868893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406186242868147">
                <text:p>-0.406186242868147</text:p>
              </table:table-cell>
              <table:table-cell office:value-type="float" office:value="0.00536921588897027">
                <text:p>0.00536921588897027</text:p>
              </table:table-cell>
              <table:table-cell office:value-type="float" office:value="-0.400817026979177">
                <text:p>-0.4008170269791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137532275397511">
                <text:p>-0.137532275397511</text:p>
              </table:table-cell>
              <table:table-cell office:value-type="float" office:value="0.284861156694798">
                <text:p>0.284861156694798</text:p>
              </table:table-cell>
              <table:table-cell office:value-type="float" office:value="0.147328881297288">
                <text:p>0.14732888129728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41857312105173">
                <text:p>0.141857312105173</text:p>
              </table:table-cell>
              <table:table-cell office:value-type="float" office:value="0.541612319113098">
                <text:p>0.541612319113098</text:p>
              </table:table-cell>
              <table:table-cell office:value-type="float" office:value="0.683469631218272">
                <text:p>0.6834696312182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10173671907755">
                <text:p>0.410173671907755</text:p>
              </table:table-cell>
              <table:table-cell office:value-type="float" office:value="0.755125976449218">
                <text:p>0.755125976449218</text:p>
              </table:table-cell>
              <table:table-cell office:value-type="float" office:value="1.16529964835697">
                <text:p>1.165299648356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64647232036271">
                <text:p>0.64647232036271</text:p>
              </table:table-cell>
              <table:table-cell office:value-type="float" office:value="0.908357099391718">
                <text:p>0.908357099391718</text:p>
              </table:table-cell>
              <table:table-cell office:value-type="float" office:value="1.55482941975443">
                <text:p>1.554829419754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832308041618986">
                <text:p>0.832308041618986</text:p>
              </table:table-cell>
              <table:table-cell office:value-type="float" office:value="0.989073079441593">
                <text:p>0.989073079441593</text:p>
              </table:table-cell>
              <table:table-cell office:value-type="float" office:value="1.82138112106058">
                <text:p>1.8213811210605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53174701084243">
                <text:p>0.953174701084243</text:p>
              </table:table-cell>
              <table:table-cell office:value-type="float" office:value="0.990830271432399">
                <text:p>0.990830271432399</text:p>
              </table:table-cell>
              <table:table-cell office:value-type="float" office:value="1.94400497251664">
                <text:p>1.9440049725166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9637578615073">
                <text:p>0.999637578615073</text:p>
              </table:table-cell>
              <table:table-cell office:value-type="float" office:value="0.913488396807717">
                <text:p>0.913488396807717</text:p>
              </table:table-cell>
              <table:table-cell office:value-type="float" office:value="1.91312597542279">
                <text:p>1.9131259754227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8069832445764">
                <text:p>0.968069832445764</text:p>
              </table:table-cell>
              <table:table-cell office:value-type="float" office:value="0.763221742191129">
                <text:p>0.763221742191129</text:p>
              </table:table-cell>
              <table:table-cell office:value-type="float" office:value="1.73129157463689">
                <text:p>1.7312915746368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60935606557188">
                <text:p>0.860935606557188</text:p>
              </table:table-cell>
              <table:table-cell office:value-type="float" office:value="0.552026259327976">
                <text:p>0.552026259327976</text:p>
              </table:table-cell>
              <table:table-cell office:value-type="float" office:value="1.41296186588516">
                <text:p>1.412961865885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686597682265851">
                <text:p>0.686597682265851</text:p>
              </table:table-cell>
              <table:table-cell office:value-type="float" office:value="0.296761915120514">
                <text:p>0.296761915120514</text:p>
              </table:table-cell>
              <table:table-cell office:value-type="float" office:value="0.983359597386365">
                <text:p>0.9833595973863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58664688596969">
                <text:p>0.458664688596969</text:p>
              </table:table-cell>
              <table:table-cell office:value-type="float" office:value="0.0178067419360757">
                <text:p>0.0178067419360757</text:p>
              </table:table-cell>
              <table:table-cell office:value-type="float" office:value="0.476471430533045">
                <text:p>0.4764714305330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94928827482832">
                <text:p>0.194928827482832</text:p>
              </table:table-cell>
              <table:table-cell office:value-type="float" office:value="-0.262569962975092">
                <text:p>-0.262569962975092</text:p>
              </table:table-cell>
              <table:table-cell office:value-type="float" office:value="-0.0676411354922593">
                <text:p>-0.067641135492259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8402296619628">
                <text:p>-0.08402296619628</text:p>
              </table:table-cell>
              <table:table-cell office:value-type="float" office:value="-0.5219854199514">
                <text:p>-0.5219854199514</text:p>
              </table:table-cell>
              <table:table-cell office:value-type="float" office:value="-0.60600838614768">
                <text:p>-0.606008386147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356416018389788">
                <text:p>-0.356416018389788</text:p>
              </table:table-cell>
              <table:table-cell office:value-type="float" office:value="-0.739730208680871">
                <text:p>-0.739730208680871</text:p>
              </table:table-cell>
              <table:table-cell office:value-type="float" office:value="-1.09614622707066">
                <text:p>-1.096146227070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0098762328416">
                <text:p>-0.60098762328416</text:p>
              </table:table-cell>
              <table:table-cell office:value-type="float" office:value="-0.898421524045385">
                <text:p>-0.898421524045385</text:p>
              </table:table-cell>
              <table:table-cell office:value-type="float" office:value="-1.49940914732955">
                <text:p>-1.49940914732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798646787025712">
                <text:p>-0.798646787025712</text:p>
              </table:table-cell>
              <table:table-cell office:value-type="float" office:value="-0.985390864385411">
                <text:p>-0.985390864385411</text:p>
              </table:table-cell>
              <table:table-cell office:value-type="float" office:value="-1.78403765141112">
                <text:p>-1.784037651411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933964449966476">
                <text:p>-0.933964449966476</text:p>
              </table:table-cell>
              <table:table-cell office:value-type="float" office:value="-0.993695371934499">
                <text:p>-0.993695371934499</text:p>
              </table:table-cell>
              <table:table-cell office:value-type="float" office:value="-1.92765982190098">
                <text:p>-1.927659821900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996377862301891">
                <text:p>-0.996377862301891</text:p>
              </table:table-cell>
              <table:table-cell office:value-type="float" office:value="-0.922672088758045">
                <text:p>-0.922672088758045</text:p>
              </table:table-cell>
              <table:table-cell office:value-type="float" office:value="-1.91904995105994">
                <text:p>-1.919049951059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981015100854637">
                <text:p>-0.981015100854637</text:p>
              </table:table-cell>
              <table:table-cell office:value-type="float" office:value="-0.777990881393413">
                <text:p>-0.777990881393413</text:p>
              </table:table-cell>
              <table:table-cell office:value-type="float" office:value="-1.75900598224805">
                <text:p>-1.759005982248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889075366094484">
                <text:p>-0.889075366094484</text:p>
              </table:table-cell>
              <table:table-cell office:value-type="float" office:value="-0.571201809211242">
                <text:p>-0.571201809211242</text:p>
              </table:table-cell>
              <table:table-cell office:value-type="float" office:value="-1.46027717530573">
                <text:p>-1.4602771753057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727735373864121">
                <text:p>-0.727735373864121</text:p>
              </table:table-cell>
              <table:table-cell office:value-type="float" office:value="-0.318813070505363">
                <text:p>-0.318813070505363</text:p>
              </table:table-cell>
              <table:table-cell office:value-type="float" office:value="-1.04654844436948">
                <text:p>-1.0465484443694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509589148741405">
                <text:p>-0.509589148741405</text:p>
              </table:table-cell>
              <table:table-cell office:value-type="float" office:value="-0.0409731349299937">
                <text:p>-0.0409731349299937</text:p>
              </table:table-cell>
              <table:table-cell office:value-type="float" office:value="-0.550562283671399">
                <text:p>-0.550562283671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251664948112626">
                <text:p>-0.251664948112626</text:p>
              </table:table-cell>
              <table:table-cell office:value-type="float" office:value="0.240137730917495">
                <text:p>0.240137730917495</text:p>
              </table:table-cell>
              <table:table-cell office:value-type="float" office:value="-0.0115272171951304">
                <text:p>-0.011527217195130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259039450375156">
                <text:p>0.0259039450375156</text:p>
              </table:table-cell>
              <table:table-cell office:value-type="float" office:value="0.502078138490843">
                <text:p>0.502078138490843</text:p>
              </table:table-cell>
              <table:table-cell office:value-type="float" office:value="0.527982083528359">
                <text:p>0.5279820835283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01450804385664">
                <text:p>0.301450804385664</text:p>
              </table:table-cell>
              <table:table-cell office:value-type="float" office:value="0.723937097940557">
                <text:p>0.723937097940557</text:p>
              </table:table-cell>
              <table:table-cell office:value-type="float" office:value="1.02538790232622">
                <text:p>1.025387902326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553466741316543">
                <text:p>0.553466741316543</text:p>
              </table:table-cell>
              <table:table-cell office:value-type="float" office:value="0.88800336534744">
                <text:p>0.88800336534744</text:p>
              </table:table-cell>
              <table:table-cell office:value-type="float" office:value="1.44147010666398">
                <text:p>1.441470106663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76227966554338">
                <text:p>0.76227966554338</text:p>
              </table:table-cell>
              <table:table-cell office:value-type="float" office:value="0.981179350768076">
                <text:p>0.981179350768076</text:p>
              </table:table-cell>
              <table:table-cell office:value-type="float" office:value="1.74345901631146">
                <text:p>1.743459016311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11589866974732">
                <text:p>0.911589866974732</text:p>
              </table:table-cell>
              <table:table-cell office:value-type="float" office:value="0.996026713146087">
                <text:p>0.996026713146087</text:p>
              </table:table-cell>
              <table:table-cell office:value-type="float" office:value="1.90761658012082">
                <text:p>1.907616580120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89742353449715">
                <text:p>0.989742353449715</text:p>
              </table:table-cell>
              <table:table-cell office:value-type="float" office:value="0.93136017126864">
                <text:p>0.93136017126864</text:p>
              </table:table-cell>
              <table:table-cell office:value-type="float" office:value="1.92110252471836">
                <text:p>1.9211025247183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90636626751973">
                <text:p>0.990636626751973</text:p>
              </table:table-cell>
              <table:table-cell office:value-type="float" office:value="0.79234212604594">
                <text:p>0.79234212604594</text:p>
              </table:table-cell>
              <table:table-cell office:value-type="float" office:value="1.78297875279791">
                <text:p>1.782978752797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14202880884588">
                <text:p>0.914202880884588</text:p>
              </table:table-cell>
              <table:table-cell office:value-type="float" office:value="0.590070540431735">
                <text:p>0.590070540431735</text:p>
              </table:table-cell>
              <table:table-cell office:value-type="float" office:value="1.50427342131632">
                <text:p>1.50427342131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766407451030987">
                <text:p>0.766407451030987</text:p>
              </table:table-cell>
              <table:table-cell office:value-type="float" office:value="0.340692976789593">
                <text:p>0.340692976789593</text:p>
              </table:table-cell>
              <table:table-cell office:value-type="float" office:value="1.10710042782058">
                <text:p>1.107100427820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58787087929844">
                <text:p>0.558787087929844</text:p>
              </table:table-cell>
              <table:table-cell office:value-type="float" office:value="0.064117519376724">
                <text:p>0.064117519376724</text:p>
              </table:table-cell>
              <table:table-cell office:value-type="float" office:value="0.622904607306568">
                <text:p>0.62290460730656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07548411632473">
                <text:p>0.307548411632473</text:p>
              </table:table-cell>
              <table:table-cell office:value-type="float" office:value="-0.21757650988721">
                <text:p>-0.21757650988721</text:p>
              </table:table-cell>
              <table:table-cell office:value-type="float" office:value="0.0899719017452628">
                <text:p>0.089971901745262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323028403307593">
                <text:p>0.0323028403307593</text:p>
              </table:table-cell>
              <table:table-cell office:value-type="float" office:value="-0.481901167881209">
                <text:p>-0.481901167881209</text:p>
              </table:table-cell>
              <table:table-cell office:value-type="float" office:value="-0.44959832755045">
                <text:p>-0.4495983275504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245464255589853">
                <text:p>-0.245464255589853</text:p>
              </table:table-cell>
              <table:table-cell office:value-type="float" office:value="-0.70775512743132">
                <text:p>-0.70775512743132</text:p>
              </table:table-cell>
              <table:table-cell office:value-type="float" office:value="-0.953219383021172">
                <text:p>-0.9532193830211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04070678287846">
                <text:p>-0.504070678287846</text:p>
              </table:table-cell>
              <table:table-cell office:value-type="float" office:value="-0.877108219381115">
                <text:p>-0.877108219381115</text:p>
              </table:table-cell>
              <table:table-cell office:value-type="float" office:value="-1.38117889766896">
                <text:p>-1.381178897668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2332989133812">
                <text:p>-0.72332989133812</text:p>
              </table:table-cell>
              <table:table-cell office:value-type="float" office:value="-0.976440800789567">
                <text:p>-0.976440800789567</text:p>
              </table:table-cell>
              <table:table-cell office:value-type="float" office:value="-1.69977069212769">
                <text:p>-1.6997706921276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886126758652225">
                <text:p>-0.886126758652225</text:p>
              </table:table-cell>
              <table:table-cell office:value-type="float" office:value="-0.997823042794104">
                <text:p>-0.997823042794104</text:p>
              </table:table-cell>
              <table:table-cell office:value-type="float" office:value="-1.88394980144633">
                <text:p>-1.883949801446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979753533590641">
                <text:p>-0.979753533590641</text:p>
              </table:table-cell>
              <table:table-cell office:value-type="float" office:value="-0.939547977578425">
                <text:p>-0.939547977578425</text:p>
              </table:table-cell>
              <table:table-cell office:value-type="float" office:value="-1.91930151116907">
                <text:p>-1.919301511169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996901811787857">
                <text:p>-0.996901811787857</text:p>
              </table:table-cell>
              <table:table-cell office:value-type="float" office:value="-0.806267767474004">
                <text:p>-0.806267767474004</text:p>
              </table:table-cell>
              <table:table-cell office:value-type="float" office:value="-1.80316957926186">
                <text:p>-1.8031695792618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936233017272204">
                <text:p>-0.936233017272204</text:p>
              </table:table-cell>
              <table:table-cell office:value-type="float" office:value="-0.608622317741932">
                <text:p>-0.608622317741932</text:p>
              </table:table-cell>
              <table:table-cell office:value-type="float" office:value="-1.54485533501414">
                <text:p>-1.54485533501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802482890252399">
                <text:p>-0.802482890252399</text:p>
              </table:table-cell>
              <table:table-cell office:value-type="float" office:value="-0.362389881273523">
                <text:p>-0.362389881273523</text:p>
              </table:table-cell>
              <table:table-cell office:value-type="float" office:value="-1.16487277152592">
                <text:p>-1.1648727715259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606091820380248">
                <text:p>-0.606091820380248</text:p>
              </table:table-cell>
              <table:table-cell office:value-type="float" office:value="-0.0872274633674538">
                <text:p>-0.0872274633674538</text:p>
              </table:table-cell>
              <table:table-cell office:value-type="float" office:value="-0.693319283747702">
                <text:p>-0.6933192837477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362389881287085">
                <text:p>-0.362389881287085</text:p>
              </table:table-cell>
              <table:table-cell office:value-type="float" office:value="0.194898418535">
                <text:p>0.194898418535</text:p>
              </table:table-cell>
              <table:table-cell office:value-type="float" office:value="-0.167491462752086">
                <text:p>-0.16749146275208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0904001816335433">
                <text:p>-0.0904001816335433</text:p>
              </table:table-cell>
              <table:table-cell office:value-type="float" office:value="0.461465346072119">
                <text:p>0.461465346072119</text:p>
              </table:table-cell>
              <table:table-cell office:value-type="float" office:value="0.371065164438576">
                <text:p>0.3710651644385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88646058016468">
                <text:p>0.188646058016468</text:p>
              </table:table-cell>
              <table:table-cell office:value-type="float" office:value="0.691192989220078">
                <text:p>0.691192989220078</text:p>
              </table:table-cell>
              <table:table-cell office:value-type="float" office:value="0.879839047236546">
                <text:p>0.87983904723654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52966791262458">
                <text:p>0.452966791262458</text:p>
              </table:table-cell>
              <table:table-cell office:value-type="float" office:value="0.865741938421876">
                <text:p>0.865741938421876</text:p>
              </table:table-cell>
              <table:table-cell office:value-type="float" office:value="1.31870872968433">
                <text:p>1.318708729684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192942874075">
                <text:p>0.68192942874075</text:p>
              </table:table-cell>
              <table:table-cell office:value-type="float" office:value="0.971177759739608">
                <text:p>0.971177759739608</text:p>
              </table:table-cell>
              <table:table-cell office:value-type="float" office:value="1.65310718848036">
                <text:p>1.653107188480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857661395649054">
                <text:p>0.857661395649054</text:p>
              </table:table-cell>
              <table:table-cell office:value-type="float" office:value="0.999083395989262">
                <text:p>0.999083395989262</text:p>
              </table:table-cell>
              <table:table-cell office:value-type="float" office:value="1.85674479163832">
                <text:p>1.856744791638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66445245491385">
                <text:p>0.966445245491385</text:p>
              </table:table-cell>
              <table:table-cell office:value-type="float" office:value="0.947231109641658">
                <text:p>0.947231109641658</text:p>
              </table:table-cell>
              <table:table-cell office:value-type="float" office:value="1.91367635513304">
                <text:p>1.913676355133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99789429107677">
                <text:p>0.999789429107677</text:p>
              </table:table-cell>
              <table:table-cell office:value-type="float" office:value="0.819760325551223">
                <text:p>0.819760325551223</text:p>
              </table:table-cell>
              <table:table-cell office:value-type="float" office:value="1.8195497546589">
                <text:p>1.81954975465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5509113574361">
                <text:p>0.95509113574361</text:p>
              </table:table-cell>
              <table:table-cell office:value-type="float" office:value="0.626847176143975">
                <text:p>0.626847176143975</text:p>
              </table:table-cell>
              <table:table-cell office:value-type="float" office:value="1.58193831188759">
                <text:p>1.5819383118875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35839465628644">
                <text:p>0.835839465628644</text:p>
              </table:table-cell>
              <table:table-cell office:value-type="float" office:value="0.383892129569552">
                <text:p>0.383892129569552</text:p>
              </table:table-cell>
              <table:table-cell office:value-type="float" office:value="1.2197315951982">
                <text:p>1.21973159519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651343074615376">
                <text:p>0.651343074615376</text:p>
              </table:table-cell>
              <table:table-cell office:value-type="float" office:value="0.11029055350738">
                <text:p>0.11029055350738</text:p>
              </table:table-cell>
              <table:table-cell office:value-type="float" office:value="0.761633628122756">
                <text:p>0.7616336281227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16003550608431">
                <text:p>0.416003550608431</text:p>
              </table:table-cell>
              <table:table-cell office:value-type="float" office:value="-0.172115638330776">
                <text:p>-0.172115638330776</text:p>
              </table:table-cell>
              <table:table-cell office:value-type="float" office:value="0.243887912277655">
                <text:p>0.2438879122776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8191241254199">
                <text:p>0.148191241254199</text:p>
              </table:table-cell>
              <table:table-cell office:value-type="float" office:value="-0.440781650105014">
                <text:p>-0.440781650105014</text:p>
              </table:table-cell>
              <table:table-cell office:value-type="float" office:value="-0.292590408850814">
                <text:p>-0.2925904088508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131188715444766">
                <text:p>-0.131188715444766</text:p>
              </table:table-cell>
              <table:table-cell office:value-type="float" office:value="-0.674259579610546">
                <text:p>-0.674259579610546</text:p>
              </table:table-cell>
              <table:table-cell office:value-type="float" office:value="-0.805448295055312">
                <text:p>-0.8054482950553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400328223497576">
                <text:p>-0.400328223497576</text:p>
              </table:table-cell>
              <table:table-cell office:value-type="float" office:value="-0.853910627819758">
                <text:p>-0.853910627819758</text:p>
              </table:table-cell>
              <table:table-cell office:value-type="float" office:value="-1.25423885131733">
                <text:p>-1.2542388513173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638218545223914">
                <text:p>-0.638218545223914</text:p>
              </table:table-cell>
              <table:table-cell office:value-type="float" office:value="-0.965393054638573">
                <text:p>-0.965393054638573</text:p>
              </table:table-cell>
              <table:table-cell office:value-type="float" office:value="-1.60361159986249">
                <text:p>-1.6036115998624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826290220453245">
                <text:p>-0.826290220453245</text:p>
              </table:table-cell>
              <table:table-cell office:value-type="float" office:value="-0.999807095738142">
                <text:p>-0.999807095738142</text:p>
              </table:table-cell>
              <table:table-cell office:value-type="float" office:value="-1.82609731619139">
                <text:p>-1.8260973161913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49862578482322">
                <text:p>-0.949862578482322</text:p>
              </table:table-cell>
              <table:table-cell office:value-type="float" office:value="-0.954405440500596">
                <text:p>-0.954405440500596</text:p>
              </table:table-cell>
              <table:table-cell office:value-type="float" office:value="-1.90426801898292">
                <text:p>-1.9042680189829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99289695278921">
                <text:p>-0.999289695278921</text:p>
              </table:table-cell>
              <table:table-cell office:value-type="float" office:value="-0.832812552823678">
                <text:p>-0.832812552823678</text:p>
              </table:table-cell>
              <table:table-cell office:value-type="float" office:value="-1.8321022481026">
                <text:p>-1.83210224810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70713343766222">
                <text:p>-0.970713343766222</text:p>
              </table:table-cell>
              <table:table-cell office:value-type="float" office:value="-0.644735326208903">
                <text:p>-0.644735326208903</text:p>
              </table:table-cell>
              <table:table-cell office:value-type="float" office:value="-1.61544866997513">
                <text:p>-1.615448669975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866364162911647">
                <text:p>-0.866364162911647</text:p>
              </table:table-cell>
              <table:table-cell office:value-type="float" office:value="-0.405188171808399">
                <text:p>-0.405188171808399</text:p>
              </table:table-cell>
              <table:table-cell office:value-type="float" office:value="-1.27155233472005">
                <text:p>-1.271552334720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